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ont543" svg:font-family="Font543"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ürk" svg:font-family="PalatinoTü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PalatinoTürk1" svg:font-family="PalatinoTürk"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F.Resim_20_yazisi">
      <style:paragraph-properties fo:margin-left="0cm" fo:margin-right="0.3cm" fo:line-height="0.564cm" fo:text-align="justify" style:justify-single-word="false" fo:text-indent="1cm" style:auto-text-indent="false">
        <style:tab-stops>
          <style:tab-stop style:position="12.383cm"/>
        </style:tab-stops>
      </style:paragraph-properties>
      <style:text-properties style:font-name="DejaVu Sans"/>
    </style:style>
    <style:style style:name="P2" style:family="paragraph" style:parent-style-name="AF.Resim_20_yazisi">
      <style:paragraph-properties fo:margin-left="0cm" fo:margin-right="0.3cm" fo:line-height="0.564cm" fo:text-align="justify" style:justify-single-word="false" fo:text-indent="1cm" style:auto-text-indent="false">
        <style:tab-stops>
          <style:tab-stop style:position="12.383cm"/>
        </style:tab-stops>
      </style:paragraph-properties>
      <style:text-properties style:font-name="DejaVu Sans" fo:font-size="11pt" fo:font-weight="bold" style:font-size-asian="11pt" style:font-weight-asian="bold"/>
    </style:style>
    <style:style style:name="P3" style:family="paragraph" style:parent-style-name="ALINTI_2a_">
      <style:paragraph-properties fo:margin-left="0cm" fo:margin-right="0.3cm" fo:margin-top="0cm" fo:margin-bottom="0cm" loext:contextual-spacing="false" fo:line-height="0.564cm" fo:text-indent="1cm" style:auto-text-indent="false"/>
      <style:text-properties style:font-name="DejaVu Sans"/>
    </style:style>
    <style:style style:name="P4" style:family="paragraph" style:parent-style-name="ALINTI_2a_">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style>
    <style:style style:name="P5" style:family="paragraph" style:parent-style-name="ALINTI_2a_">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6" style:family="paragraph" style:parent-style-name="ANA_20_METIN">
      <style:paragraph-properties fo:margin-left="0cm" fo:margin-right="0.3cm" fo:line-height="0.564cm" fo:text-indent="1cm" style:auto-text-indent="false"/>
      <style:text-properties style:font-name="DejaVu Sans"/>
    </style:style>
    <style:style style:name="P7" style:family="paragraph" style:parent-style-name="ANA_20_METIN">
      <style:paragraph-properties fo:margin-left="0cm" fo:margin-right="0.3cm" fo:line-height="0.564cm" fo:text-indent="1cm" style:auto-text-indent="false"/>
      <style:text-properties style:font-name="DejaVu Sans" fo:font-weight="bold" style:font-weight-asian="bold"/>
    </style:style>
    <style:style style:name="P8" style:family="paragraph" style:parent-style-name="ANA_20_METIN">
      <style:paragraph-properties fo:margin-left="0cm" fo:margin-right="0.3cm" fo:line-height="0.564cm" fo:text-indent="1cm" style:auto-text-indent="false"/>
      <style:text-properties style:font-name="DejaVu Sans" fo:letter-spacing="-0.009cm" fo:font-weight="bold" style:font-weight-asian="bold"/>
    </style:style>
    <style:style style:name="P9"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10"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11" style:family="paragraph" style:parent-style-name="BEYAZ_20_TANITIM_20_YAZI">
      <style:paragraph-properties fo:margin-left="0cm" fo:margin-right="0.3cm" fo:line-height="0.564cm" fo:text-align="justify" style:justify-single-word="false" fo:text-indent="1cm" style:auto-text-indent="false"/>
      <style:text-properties style:font-name="DejaVu Sans"/>
    </style:style>
    <style:style style:name="P12" style:family="paragraph" style:parent-style-name="BEYAZ_20_TANITIM_20_YAZI">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13" style:family="paragraph" style:parent-style-name="Body_20_Text_20_2">
      <style:paragraph-properties fo:margin-left="0cm" fo:margin-right="0.3cm" fo:line-height="0.564cm" fo:text-indent="1cm" style:auto-text-indent="false"/>
      <style:text-properties style:font-name="DejaVu Sans"/>
    </style:style>
    <style:style style:name="P14" style:family="paragraph" style:parent-style-name="C-RESIM_20_ALTI">
      <style:paragraph-properties fo:margin-left="0cm" fo:margin-right="0.3cm" fo:line-height="0.564cm" fo:text-align="justify" style:justify-single-word="false" fo:text-indent="1cm" style:auto-text-indent="false"/>
      <style:text-properties style:font-name="DejaVu Sans"/>
    </style:style>
    <style:style style:name="P15" style:family="paragraph" style:parent-style-name="Heading_20_1">
      <style:paragraph-properties fo:margin-left="0cm" fo:margin-right="0.3cm" fo:margin-top="0cm" fo:margin-bottom="0cm" loext:contextual-spacing="false" fo:line-height="0.564cm" fo:text-align="center" style:justify-single-word="false" fo:text-indent="1cm" style:auto-text-indent="false"/>
      <style:text-properties fo:color="#000000" style:font-name="DejaVu Sans" fo:font-size="11pt" fo:letter-spacing="-0.035cm" fo:font-weight="bold" style:font-size-asian="11pt" style:font-weight-asian="bold"/>
    </style:style>
    <style:style style:name="P16" style:family="paragraph" style:parent-style-name="Heading_20_1">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17"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18"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0.035cm" fo:font-weight="bold" style:font-size-asian="11pt" style:font-weight-asian="bold"/>
    </style:style>
    <style:style style:name="P19" style:family="paragraph" style:parent-style-name="Heading_20_1">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20"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21" style:family="paragraph" style:parent-style-name="Heading_20_2">
      <style:paragraph-properties fo:margin-left="0cm" fo:margin-right="0.3cm" fo:text-align="center" style:justify-single-word="false" fo:text-indent="1cm" style:auto-text-indent="false"/>
      <style:text-properties style:font-name="DejaVu Sans"/>
    </style:style>
    <style:style style:name="P22" style:family="paragraph" style:parent-style-name="Heading_20_2">
      <style:paragraph-properties fo:margin-left="0cm" fo:margin-right="0.3cm" fo:text-align="center" style:justify-single-word="false" fo:text-indent="1cm" style:auto-text-indent="false" fo:break-before="page"/>
      <style:text-properties style:font-name="DejaVu Sans"/>
    </style:style>
    <style:style style:name="P23" style:family="paragraph" style:parent-style-name="Heading_20_2">
      <style:paragraph-properties fo:margin-left="1cm" fo:margin-right="0.3cm" fo:text-align="center" style:justify-single-word="false" fo:text-indent="0cm" style:auto-text-indent="false"/>
      <style:text-properties style:font-name="DejaVu Sans"/>
    </style:style>
    <style:style style:name="P24" style:family="paragraph" style:parent-style-name="RESIM_20_ALTI">
      <style:paragraph-properties fo:margin-left="0cm" fo:margin-right="0.3cm" fo:line-height="0.564cm" fo:text-align="justify" style:justify-single-word="false" fo:text-indent="1cm" style:auto-text-indent="false"/>
      <style:text-properties style:font-name="DejaVu Sans"/>
    </style:style>
    <style:style style:name="P25" style:family="paragraph" style:parent-style-name="RESIM_20_ALTI">
      <style:paragraph-properties fo:margin-left="0cm" fo:margin-right="0.3cm" fo:line-height="0.564cm" fo:text-align="justify" style:justify-single-word="false" fo:text-indent="1cm" style:auto-text-indent="false"/>
      <style:text-properties style:font-name="DejaVu Sans" fo:font-size="11pt" fo:font-weight="normal" style:font-size-asian="11pt" style:font-weight-asian="normal"/>
    </style:style>
    <style:style style:name="P26" style:family="paragraph" style:parent-style-name="RESIM_20_ALTI">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27" style:family="paragraph" style:parent-style-name="RESIM_20_ALTI">
      <style:paragraph-properties fo:margin-left="0cm" fo:margin-right="0.3cm" fo:text-align="justify" style:justify-single-word="false" fo:text-indent="1cm" style:auto-text-indent="false"/>
      <style:text-properties style:font-name="DejaVu Sans"/>
    </style:style>
    <style:style style:name="P28" style:family="paragraph" style:parent-style-name="RESİMİSMİ">
      <style:paragraph-properties fo:margin-left="0cm" fo:margin-right="0.3cm" fo:line-height="0.564cm" fo:text-align="justify" style:justify-single-word="false" fo:text-indent="1cm" style:auto-text-indent="false"/>
      <style:text-properties fo:font-variant="normal" fo:text-transform="none" style:use-window-font-color="true" style:font-name="DejaVu Sans" fo:font-size="11pt" fo:font-weight="normal" style:font-size-asian="11pt" style:font-weight-asian="normal"/>
    </style:style>
    <style:style style:name="P29" style:family="paragraph" style:parent-style-name="RESİMİSMİ">
      <style:paragraph-properties fo:margin-left="0cm" fo:margin-right="0.3cm" fo:line-height="0.564cm" fo:text-align="justify" style:justify-single-word="false" fo:text-indent="1cm" style:auto-text-indent="false"/>
      <style:text-properties style:use-window-font-color="true" style:font-name="DejaVu Sans" fo:font-size="11pt" style:font-size-asian="11pt"/>
    </style:style>
    <style:style style:name="P30" style:family="paragraph" style:parent-style-name="RESİMİSMİ">
      <style:paragraph-properties fo:margin-left="0cm" fo:margin-right="0.3cm" fo:text-indent="1cm" style:auto-text-indent="false"/>
      <style:text-properties style:font-name="DejaVu Sans"/>
    </style:style>
    <style:style style:name="P31" style:family="paragraph" style:parent-style-name="RESİMİSMİ">
      <style:paragraph-properties fo:margin-left="0cm" fo:margin-right="0.3cm" fo:text-align="justify" style:justify-single-word="false" fo:text-indent="1cm" style:auto-text-indent="false"/>
      <style:text-properties style:font-name="DejaVu Sans"/>
    </style:style>
    <style:style style:name="P32" style:family="paragraph" style:parent-style-name="RESİMİSMİ">
      <style:paragraph-properties fo:margin-left="0cm" fo:margin-right="0.3cm" fo:text-indent="1cm" style:auto-text-indent="false" fo:break-before="page"/>
      <style:text-properties style:font-name="DejaVu Sans"/>
    </style:style>
    <style:style style:name="P3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style>
    <style:style style:name="P34"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style>
    <style:style style:name="P35" style:family="paragraph" style:parent-style-name="Standard">
      <style:paragraph-properties fo:margin-left="0cm" fo:margin-right="0.3cm" fo:text-align="center" style:justify-single-word="false" fo:text-indent="1cm" style:auto-text-indent="false"/>
      <style:text-properties fo:color="#000000" style:font-name="DejaVu Sans" fo:font-size="11pt" style:font-size-asian="11pt"/>
    </style:style>
    <style:style style:name="P36"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style="italic" fo:font-weight="bold" style:font-size-asian="11pt" style:font-style-asian="italic" style:font-weight-asian="bold"/>
    </style:style>
    <style:style style:name="P3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style="italic" style:font-size-asian="11pt" style:font-style-asian="italic"/>
    </style:style>
    <style:style style:name="P3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style>
    <style:style style:name="P39"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etter-spacing="0.15cm" fo:font-weight="bold" style:font-size-asian="11pt" style:font-weight-asian="bold"/>
    </style:style>
    <style:style style:name="P40" style:family="paragraph" style:parent-style-name="Standard">
      <style:paragraph-properties fo:margin-left="0cm" fo:margin-right="0.3cm" fo:text-align="center" style:justify-single-word="false" fo:text-indent="1cm" style:auto-text-indent="false"/>
      <style:text-properties fo:text-transform="uppercase" fo:color="#000000" style:font-name="DejaVu Sans" fo:font-size="26pt" fo:letter-spacing="-0.035cm" fo:font-weight="bold" style:font-size-asian="26pt" style:font-weight-asian="bold"/>
    </style:style>
    <style:style style:name="P41" style:family="paragraph" style:parent-style-name="Standard">
      <style:paragraph-properties fo:margin-left="0cm" fo:margin-right="0.3cm" fo:line-height="0.564cm" fo:text-align="justify" style:justify-single-word="false" fo:text-indent="1cm" style:auto-text-indent="false"/>
      <style:text-properties fo:text-transform="uppercase" fo:color="#000000" style:font-name="DejaVu Sans" fo:font-size="11pt" fo:font-weight="bold" style:font-size-asian="11pt" style:font-weight-asian="bold"/>
    </style:style>
    <style:style style:name="P42" style:family="paragraph" style:parent-style-name="Standard">
      <style:paragraph-properties fo:margin-left="0cm" fo:margin-right="0.3cm" fo:line-height="0.564cm" fo:text-align="justify" style:justify-single-word="false" fo:text-indent="1cm" style:auto-text-indent="false"/>
      <style:text-properties fo:text-transform="uppercase" fo:color="#000000" style:font-name="DejaVu Sans" fo:font-size="11pt" style:font-size-asian="11pt"/>
    </style:style>
    <style:style style:name="P43" style:family="paragraph" style:parent-style-name="Standard">
      <style:paragraph-properties fo:margin-left="0cm" fo:margin-right="0.3cm" fo:text-align="center" style:justify-single-word="false" fo:text-indent="1cm" style:auto-text-indent="false"/>
      <style:text-properties style:font-name="DejaVu Sans"/>
    </style:style>
    <style:style style:name="P44"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45"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46" style:family="paragraph" style:parent-style-name="Standard">
      <style:paragraph-properties fo:margin-left="0cm" fo:margin-right="0.3cm" fo:line-height="0.564cm" fo:text-align="justify" style:justify-single-word="false" fo:text-indent="1cm" style:auto-text-indent="false">
        <style:tab-stops>
          <style:tab-stop style:position="1.499cm"/>
          <style:tab-stop style:position="2cm"/>
          <style:tab-stop style:position="2.499cm"/>
          <style:tab-stop style:position="3cm"/>
          <style:tab-stop style:position="3.5cm"/>
        </style:tab-stops>
      </style:paragraph-properties>
      <style:text-properties style:font-name="DejaVu Sans"/>
    </style:style>
    <style:style style:name="P47" style:family="paragraph" style:parent-style-name="Standard">
      <style:paragraph-properties fo:margin-left="0cm" fo:margin-right="0.3cm" fo:text-align="justify" style:justify-single-word="false" fo:text-indent="1cm" style:auto-text-indent="false"/>
      <style:text-properties style:font-name="DejaVu Sans"/>
    </style:style>
    <style:style style:name="P4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49" style:family="paragraph" style:parent-style-name="Standard">
      <style:paragraph-properties fo:margin-left="0cm" fo:margin-right="0.3cm" fo:line-height="0.564cm" fo:text-align="justify" style:justify-single-word="false" fo:text-indent="1cm" style:auto-text-indent="false">
        <style:tab-stops>
          <style:tab-stop style:position="1.499cm"/>
          <style:tab-stop style:position="2cm"/>
          <style:tab-stop style:position="2.499cm"/>
          <style:tab-stop style:position="3cm"/>
          <style:tab-stop style:position="3.5cm"/>
        </style:tab-stops>
      </style:paragraph-properties>
      <style:text-properties style:font-name="DejaVu Sans" fo:font-size="11pt" fo:font-weight="bold" style:font-size-asian="11pt" style:font-weight-asian="bold"/>
    </style:style>
    <style:style style:name="P50"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51" style:family="paragraph" style:parent-style-name="Standard">
      <style:paragraph-properties fo:margin-left="0cm" fo:margin-right="0.3cm" fo:line-height="0.564cm" fo:text-align="justify" style:justify-single-word="false" fo:text-indent="1cm" style:auto-text-indent="false">
        <style:tab-stops>
          <style:tab-stop style:position="1.499cm"/>
          <style:tab-stop style:position="2cm"/>
          <style:tab-stop style:position="2.499cm"/>
          <style:tab-stop style:position="3cm"/>
          <style:tab-stop style:position="3.5cm"/>
        </style:tab-stops>
      </style:paragraph-properties>
      <style:text-properties style:font-name="DejaVu Sans" fo:font-size="11pt" style:font-size-asian="11pt"/>
    </style:style>
    <style:style style:name="P52" style:family="paragraph" style:parent-style-name="Standard">
      <style:paragraph-properties fo:margin-left="0cm" fo:margin-right="0.3cm" fo:text-align="center" style:justify-single-word="false" fo:text-indent="1cm" style:auto-text-indent="false"/>
      <style:text-properties style:font-name="DejaVu Sans" fo:font-size="11pt" style:font-size-asian="11pt"/>
    </style:style>
    <style:style style:name="P53" style:family="paragraph" style:parent-style-name="Standard">
      <style:paragraph-properties fo:margin-left="0cm" fo:margin-right="0.3cm" fo:line-height="0.564cm" fo:text-align="center" style:justify-single-word="false" fo:text-indent="1cm" style:auto-text-indent="false" fo:break-before="page"/>
      <style:text-properties style:font-name="DejaVu Sans"/>
    </style:style>
    <style:style style:name="P54" style:family="paragraph" style:parent-style-name="Standard">
      <style:paragraph-properties fo:margin-left="0cm" fo:margin-right="0.3cm" fo:text-align="justify" style:justify-single-word="false" fo:text-indent="1cm" style:auto-text-indent="false" fo:break-before="page"/>
      <style:text-properties style:font-name="DejaVu Sans"/>
    </style:style>
    <style:style style:name="P55"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56"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fo:color="#000000" style:font-name="DejaVu Sans" fo:font-size="11pt" style:font-size-asian="11pt"/>
    </style:style>
    <style:style style:name="P57" style:family="paragraph" style:parent-style-name="Standard">
      <style:paragraph-properties fo:margin-left="1cm" fo:margin-right="0.3cm" fo:text-align="center" style:justify-single-word="false" fo:text-indent="0cm" style:auto-text-indent="false"/>
      <style:text-properties style:font-name="DejaVu Sans"/>
    </style:style>
    <style:style style:name="P58" style:family="paragraph" style:parent-style-name="Standard">
      <style:paragraph-properties fo:margin-left="1cm" fo:margin-right="0.3cm" fo:text-align="center" style:justify-single-word="false" fo:text-indent="0cm" style:auto-text-indent="false" fo:break-before="page"/>
      <style:text-properties style:font-name="DejaVu Sans"/>
    </style:style>
    <style:style style:name="P59" style:family="paragraph" style:parent-style-name="Standard">
      <style:paragraph-properties fo:margin-left="0cm" fo:margin-right="0.3cm" fo:text-align="justify" style:justify-single-word="false" fo:text-indent="0cm" style:auto-text-indent="false"/>
      <style:text-properties style:font-name="DejaVu Sans"/>
    </style:style>
    <style:style style:name="P60" style:family="paragraph" style:parent-style-name="Standard">
      <style:paragraph-properties fo:margin-left="0cm" fo:margin-right="0.3cm" fo:line-height="0.564cm" fo:text-align="justify" style:justify-single-word="false" fo:text-indent="0cm" style:auto-text-indent="false"/>
      <style:text-properties style:font-name="DejaVu Sans" fo:font-size="11pt" fo:letter-spacing="0.053cm" fo:font-weight="bold" style:font-size-asian="11pt" style:font-weight-asian="bold"/>
    </style:style>
    <style:style style:name="P61"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62" style:family="paragraph" style:parent-style-name="Standard">
      <style:paragraph-properties fo:margin-left="0cm" fo:margin-right="0.3cm" fo:text-align="justify" style:justify-single-word="false" fo:text-indent="0cm" style:auto-text-indent="false" fo:break-before="page"/>
      <style:text-properties style:font-name="DejaVu Sans"/>
    </style:style>
    <style:style style:name="P63" style:family="paragraph" style:parent-style-name="TANITIM">
      <style:paragraph-properties fo:margin-left="0cm" fo:margin-right="0.3cm" fo:line-height="0.564cm" fo:text-indent="1cm" style:auto-text-indent="false"/>
      <style:text-properties style:font-name="DejaVu Sans"/>
    </style:style>
    <style:style style:name="P64" style:family="paragraph" style:parent-style-name="TANITIM">
      <style:paragraph-properties fo:margin-left="0cm" fo:margin-right="0.3cm" fo:line-height="0.564cm" fo:text-indent="1cm" style:auto-text-indent="false"/>
      <style:text-properties style:font-name="DejaVu Sans" fo:font-size="11pt" style:font-size-asian="11pt"/>
    </style:style>
    <style:style style:name="P65" style:family="paragraph" style:parent-style-name="TANITIM">
      <style:paragraph-properties fo:margin-left="1cm" fo:margin-right="0.3cm" fo:line-height="0.564cm" fo:text-indent="0cm" style:auto-text-indent="false"/>
      <style:text-properties style:font-name="DejaVu Sans"/>
    </style:style>
    <style:style style:name="P66" style:family="paragraph" style:parent-style-name="Text_20_body">
      <style:paragraph-properties fo:margin-left="0cm" fo:margin-right="0.3cm" fo:line-height="0.564cm" fo:text-indent="1cm" style:auto-text-indent="false"/>
      <style:text-properties fo:color="#000000" style:font-name="DejaVu Sans" fo:font-size="11pt" style:font-size-asian="11pt"/>
    </style:style>
    <style:style style:name="P67" style:family="paragraph" style:parent-style-name="Text_20_body">
      <style:paragraph-properties fo:margin-left="0cm" fo:margin-right="0.3cm" fo:text-indent="1cm" style:auto-text-indent="false"/>
      <style:text-properties style:font-name="DejaVu Sans"/>
    </style:style>
    <style:style style:name="P68" style:family="paragraph" style:parent-style-name="Text_20_body">
      <style:paragraph-properties fo:margin-left="0cm" fo:margin-right="0.3cm" fo:line-height="0.564cm" fo:text-indent="1cm" style:auto-text-indent="false"/>
      <style:text-properties style:font-name="DejaVu Sans"/>
    </style:style>
    <style:style style:name="P69" style:family="paragraph" style:parent-style-name="Text_20_body">
      <style:paragraph-properties fo:margin-left="0cm" fo:margin-right="0.3cm" fo:line-height="0.564cm" fo:text-indent="1cm" style:auto-text-indent="false"/>
      <style:text-properties style:font-name="DejaVu Sans" fo:font-size="11pt" fo:font-weight="bold" style:font-size-asian="11pt" style:font-weight-asian="bold"/>
    </style:style>
    <style:style style:name="P70" style:family="paragraph" style:parent-style-name="Title">
      <style:paragraph-properties fo:margin-left="0cm" fo:margin-right="0.3cm" fo:line-height="0.564cm" fo:text-align="justify" style:justify-single-word="false" fo:text-indent="1cm" style:auto-text-indent="false"/>
      <style:text-properties style:font-name="DejaVu Sans"/>
    </style:style>
    <style:style style:name="T1" style:family="text">
      <style:text-properties fo:text-transform="uppercase" fo:color="#000000" style:font-name="Times New Roman" fo:font-size="26pt" fo:letter-spacing="-0.035cm" fo:font-weight="bold" style:font-size-asian="26pt" style:font-weight-asian="bold"/>
    </style:style>
    <style:style style:name="T2" style:family="text">
      <style:text-properties fo:text-transform="uppercase" fo:color="#000000" style:font-name="Times New Roman" fo:font-size="18pt" fo:letter-spacing="-0.035cm" fo:font-weight="bold" style:font-size-asian="18pt" style:font-weight-asian="bold"/>
    </style:style>
    <style:style style:name="T3" style:family="text">
      <style:text-properties fo:text-transform="uppercase" fo:color="#000000" style:font-name="Times New Roman" fo:font-size="18pt" fo:letter-spacing="0.044cm" fo:text-shadow="1pt 1pt" fo:font-weight="bold" style:font-size-asian="18pt" style:font-weight-asian="bold"/>
    </style:style>
    <style:style style:name="T4" style:family="text">
      <style:text-properties fo:text-transform="uppercase" fo:color="#000000" fo:font-size="26pt" fo:letter-spacing="-0.035cm" fo:font-weight="bold" style:font-size-asian="26pt" style:font-weight-asian="bold"/>
    </style:style>
    <style:style style:name="T5" style:family="text">
      <style:text-properties fo:text-transform="uppercase" fo:color="#000000" fo:font-size="18pt" fo:letter-spacing="-0.035cm" fo:font-weight="bold" style:font-size-asian="18pt" style:font-weight-asian="bold"/>
    </style:style>
    <style:style style:name="T6" style:family="text">
      <style:text-properties fo:text-transform="uppercase" fo:color="#000000" fo:font-size="18pt" fo:letter-spacing="0.044cm" fo:text-shadow="1pt 1pt" fo:font-weight="bold" style:font-size-asian="18pt" style:font-weight-asian="bold"/>
    </style:style>
    <style:style style:name="T7" style:family="text">
      <style:text-properties fo:text-transform="uppercase" style:font-name="Times New Roman" fo:font-size="18pt" fo:font-weight="bold" style:font-size-asian="18pt" style:font-weight-asian="bold"/>
    </style:style>
    <style:style style:name="T8" style:family="text">
      <style:text-properties fo:text-transform="uppercase" fo:font-size="18pt" fo:font-weight="bold" style:font-size-asian="18pt" style:font-weight-asian="bold"/>
    </style:style>
    <style:style style:name="T9" style:family="text">
      <style:text-properties fo:color="#000000" style:font-name="Times New Roman" fo:font-size="36pt" fo:letter-spacing="-0.035cm" fo:font-weight="bold" style:font-size-asian="36pt" style:font-weight-asian="bold"/>
    </style:style>
    <style:style style:name="T10" style:family="text">
      <style:text-properties fo:color="#000000" style:font-name="Times New Roman" fo:font-size="11pt" fo:font-weight="bold" style:font-size-asian="11pt" style:font-weight-asian="bold"/>
    </style:style>
    <style:style style:name="T11" style:family="text">
      <style:text-properties fo:color="#000000" style:font-name="Times New Roman" fo:font-size="11pt" style:font-size-asian="11pt"/>
    </style:style>
    <style:style style:name="T12" style:family="text">
      <style:text-properties fo:color="#000000" style:font-name="Times New Roman" fo:font-size="11pt" fo:letter-spacing="0.018cm" style:text-underline-style="solid" style:text-underline-width="auto" style:text-underline-color="font-color" style:font-size-asian="11pt"/>
    </style:style>
    <style:style style:name="T13" style:family="text">
      <style:text-properties fo:color="#000000" style:font-name="Times New Roman" fo:font-size="11pt" fo:font-style="italic" style:font-size-asian="11pt" style:font-style-asian="italic"/>
    </style:style>
    <style:style style:name="T14" style:family="text">
      <style:text-properties fo:color="#000000" style:font-name="Times New Roman" fo:font-size="11pt" fo:font-style="italic" fo:font-weight="bold" style:font-size-asian="11pt" style:font-style-asian="italic" style:font-weight-asian="bold"/>
    </style:style>
    <style:style style:name="T15" style:family="text">
      <style:text-properties fo:color="#000000" style:font-name="Times New Roman" fo:font-size="11pt" fo:letter-spacing="0.035cm" fo:font-weight="bold" style:font-size-asian="11pt" style:font-weight-asian="bold"/>
    </style:style>
    <style:style style:name="T16" style:family="text">
      <style:text-properties fo:color="#000000" style:font-name="Times New Roman" fo:font-size="11pt" fo:letter-spacing="-0.009cm" style:font-size-asian="11pt"/>
    </style:style>
    <style:style style:name="T17" style:family="text">
      <style:text-properties fo:color="#000000" style:font-name="Times New Roman" fo:font-size="26pt" fo:letter-spacing="0.026cm" fo:font-weight="bold" style:font-size-asian="26pt" style:font-weight-asian="bold"/>
    </style:style>
    <style:style style:name="T18" style:family="text">
      <style:text-properties fo:color="#000000" style:font-name="Times New Roman" fo:font-size="18pt" fo:letter-spacing="0.168cm" fo:font-weight="bold" style:font-size-asian="18pt" style:font-weight-asian="bold"/>
    </style:style>
    <style:style style:name="T19" style:family="text">
      <style:text-properties fo:color="#000000" style:font-name="Times New Roman" fo:font-size="18pt" fo:font-weight="bold" style:font-size-asian="18pt" style:font-weight-asian="bold"/>
    </style:style>
    <style:style style:name="T20" style:family="text">
      <style:text-properties fo:color="#000000" style:font-name="Times New Roman"/>
    </style:style>
    <style:style style:name="T21" style:family="text">
      <style:text-properties fo:color="#000000" style:text-position="27% 100%" style:font-name="Times New Roman" fo:font-size="11pt" style:font-size-asian="11pt"/>
    </style:style>
    <style:style style:name="T22" style:family="text">
      <style:text-properties fo:color="#000000" style:text-position="27% 100%" style:font-name="Times New Roman" fo:font-size="11pt" fo:font-weight="bold" style:font-size-asian="11pt" style:font-weight-asian="bold"/>
    </style:style>
    <style:style style:name="T23" style:family="text">
      <style:text-properties fo:color="#000000" style:text-position="27% 100%" style:font-name="Times New Roman" fo:font-size="11pt" fo:font-style="italic" style:font-size-asian="11pt" style:font-style-asian="italic"/>
    </style:style>
    <style:style style:name="T24" style:family="text">
      <style:text-properties fo:color="#000000" style:text-position="27% 100%" fo:font-size="11pt" style:font-size-asian="11pt"/>
    </style:style>
    <style:style style:name="T25" style:family="text">
      <style:text-properties fo:color="#000000" style:text-position="27% 100%" fo:font-size="11pt" fo:font-weight="bold" style:font-size-asian="11pt" style:font-weight-asian="bold"/>
    </style:style>
    <style:style style:name="T26" style:family="text">
      <style:text-properties fo:color="#000000" style:text-position="27% 100%" fo:font-size="11pt" fo:font-style="italic" style:font-size-asian="11pt" style:font-style-asian="italic"/>
    </style:style>
    <style:style style:name="T27" style:family="text">
      <style:text-properties fo:color="#000000" fo:font-size="36pt" fo:letter-spacing="-0.035cm" fo:font-weight="bold" style:font-size-asian="36pt" style:font-weight-asian="bold"/>
    </style:style>
    <style:style style:name="T28" style:family="text">
      <style:text-properties fo:color="#000000" fo:font-size="11pt" fo:font-weight="bold" style:font-size-asian="11pt" style:font-weight-asian="bold"/>
    </style:style>
    <style:style style:name="T29" style:family="text">
      <style:text-properties fo:color="#000000" fo:font-size="11pt" style:font-size-asian="11pt"/>
    </style:style>
    <style:style style:name="T30" style:family="text">
      <style:text-properties fo:color="#000000" fo:font-size="11pt" fo:letter-spacing="0.018cm" style:text-underline-style="solid" style:text-underline-width="auto" style:text-underline-color="font-color" style:font-size-asian="11pt"/>
    </style:style>
    <style:style style:name="T31" style:family="text">
      <style:text-properties fo:color="#000000" fo:font-size="11pt" fo:font-style="italic" style:font-size-asian="11pt" style:font-style-asian="italic"/>
    </style:style>
    <style:style style:name="T32" style:family="text">
      <style:text-properties fo:color="#000000" fo:font-size="11pt" fo:font-style="italic" fo:font-weight="bold" style:font-size-asian="11pt" style:font-style-asian="italic" style:font-weight-asian="bold"/>
    </style:style>
    <style:style style:name="T33" style:family="text">
      <style:text-properties fo:color="#000000" fo:font-size="11pt" fo:letter-spacing="0.035cm" fo:font-weight="bold" style:font-size-asian="11pt" style:font-weight-asian="bold"/>
    </style:style>
    <style:style style:name="T34" style:family="text">
      <style:text-properties fo:color="#000000" fo:font-size="11pt" fo:letter-spacing="-0.009cm" style:font-size-asian="11pt"/>
    </style:style>
    <style:style style:name="T35" style:family="text">
      <style:text-properties fo:color="#000000" fo:font-size="26pt" fo:letter-spacing="0.026cm" fo:font-weight="bold" style:font-size-asian="26pt" style:font-weight-asian="bold"/>
    </style:style>
    <style:style style:name="T36" style:family="text">
      <style:text-properties fo:color="#000000" fo:font-size="18pt" fo:letter-spacing="0.168cm" fo:font-weight="bold" style:font-size-asian="18pt" style:font-weight-asian="bold"/>
    </style:style>
    <style:style style:name="T37" style:family="text">
      <style:text-properties fo:color="#000000" fo:font-size="18pt" fo:font-weight="bold" style:font-size-asian="18pt" style:font-weight-asian="bold"/>
    </style:style>
    <style:style style:name="T38" style:family="text">
      <style:text-properties fo:color="#000000"/>
    </style:style>
    <style:style style:name="T39" style:family="text">
      <style:text-properties style:font-name="Times New Roman"/>
    </style:style>
    <style:style style:name="T40" style:family="text">
      <style:text-properties style:font-name="Times New Roman" fo:font-size="11pt" fo:font-weight="bold" style:font-size-asian="11pt" style:font-weight-asian="bold"/>
    </style:style>
    <style:style style:name="T41" style:family="text">
      <style:text-properties style:font-name="Times New Roman" fo:font-size="11pt" style:font-size-asian="11pt"/>
    </style:style>
    <style:style style:name="T42" style:family="text">
      <style:text-properties style:font-name="Times New Roman" fo:font-size="11pt" fo:font-style="italic" fo:font-weight="bold" style:font-size-asian="11pt" style:font-style-asian="italic" style:font-weight-asian="bold"/>
    </style:style>
    <style:style style:name="T43" style:family="text">
      <style:text-properties style:font-name="Times New Roman" fo:font-size="11pt" fo:font-style="italic" style:font-size-asian="11pt" style:font-style-asian="italic"/>
    </style:style>
    <style:style style:name="T44" style:family="text">
      <style:text-properties style:font-name="Times New Roman" fo:font-size="11pt" fo:letter-spacing="0.009cm" fo:font-weight="bold" style:font-size-asian="11pt" style:font-weight-asian="bold"/>
    </style:style>
    <style:style style:name="T45" style:family="text">
      <style:text-properties style:font-name="Times New Roman" fo:font-size="11pt" fo:font-weight="normal" style:font-size-asian="11pt" style:font-weight-asian="normal"/>
    </style:style>
    <style:style style:name="T46" style:family="text">
      <style:text-properties style:font-name="Times New Roman" fo:font-weight="bold" style:font-weight-asian="bold"/>
    </style:style>
    <style:style style:name="T47" style:family="text">
      <style:text-properties style:font-name="Times New Roman" fo:font-style="italic" fo:font-weight="bold" style:font-style-asian="italic" style:font-weight-asian="bold"/>
    </style:style>
    <style:style style:name="T48" style:family="text">
      <style:text-properties style:font-name="Times New Roman" fo:font-size="18pt" fo:letter-spacing="-0.035cm" fo:font-weight="bold" style:font-size-asian="18pt" style:font-weight-asian="bold"/>
    </style:style>
    <style:style style:name="T49" style:family="text">
      <style:text-properties style:font-name="Times New Roman" fo:font-size="18pt" fo:font-weight="bold" style:font-size-asian="18pt" style:font-weight-asian="bold"/>
    </style:style>
    <style:style style:name="T50" style:family="text">
      <style:text-properties style:font-name="Times New Roman" fo:font-size="18pt" fo:letter-spacing="0.053cm" fo:font-weight="bold" style:font-size-asian="18pt" style:font-weight-asian="bold"/>
    </style:style>
    <style:style style:name="T51" style:family="text">
      <style:text-properties style:font-name="Times New Roman" fo:font-size="16pt" fo:font-weight="bold" style:font-size-asian="16pt" style:font-weight-asian="bold"/>
    </style:style>
    <style:style style:name="T52" style:family="text">
      <style:text-properties style:font-name="Times New Roman" fo:font-size="16pt" fo:letter-spacing="-0.035cm" fo:font-weight="bold" style:font-size-asian="16pt" style:font-weight-asian="bold"/>
    </style:style>
    <style:style style:name="T53" style:family="text">
      <style:text-properties style:font-name="Times New Roman" fo:font-size="16pt" style:font-size-asian="16pt"/>
    </style:style>
    <style:style style:name="T54" style:family="text">
      <style:text-properties style:font-name="Times New Roman" fo:letter-spacing="-0.009cm"/>
    </style:style>
    <style:style style:name="T55" style:family="text">
      <style:text-properties style:font-name="Times New Roman" fo:letter-spacing="-0.009cm" fo:font-weight="bold" style:font-weight-asian="bold"/>
    </style:style>
    <style:style style:name="T56" style:family="text">
      <style:text-properties style:font-name="Times New Roman" fo:letter-spacing="-0.035cm" fo:font-weight="bold" style:font-weight-asian="bold"/>
    </style:style>
    <style:style style:name="T57" style:family="text">
      <style:text-properties style:text-position="27% 100%" style:font-name="Times New Roman" fo:font-size="11pt" fo:font-weight="bold" style:font-size-asian="11pt" style:font-weight-asian="bold"/>
    </style:style>
    <style:style style:name="T58" style:family="text">
      <style:text-properties style:text-position="27% 100%" style:font-name="Times New Roman" fo:font-size="11pt" fo:font-style="italic" fo:font-weight="bold" style:font-size-asian="11pt" style:font-style-asian="italic" style:font-weight-asian="bold"/>
    </style:style>
    <style:style style:name="T59" style:family="text">
      <style:text-properties style:text-position="27% 100%" fo:font-size="11pt" fo:font-weight="bold" style:font-size-asian="11pt" style:font-weight-asian="bold"/>
    </style:style>
    <style:style style:name="T60" style:family="text">
      <style:text-properties style:text-position="27% 100%" fo:font-size="11pt" fo:font-style="italic" fo:font-weight="bold" style:font-size-asian="11pt" style:font-style-asian="italic" style:font-weight-asian="bold"/>
    </style:style>
    <style:style style:name="T61" style:family="text">
      <style:text-properties style:use-window-font-color="true" style:font-name="Times New Roman" fo:font-size="16pt" style:font-size-asian="16pt"/>
    </style:style>
    <style:style style:name="T62" style:family="text">
      <style:text-properties style:use-window-font-color="true" style:font-name="Times New Roman" fo:font-size="18pt" style:font-size-asian="18pt"/>
    </style:style>
    <style:style style:name="T63" style:family="text">
      <style:text-properties style:use-window-font-color="true" fo:font-size="16pt" style:font-size-asian="16pt"/>
    </style:style>
    <style:style style:name="T64" style:family="text">
      <style:text-properties style:use-window-font-color="true" fo:font-size="18pt" style:font-size-asian="18pt"/>
    </style:style>
    <style:style style:name="T65" style:family="text">
      <style:text-properties style:font-name="Times New Roman Tur" fo:font-size="11pt" style:font-size-asian="11pt"/>
    </style:style>
    <style:style style:name="T66" style:family="text">
      <style:text-properties fo:font-size="11pt" fo:font-weight="bold" style:font-size-asian="11pt" style:font-weight-asian="bold"/>
    </style:style>
    <style:style style:name="T67" style:family="text">
      <style:text-properties fo:font-size="11pt" style:font-size-asian="11pt"/>
    </style:style>
    <style:style style:name="T68" style:family="text">
      <style:text-properties fo:font-size="11pt" fo:font-style="italic" fo:font-weight="bold" style:font-size-asian="11pt" style:font-style-asian="italic" style:font-weight-asian="bold"/>
    </style:style>
    <style:style style:name="T69" style:family="text">
      <style:text-properties fo:font-size="11pt" fo:font-style="italic" style:font-size-asian="11pt" style:font-style-asian="italic"/>
    </style:style>
    <style:style style:name="T70" style:family="text">
      <style:text-properties fo:font-size="11pt" fo:letter-spacing="0.009cm" fo:font-weight="bold" style:font-size-asian="11pt" style:font-weight-asian="bold"/>
    </style:style>
    <style:style style:name="T71" style:family="text">
      <style:text-properties fo:font-size="11pt" fo:font-weight="normal" style:font-size-asian="11pt" style:font-weight-asian="normal"/>
    </style:style>
    <style:style style:name="T72" style:family="text">
      <style:text-properties fo:font-weight="bold" style:font-weight-asian="bold"/>
    </style:style>
    <style:style style:name="T73" style:family="text">
      <style:text-properties fo:font-style="italic" fo:font-weight="bold" style:font-style-asian="italic" style:font-weight-asian="bold"/>
    </style:style>
    <style:style style:name="T74" style:family="text">
      <style:text-properties fo:font-size="18pt" fo:letter-spacing="-0.035cm" fo:font-weight="bold" style:font-size-asian="18pt" style:font-weight-asian="bold"/>
    </style:style>
    <style:style style:name="T75" style:family="text">
      <style:text-properties fo:font-size="18pt" fo:font-weight="bold" style:font-size-asian="18pt" style:font-weight-asian="bold"/>
    </style:style>
    <style:style style:name="T76" style:family="text">
      <style:text-properties fo:font-size="18pt" fo:letter-spacing="0.053cm" fo:font-weight="bold" style:font-size-asian="18pt" style:font-weight-asian="bold"/>
    </style:style>
    <style:style style:name="T77" style:family="text">
      <style:text-properties fo:font-size="16pt" fo:font-weight="bold" style:font-size-asian="16pt" style:font-weight-asian="bold"/>
    </style:style>
    <style:style style:name="T78" style:family="text">
      <style:text-properties fo:font-size="16pt" fo:letter-spacing="-0.035cm" fo:font-weight="bold" style:font-size-asian="16pt" style:font-weight-asian="bold"/>
    </style:style>
    <style:style style:name="T79" style:family="text">
      <style:text-properties fo:font-size="16pt" style:font-size-asian="16pt"/>
    </style:style>
    <style:style style:name="T80" style:family="text">
      <style:text-properties fo:letter-spacing="-0.009cm"/>
    </style:style>
    <style:style style:name="T81" style:family="text">
      <style:text-properties fo:letter-spacing="-0.009cm" fo:font-weight="bold" style:font-weight-asian="bold"/>
    </style:style>
    <style:style style:name="T82" style:family="text">
      <style:text-properties fo:letter-spacing="-0.035cm"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33"/>
      <text:p text:style-name="P43"><text:bookmark-start text:name="OLE_LINK2"/><text:bookmark-start text:name="OLE_LINK1"/></text:p>
      <text:p text:style-name="P40"/>
      <text:p text:style-name="P40"/>
      <text:p text:style-name="P43"><text:span text:style-name="T4">The Perfect Design in the Universe is</text:span></text:p>
      <text:h text:style-name="P15" text:outline-level="1"><text:bookmark-end text:name="OLE_LINK2"/><text:bookmark-end text:name="OLE_LINK1"/></text:h>
      <text:h text:style-name="P15" text:outline-level="1"/>
      <text:h text:style-name="P15" text:outline-level="1"/>
      <text:h text:style-name="P16" text:outline-level="1"><text:span text:style-name="T27">NOT BY</text:span></text:h>
      <text:h text:style-name="P16" text:outline-level="1"><text:span text:style-name="T27">CHANCE</text:span></text:h>
      <text:p text:style-name="P34"/>
      <text:p text:style-name="P34"/>
      <text:p text:style-name="P34"/>
      <text:p text:style-name="P44"><text:span text:style-name="T28">He is God – the Creator, the Maker, the Giver of Form.</text:span></text:p>
      <text:p text:style-name="P44"><text:span text:style-name="T28">To Him belong the Most Beautiful Names. Everything</text:span></text:p>
      <text:p text:style-name="P44"><text:span text:style-name="T28">in the heavens and earth glorifies Him. He is the Almighty, the All-Wise.</text:span></text:p>
      <text:p text:style-name="P44"><text:span text:style-name="T28">(Qur'an, 59, 24)</text:span></text:p>
      <text:p text:style-name="P34"/>
      <text:p text:style-name="P34"/>
      <text:p text:style-name="P34"/>
      <text:p text:style-name="P43"><text:span text:style-name="T35">HARUN YAHYA</text:span></text:p>
      <text:p text:style-name="P36"/>
      <text:p text:style-name="P44"/>
      <text:p text:style-name="P53"><text:span text:style-name="T29">© 2003 — ALL RIGHTS RESERVED</text:span></text:p>
      <text:p text:style-name="P44"><text:span text:style-name="T29">The Perfect Design in the Universe is Not by Chance</text:span></text:p>
      <text:p text:style-name="P44"><text:span text:style-name="T29">HARUN YAHYA</text:span></text:p>
      <text:p text:style-name="P44"><text:span text:style-name="T29">Translated byRon Evans</text:span></text:p>
      <text:p text:style-name="P34"/>
      <text:p text:style-name="P44"><text:span text:style-name="T28">June, 2003</text:span></text:p>
      <text:p text:style-name="P34"/>
      <text:p text:style-name="P34"/>
      <text:p text:style-name="P34"/>
      <text:p text:style-name="P44"><text:span text:style-name="T29">Published by Abdul Naeem for</text:span></text:p>
      <text:p text:style-name="P44"><text:span text:style-name="T29">Islamic Book Service</text:span></text:p>
      <text:p text:style-name="P44"><text:span text:style-name="T29">2241, Kucha Chelan, Darya Ganj, New Delhi - 110 002 (INDIA)</text:span></text:p>
      <text:p text:style-name="P44"><text:span text:style-name="T29">Phone: 3253514, 3265380, 3286551 Fax: 3277913</text:span></text:p>
      <text:p text:style-name="P44"><text:span text:style-name="T29">E-mail:ibsdelhi@del2.vsnl.net.in and ibsdelhi@mantraonline.com</text:span></text:p>
      <text:p text:style-name="P44"><text:span text:style-name="T29">Website: http://www.islamic-india.com</text:span></text:p>
      <text:p text:style-name="P34"/>
      <text:p text:style-name="P44"><text:span text:style-name="T30">OUR ASSOCIATES</text:span></text:p>
      <text:p text:style-name="P44"><text:span text:style-name="T29">Islamic Book Service Inc.</text:span></text:p>
      <text:p text:style-name="P44"><text:span text:style-name="T29">136 Charlotte Avenue, Hicksville, N Y 11801</text:span></text:p>
      <text:p text:style-name="P44"><text:span text:style-name="T29">Telephone: 516-870-0427, Fax: 516-870-0429</text:span></text:p>
      <text:p text:style-name="P44"><text:span text:style-name="T29">Toll Free: # 866-242-4IBS</text:span></text:p>
      <text:p text:style-name="P34"/>
      <text:p text:style-name="P44"><text:span text:style-name="T29">Al Munna Book Shop Ltd.</text:span></text:p>
      <text:p text:style-name="P44"><text:span text:style-name="T29">P.O. Box-3449,Sharjah (U.A.E.), Telephone: 06-561-5483, 06-561-4650</text:span></text:p>
      <text:p text:style-name="P44"><text:span text:style-name="T29">E-mail: nusrat@emirates.net.ae</text:span></text:p>
      <text:p text:style-name="P44"><text:span text:style-name="T29">Dubai Branch: Telephone: 04-3529294</text:span></text:p>
      <text:p text:style-name="P34"/>
      <text:p text:style-name="P44"><text:span text:style-name="T29">Printed at</text:span></text:p>
      <text:p text:style-name="P44"><text:span text:style-name="T29">Noida Printing Press</text:span></text:p>
      <text:p text:style-name="P44"><text:span text:style-name="T29">C-31, Sector 7, Noida (U.P.)</text:span></text:p>
      <text:p text:style-name="P44"><text:span text:style-name="T29">Telephone:91-4528211</text:span></text:p>
      <text:p text:style-name="P34"/>
      <text:p text:style-name="P44"><text:span text:style-name="T29">All translations from the Qur'an are from </text:span><text:span text:style-name="T31">The Noble Qur'an: a New Rendering of</text:span></text:p>
      <text:p text:style-name="P44"><text:span text:style-name="T31">its Meaning in English</text:span><text:span text:style-name="T29"> by Hajj Abdalhaqq and Aisha Bewley. Published by Bookwork,</text:span></text:p>
      <text:p text:style-name="P44"><text:span text:style-name="T29">Norwich, UK. 1420 CE/1999 AH.</text:span></text:p>
      <text:p text:style-name="P34"/>
      <text:p text:style-name="P44"><text:span text:style-name="T28">Website: http: // www.harunyahya.com</text:span></text:p>
      <text:p text:style-name="P44"><text:span text:style-name="T28">E-mail: info@harunyahya.com</text:span></text:p>
      <text:p text:style-name="P38"/>
      <text:p text:style-name="P33"/>
      <text:p text:style-name="P47"><text:soft-page-break/></text:p>
      <text:p text:style-name="P54"><text:span text:style-name="T36">CONTENTS</text:span></text:p>
      <text:p text:style-name="P33"/>
      <text:p text:style-name="P33"/>
      <text:p text:style-name="P45"><text:span text:style-name="T29">Introduction:</text:span></text:p>
      <text:p text:style-name="P45"><text:span text:style-name="T29">It Doesn't Make Sense to Say, "It Happened by Chance" <text:tab/></text:span></text:p>
      <text:p text:style-name="P33"/>
      <text:p text:style-name="P45"><text:span text:style-name="T29">Chance is Not a Deity; it is God Who is the</text:span></text:p>
      <text:p text:style-name="P45"><text:span text:style-name="T29">Creator of All that Exists<text:tab/> <text:tab/><text:tab/><text:tab/><text:tab/><text:tab/><text:tab/></text:span></text:p>
      <text:p text:style-name="P33"/>
      <text:p text:style-name="P45"><text:span text:style-name="T29">The Flawless Order of the Universe</text:span></text:p>
      <text:p text:style-name="P45"><text:span text:style-name="T29">Falsifies Claims That It Came About by Chance <text:tab/><text:tab/><text:tab/></text:span></text:p>
      <text:p text:style-name="P33"/>
      <text:p text:style-name="P45"><text:span text:style-name="T29">God Has Created the Beautiful World of Plants<text:tab/><text:tab/><text:tab/></text:span></text:p>
      <text:p text:style-name="P33"/>
      <text:p text:style-name="P45"><text:span text:style-name="T29">God is the Creator of All Things in Nature<text:tab/> <text:tab/><text:tab/><text:tab/></text:span></text:p>
      <text:p text:style-name="P33"/>
      <text:p text:style-name="P45"><text:span text:style-name="T29">Human Beings Are Intelligent and Wilful</text:span></text:p>
      <text:p text:style-name="P45"><text:span text:style-name="T29">Beings Into Whom God Breathed His Spirit<text:tab/><text:tab/><text:tab/><text:tab/></text:span></text:p>
      <text:p text:style-name="P33"/>
      <text:p text:style-name="P45"><text:span text:style-name="T29">Works of Technology and</text:span></text:p>
      <text:p text:style-name="P45"><text:span text:style-name="T29">Art Are All Examples of Design<text:tab/><text:tab/><text:tab/><text:tab/><text:tab/><text:tab/></text:span></text:p>
      <text:p text:style-name="P33"/>
      <text:p text:style-name="P45"><text:span text:style-name="T29">Conclusion:</text:span></text:p>
      <text:p text:style-name="P45"><text:span text:style-name="T29">The Spell of the Theory of Chance Is Broken<text:tab/><text:tab/><text:tab/><text:tab/></text:span></text:p>
      <text:p text:style-name="P33"/>
      <text:p text:style-name="P45"><text:span text:style-name="T29">Appendix: The Evolution Deceit<text:tab/></text:span><text:span text:style-name="T28"><text:tab/><text:tab/><text:tab/><text:tab/><text:tab/></text:span></text:p>
      <text:p text:style-name="P44"/>
      <text:p text:style-name="P53"><text:span text:style-name="T33">In the name of God, Most Gracious, Most Merciful</text:span></text:p>
      <text:p text:style-name="P39"/>
      <text:p text:style-name="P43"><text:span text:style-name="T5">TO THE READER</text:span></text:p>
      <text:p text:style-name="P33"/>
      <text:p text:style-name="P33"/>
      <text:p text:style-name="P45"><text:span text:style-name="T29">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text:span></text:p>
      <text:p text:style-name="P33"/>
      <text:p text:style-name="P45"><text:span text:style-name="T29">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text:span></text:p>
      <text:p text:style-name="P33"/>
      <text:p text:style-name="P45"><text:span text:style-name="T29">This and all the other books by the author can be read individually, or discussed in a group. Readers eager to profit from the books will find discussion very useful, letting them relate their reflections and experiences to one another.</text:span></text:p>
      <text:p text:style-name="P33"/>
      <text:p text:style-name="P45"><text:span text:style-name="T29">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33"/>
      <text:p text:style-name="P45"><text:span text:style-name="T29">We hope the reader will look through the reviews of his other books at the back of this book. His rich source material on faith-related issues is very useful, and a pleasure to read.</text:span></text:p>
      <text:p text:style-name="P33"/>
      <text:p text:style-name="P45"><text:span text:style-name="T29">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33"/>
      <text:p text:style-name="P33"><text:soft-page-break/></text:p>
      <text:p text:style-name="P33"/>
      <text:p text:style-name="P33"/>
      <text:p text:style-name="P33"/>
      <text:p text:style-name="P43"/>
      <text:p text:style-name="P55"><text:span text:style-name="T6">About The Author</text:span></text:p>
      <text:p text:style-name="P38"/>
      <text:p text:style-name="P38"/>
      <text:p text:style-name="P45"><text:span text:style-name="T29">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text:span></text:p>
      <text:p text:style-name="P45"><text:span text:style-name="T29">His pen-name is a composite of the names </text:span><text:span text:style-name="T31">Harun</text:span><text:span text:style-name="T29"> (Aaron) and </text:span><text:span text:style-name="T31">Yahya</text:span><text:span text:style-name="T29">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text:span></text:p>
      <text:p text:style-name="P45"><text:span text:style-name="T29">All of Harun Yahya's works share one single goal: to convey the Qur' an's message, encourage readers to consider basic faith-related issues such as God's Existence and Unity and the hereafter; and to expose godless systems' feeble foundations and perverted ideologies.</text:span></text:p>
      <text:p text:style-name="P45"><text:span text:style-name="T29">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text:span></text:p>
      <text:p text:style-name="P45"><text:span text:style-name="T29">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text:span></text:p>
      <text:p text:style-name="P45"><text:span text:style-name="T29">This is no doubt a result of the Qur'an's wisdom and lucidity. The author modestly intends to serve as a means in humanity's search for God's right path. No material gain is sought in the publication of these works.</text:span></text:p>
      <text:p text:style-name="P45"><text:soft-page-break/><text:span text:style-name="T29">Those who encourage others to read these books, to open their minds and hearts and guide them to become more devoted servants of God, render an invaluable service.</text:span></text:p>
      <text:p text:style-name="P45"><text:span text:style-name="T29">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text:span></text:p>
      <text:p text:style-name="P45"><text:span text:style-name="T2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text:span></text:p>
      <text:p text:style-name="P45"><text:span text:style-name="T29">In this effort, the books of Harun Yahya assume a leading role. By the will of God, these books will be a means through which people in the twentyfirst century will attain the peace, justice, and happiness promised in the Qur'an.</text:span></text:p>
      <text:p text:style-name="P33"/>
      <text:p text:style-name="P33"/>
      <text:p text:style-name="P33"/>
      <text:p text:style-name="P33"/>
      <text:p text:style-name="P33"/>
      <text:p text:style-name="P33"/>
      <text:p text:style-name="P33"/>
      <text:h text:style-name="P21" text:outline-level="2"/>
      <text:h text:style-name="P22" text:outline-level="2"><text:span text:style-name="T38">ALL THESE ARE NOT THE WORK OF CHANCE</text:span></text:h>
      <text:p text:style-name="P35"/>
      <text:h text:style-name="P21" text:outline-level="2"><text:span text:style-name="T38">INTRODUCTION:</text:span></text:h>
      <text:h text:style-name="P23" text:outline-level="2"><text:span text:style-name="T38">IT DOESN'T MAKE SENSE TO SAY, ''IT HAPPENED BY CHANCE''</text:span></text:h>
      <text:p text:style-name="P33"/>
      <text:p text:style-name="P33"/>
      <text:p text:style-name="P45"><text:span text:style-name="T28">J</text:span><text:span text:style-name="T29">ust think about the things you see from the moment you wake up in the morning: the pillow under your head, the blanket over you, the alarm clock that woke you up, the slippers you search for as soon as you get out of bed, the window you open to get some fresh air, the clothes hanging in your closet, the mirror you look into every morning, the knife and fork you use for breakfast, the umbrella you take with you when you leave the house, the elevator you get into, the key that opens your car door, the traffic lights along the way, the billboards, the pen, paper and other things on your desk at work...</text:span></text:p>
      <text:p text:style-name="P45"><text:span text:style-name="T29">Spend some time to consider, and it will no doubt occur to you that each of these things was designed for a special purpose. No one would say that it was a matter of chance that everything was where it should be when you arose up in the morning. For example, who would claim that merely by chance, your house key was cut exactly to fit the door? Or that it ended up in your pocket by chance, in the first place? No one would claim that the billboards along the road were put there by chance, or that the meanings they intend came about by randomly painted symbols.</text:span></text:p>
      <text:p text:style-name="P45"><text:span text:style-name="T29">By the same token, no one would deny that a staple—nothing other than a specially shaped piece of wire on your desk—was bent and placed in its dispenser in order to hold papers together. Each staple's metal alloy, size, shape, and intended function show the evidence of deliberate design. It was planned specifically to accommodate your needs; and there's a particular reason why staples are so often found in any office setting.</text:span></text:p>
      <text:p text:style-name="P45"><text:span text:style-name="T29">What about the people you see walking along the street? Or the trees you pass by, the dog that runs out in front of you, the pigeons that build their nests in the eaves of your house, the flowers on your table, the sky above you? Could their existence be by chance, do you think?</text:span></text:p>
      <text:p text:style-name="P45"><text:span text:style-name="T34">It would be nonsense to even consider this possibility! Everything surrounding you, animate and inanimate alike, is too wonderful and complex to be compared with man-made items or ever to be ascribed to the operations of chance. Each is an example of a conscious creation, requiring consummate intelligence and skill. Everyone who finds it illogical to think that even a single staple came about by the proper bending of a wire by chance, will see that it is even more impossible that human beings, cats, birds, trees and the entire universe emerged by chance.</text:span></text:p>
      <text:p text:style-name="P45"><text:span text:style-name="T29">But today, there are people who cannot see this clear reality. Or rather they see it, but pretend not to. They claim that trees, birds, clouds, houses, cars, you yourself, others </text:span><text:soft-page-break/><text:span text:style-name="T29">around you—in short, everything in the universe, animate and inanimate, is all the work of blind chance.</text:span></text:p>
      <text:p text:style-name="P45"><text:span text:style-name="T29">These people, known as Materialist-Darwinists, maintain the contradictory idea that chance occurrences can display supreme intelligence; and that the sum total of millions of chance events, occurring in sequence, can show creative power. According to Materialist-Darwinists, chance events have greater intelligence than every person in the world—no matter how many people have come and gone. They claim that a genius called "chance" has shaped everyone's brain, cognitive ability, judgment, memory, and countless other human characteristics for hundreds of thousands of years.</text:span></text:p>
      <text:p text:style-name="P45"><text:span text:style-name="T29">According to Materialist-Darwinists, time is the only thing that this brilliant genius needs to bring about such extraordinary events. Their warped logic claims that, if given time, chance can transform a mass of inert, unconscious atoms into, for example, a fig, olive, strawberry, orange, peach, tomato, pomegranate, melon, banana, violet, tulip, orchid, or rose; into ants, butterflies, peacocks, horses, giraffes, and human beings, or any of a million other things you may not think of. Moreover, it claims that chance can bring into existence every star, the sun, and all planets in their orbits. According to Darwinism, all students, doctors, architects, businessmen, engineers, and scientists came into being over the course of time by chance, working patiently with the help of a few minerals, a bit of water, and sunlight. Interestingly, the deity of chance at the basis of this false idea is, at the same time, used by Materialist-Darwinists in their books, conferences and heated discussions to explain their own chance existence. This is the essence of the theory of evolution and the materialist philosophy, which some evolutionist-materialist scientists describe by using Latin words in a difficult, deliberately obscurantist style.</text:span></text:p>
      <text:p text:style-name="P45"><text:span text:style-name="T29">In this book, we'll examine the irrationality of those who have entered the blind alley of chance, ignoring the wondrous design that surrounds them as well as the proofs of creation, and denying the evident existence of God Who created them and the universe they live in.</text:span></text:p>
      <text:p text:style-name="P45"><text:span text:style-name="T29">Before starting our discussion, though, it's useful to point out that Materialist-Darwinists' self-contradictory position arises from a conceptual deficiency that has been common throughout history. In the past, pagans and godless societies carved totems and statues of gods with their own hands, ignorantly believing that images of stone and clay had creative power. God speaks of these people in the Qur'an (25: 2-3):</text:span></text:p>
      <text:p text:style-name="P45"><text:span text:style-name="T29">He to Whom the kingdom of the heavens and the earth belongs. He does not have a son and He has no partner in the Kingdom. He created everything and determined it most exactly. But they have adopted gods apart from Him which do not create anything but are themselves created. They have no power to harm or help themselves. They have no power over death or life or resurrection. </text:span></text:p>
      <text:p text:style-name="P33"/>
      <text:p text:style-name="P33"/>
      <text:p text:style-name="P57"><text:soft-page-break/></text:p>
      <text:p text:style-name="P58"><text:span text:style-name="T37">CHANCE IS NOT A DEITY: IT IS GOD WHO IS THE CREATOR OF ALL THAT EXISTS</text:span></text:p>
      <text:p text:style-name="P33"/>
      <text:p text:style-name="P33"/>
      <text:p text:style-name="P45"><text:span text:style-name="T28">The theory of evolution, as proposed by Charles Darwin in the 19th century, is one of the most unbelievable and irrational claims in history. Despite this, over its 150-year history it's been accepted by many scientists, professors, doctors and researchers, and many others who have expended great effort to defend evolution to the point of accepting its scientific contradictions.</text:span></text:p>
      <text:p text:style-name="P45"><text:span text:style-name="T29">This theory puts forth the irrational claim that all plants, animals and human beings are the result of blind, unconscious, accidental events. Evolutionists believe that millions of years ago, in the primal soup of the oceans or in pools of water, mindless atoms with no knowledge, powers of reason came together in certain proportions and later, by chance, formed the proteins and cells that even today's scientists with the most advanced laboratory technology have not been able to duplicate. They go so far as to say that these cells, in their turn—and again by sheer chance—formed starfish, fish, sparrows, hawks, seagulls, penguins, cats, lambs, lions, and even human beings who possess the faculty of reason.</text:span></text:p>
      <text:p text:style-name="P45"><text:span text:style-name="T29">To demonstrate just how incredible the claims of evolutionists are, let anyone who believes in the creative power of chance events take a large barrel. Let them put into it however much material they believe is required to form a living thing. For example, let them include all the needed elements—carbon, phosphorus, calcium—as well as organic compounds like amino acids, proteins, lipids, and carotene. Then let them add to this mixture whatever outside influence they choose. For example, heat or chill the barrel. Let it be struck by lightning or apply electric current. Let them stir the mixture with whatever advanced devices they may have. In addition, let them stand guard on this barrel transferring this responsibility from father to son for millions, even billions, of years. And so as to increase the chances of success, let them control the mixing at every moment. Let them consult with others;meet with the world's foremost biologists, geneticists, physicists and experts on evolution. Leave them free to produce whatever conditions they deem necessary to originate life.</text:span></text:p>
      <text:p text:style-name="P45"><text:span text:style-name="T29">Yet despite all this serious, conscious effort, they'll never be able to produce anything like a living being in that barrel. No matter what they do, they'll never be able to produce the living things pictured in this book.</text:span></text:p>
      <text:p text:style-name="P45"><text:span text:style-name="T29">Let those atoms in that barrel perform any reactions they want; never will they begin an "evolution" capable of producing brilliant scientists like Einstein and Newton able to solve complex problems; artists like Michelangelo and Picasso able to create masterpieces; musicians like Beethoven and Mozart able to compose melodies to delight </text:span><text:soft-page-break/><text:span text:style-name="T29">the human spirit; discoverers;scientists able to examine under electron microscopes the molecules and atoms out of which they themselves are composed; talented actors like Humphrey Bogart and Charlton Heston; celebrities like Steve Martin, Bon Jovi and Sting. Or consider the many artists; those who take pleasure in symmetry, esthetics and harmonious colors; those able to design automobiles and write books; thinkers with faculties of logic and judgment;human beings able to retain in memory what they have learned, share longings, feel excitement and pleasure;who are possessed with a sense of love, mercy and compassion; who enjoy the taste of food and whose appetite is stimulated by a cake baking in the oven; who laugh at something funny and enjoy being with their friends; who can defend an idea and carry on a discussion.</text:span></text:p>
      <text:p text:style-name="P45"><text:span text:style-name="T29">Bring unconscious atoms together in whatever way you prefer. Never will they be able to bring about a single one of these living things, or even one of their cells.</text:span></text:p>
      <text:p text:style-name="P45"><text:span text:style-name="T29">If so—if no living thing can ever be produced by human effort and the whole pool of human knowledge—how can life be brought into being with the aid of unconscious atoms and chance events? Any intelligent human being of conscience can certainly understand that he—and other living things—cannot be the result of chance events. Every intelligent, unprejudiced person with a conscience knows that God has created all these living things with His incomparable power.</text:span></text:p>
      <text:p text:style-name="P45"><text:span text:style-name="T29">Regrettably, a segment of the population has accepted this irrational scenario throughout the 20th century. Professors, scientists and teachers may ridicule the "primitive" beliefs of pagan societies, while themselves accepting the nonsense of evolution. In this, they're equally as benighted as those human beings who expect a wooden idol can help them. God's Messenger, he Prophet Mohammed, peace be upon him, also reminded anyone afflicted with such blindness that the greatest sin is associating His creatures with God:</text:span></text:p>
      <text:p text:style-name="P45"><text:span text:style-name="T31">The most severe sin is to associate partners with God, while He has created you.</text:span><text:span text:style-name="T24">1</text:span></text:p>
      <text:p text:style-name="P45"><text:span text:style-name="T29">In the Qur'an (29:17), God warns those who worship idols and invent lies about them that their power is strong enough to do anything.</text:span></text:p>
      <text:p text:style-name="P68"><text:span text:style-name="T29">Instead of God, you worship only idols. You are inventing a lie. Those you worship besides God have no power to provide for you. So seek your provision from God and worship Him and give thanks to Him. It is to Him you will be returned. </text:span></text:p>
      <text:p text:style-name="P66"/>
      <text:p text:style-name="P41"/>
      <text:p text:style-name="P66"/>
      <text:p text:style-name="P43"/>
      <text:p text:style-name="P55"><text:span text:style-name="T37">THE FLAWLESS ORDER OF THE UNIVERSE FALSIFIES CLAIMS THAT IT CAME ABOUT BY CHANCE</text:span></text:p>
      <text:p text:style-name="P33"/>
      <text:p text:style-name="P33"/>
      <text:p text:style-name="P45"><text:span text:style-name="T29">T</text:span><text:span text:style-name="T28">he universe with all its creations, both animate and inanimate, has a flawless design, unique systems, and an ordered balance that provide all the conditions necessary for living things to survive. Discoveries, especially those made in the 20th and 21st centuries, have shown that the flawless design of the universe is clearly the work of a supreme intelligence. It is God, with His supreme intelligence, limitless knowledge and eternal power, Who created the universe.</text:span></text:p>
      <text:p text:style-name="P45"><text:span text:style-name="T29">But this fact, established with clear proofs by 20th-century science, is ignored by those who have adopted the Darwinist-Materialist philosophy. Materialists may claim that the universe is the product of chance and chaos, but when we examine the flawless systems that functioned in forming the universe, not to mention the balance and harmony existing among its living things, we clearly see that it cannot be the product of chance.</text:span></text:p>
      <text:p text:style-name="P45"><text:span text:style-name="T29">In </text:span><text:span text:style-name="T31">The Mysterious Universe</text:span><text:span text:style-name="T29">, the English physicist Sir James Jeans describes the flawless order in the cosmos:</text:span></text:p>
      <text:p text:style-name="P45"><text:span text:style-name="T29">A scientific study of the universe has suggested a conclusion, which may be summed up ... in the statement that the universe appears to have been designed by a pure mathematician.</text:span><text:span text:style-name="T24">2</text:span></text:p>
      <text:p text:style-name="P45"><text:span text:style-name="T28">Every planet in the universe, large and small, is the critically important part of a larger order. Not one of their positions in space or any of their movements is random. On the contrary, their countless details known to us so far have been created and especially adjusted for a particular purpose. Of all the innumerable factors influencing the balances in the universe, a change in the position of just one planet is enough to bring chaos. But these balances are never upset. The universe continues on, in its perfect order, with no problems. All of this is a result of God's supreme power in creation.</text:span></text:p>
      <text:p text:style-name="P33"/>
      <text:p text:style-name="P45"><text:span text:style-name="T28">''He Who created the seven heavens in layers. You will not find any flaw in the creation of the All-Merciful. Look again –do you see any gaps? Then look again and again. Your sight will return to you dazzled and exhausted!'' (Qur'an 67:3-4)</text:span></text:p>
      <text:p text:style-name="P33"/>
      <text:p text:style-name="P45"><text:span text:style-name="T28">"God, there is no god but Him, the Living, the Self-Sustaining. He is not subject to drowsiness or sleep. Everything in the heavens and the earth </text:span><text:soft-page-break/><text:span text:style-name="T28">belongs to Him. Who can intercede with Him except by His permission? He knows what is before them and what is behind them but they cannot grasp any of His knowledge save what He wills. . . ." (Qur'an 2: 255)</text:span></text:p>
      <text:p text:style-name="P37"/>
      <text:p text:style-name="P45"><text:span text:style-name="T28">Charles Darwin first proposed the theory of evolution, which suggests that all living things came into being by the mechanism of chance. But the universe's perfect design led even Darwin to admit that there is no room for chance in its creation. As he wrote:</text:span></text:p>
      <text:p text:style-name="P45"><text:span text:style-name="T28">This [conviction in the existence of God] follows from the extreme difficulty or rather impossibility of conceiving this immense and wonderful universe, including man with his capacity of looking far backwards and far into futurity, as the result of blind chance or necessity.</text:span><text:span text:style-name="T25">3</text:span></text:p>
      <text:p text:style-name="P45"><text:span text:style-name="T66">"The Originator of the heavens and earth. When He decides on something, He just says to it, ‘Be!' and it is." (Qur'an 2: 117)</text:span></text:p>
      <text:p text:style-name="P33"/>
      <text:p text:style-name="P45"><text:span text:style-name="T29">The distance between the Earth and our moon ensures many important balances and is extremely vital for the continuation of life on Earth. Indeed, the slightest variation in the distance between the two bodies could give rise to significant imbalances. For example:</text:span></text:p>
      <text:p text:style-name="P45"><text:span text:style-name="T29">- If the moon were much closer [to the Earth], it would crash into our planet, if much farther away, it would move off into space.</text:span></text:p>
      <text:p text:style-name="P45"><text:span text:style-name="T29">- If it were much closer, the tides that the moon causes on the earth would become dangerously larger. Ocean waves would sweep across low-lying sections of the continents. Resultant friction would heat the oceans, destroying the delicate thermal balance needed for life on earth.</text:span></text:p>
      <text:p text:style-name="P45"><text:span text:style-name="T29">- A more distant moon would reduce tidal action, making the oceans more sluggish. Stagnant water would endanger marine life, yet it is that very marine life that produces the oxygen that we breathe.</text:span><text:span text:style-name="T24">4</text:span></text:p>
      <text:p text:style-name="P45"><text:span text:style-name="T29">The Prophet Muhammad, peace be upon him, said:</text:span></text:p>
      <text:p text:style-name="P45"><text:span text:style-name="T31">O God:All the Praises are for You:You are the Lord of the Heavens and the Earth. All the Praises are for You:You are the Maintainer of the Heaven and the Earth. You are my only God [Whom I worship] and there is no other God for me [I worship none but You].</text:span><text:span text:style-name="T26">5</text:span></text:p>
      <text:p text:style-name="P37"/>
      <text:p text:style-name="P45"><text:span text:style-name="T66">"You will see the mountains you reckoned to be solid going past like clouds—the handiwork of God Who gives to everything its solidity. . . . " (Qur'an 27: 88)</text:span></text:p>
      <text:p text:style-name="P48"/>
      <text:p text:style-name="P45"><text:span text:style-name="T66">"And the earth: how We stretched it out and cast firmly embedded mountains onto it and caused luxuriant plants of every kind to grow in it." (Qur'an 50: 7)</text:span></text:p>
      <text:p text:style-name="P33"><text:soft-page-break/></text:p>
      <text:p text:style-name="P45"><text:span text:style-name="T28">The distribution of heavenly bodies in the universe is designed exactly to conform to the needs of human life. In his book </text:span><text:span text:style-name="T32">The Symbiotic Universe</text:span><text:span text:style-name="T28">, American astronomer George Greenstein explains the importance of the huge voids in space and the distances between heavenly bodies:</text:span></text:p>
      <text:p text:style-name="P45"><text:span text:style-name="T28">All that wasted space! On the other hand, in this very waste lies our safety. It is a precondition for our existence. Most remarkable of all is that the overall emptiness of the cosmos seems to have no other consequence in the astronomical realm. Had the stars been somewhat closer, astrophysics would not have been so very different. The fundamental physical processes occurring within stars, nebulas, and the like would have proceeded unchanged. The appearance of our galaxy as seen from some far-distant vantage point would have been the same. About the only difference would have been the view of the night time sky from the grass on which I lie, which would have been yet richer with stars. And oh, yes—one more small change: There would have been no me to do the viewing.</text:span><text:span text:style-name="T25">6</text:span></text:p>
      <text:p text:style-name="P33"/>
      <text:p text:style-name="P45"><text:span text:style-name="T66">"This is God's creation. Show me then what those besides Him have created! The wrongdoers are clearly misguided." (Qur'an 31: 11)</text:span></text:p>
      <text:p text:style-name="P33"/>
      <text:p text:style-name="P33"/>
      <text:p text:style-name="P45"><text:span text:style-name="T28">Contemporary philosopher Jean Guitton of the French Academy writes:</text:span></text:p>
      <text:p text:style-name="P45"><text:span text:style-name="T28">The first conditions that determined the basic constants of nature and the emergence of life were set in place with amazing exactness. To give an idea of how precisely the universe appears to have been constructed, it is enough to think of a golfer who can hit his ball from Earth to a hole on Mars! </text:span><text:span text:style-name="T25">7</text:span></text:p>
      <text:p text:style-name="P42"/>
      <text:p text:style-name="P45"><text:span text:style-name="T66">"God is He Who raised up the heavens without any support—you can see that—and then established Himself firmly on the Throne. He made the sun and moon subservient, each running for a specified term. He directs the whole affair. He makes the Signs clear so that hopefully you will be certain about the meeting with your Lord." (Qur'an 13: 2)</text:span></text:p>
      <text:p text:style-name="P48"/>
      <text:p text:style-name="P45"><text:span text:style-name="T66">"Do you not see that everyone in the heavens and everyone on the earth prostrates to God, and the sun and moon and stars and the mountains, trees and beasts and many of mankind? But many of them inevitably merit punishment. . . ." (Qur'an 22: 18)</text:span></text:p>
      <text:p text:style-name="P41"/>
      <text:p text:style-name="P45"><text:span text:style-name="T66">"Do you not see how He created seven heavens in layers, and placed the moon as a light in them and made the sun a blazing lamp?" (Qur'an 71: 15-16)</text:span></text:p>
      <text:p text:style-name="P41"><text:soft-page-break/></text:p>
      <text:p text:style-name="P45"><text:span text:style-name="T66">"In two days He determined them as seven heavens and revealed, in every heaven, its own mandate. We adorned the lowest heaven with lamps and guarded it. . . ." (Qur'an 41: 12)</text:span></text:p>
      <text:p text:style-name="P41"/>
      <text:p text:style-name="P45"><text:span text:style-name="T66">"Did We not make the earth a receptacle for the living and the dead? Did We not place firmly embedded mountains in it, soaring high into the air, and give you sweet fresh water to drink?" (Qur'an 77: 25-27)</text:span></text:p>
      <text:p text:style-name="P41"/>
      <text:p text:style-name="P45"><text:span text:style-name="T66">"He sends down water from the sky and river-beds fill up and flow according to their size, and the floodwater carries a rising foam. . . ." (Qur'an 13: 17)</text:span></text:p>
      <text:p text:style-name="P42"/>
      <text:p text:style-name="P45"><text:span text:style-name="T28">If the laws of the universe allowed only the solid and gaseous states of matter, life would never have come into being. This is because the atoms in solid matter are compact, relatively motionless, and do not allow the dynamic molecular activity needed for living organisms to develop. The atoms in gasses have no stability and move freely, preventing the functioning of the complex mechanisms of living organisms.</text:span></text:p>
      <text:p text:style-name="P45"><text:span text:style-name="T28">In short, there must be a fluid environment for the functions necessary for life to develop. The most ideal fluid—rather the only ideal fluid—is water.</text:span></text:p>
      <text:p text:style-name="P33"/>
      <text:p text:style-name="P45"><text:span text:style-name="T28">The suitability of Earth's environment for the sustaining life is too wondrous to ever be explained by chance occurrences. Lawrence Henderson, a professor in Harvard University's department of biological chemistry, says the following in this regard:</text:span></text:p>
      <text:p text:style-name="P45"><text:span text:style-name="T28">The fitness... [of these compounds constitutes] a series of maxima—unique or nearly unique properties of water, carbon dioxide, the compounds of carbon, hydrogen, and oxygen and the ocean—so numerous, so varied, so complete among all things which are concerned in the problem that together they form certainly the greatest possible fitness.</text:span><text:span text:style-name="T25">8</text:span></text:p>
      <text:p text:style-name="P33"/>
      <text:p text:style-name="P45"><text:span text:style-name="T28">God has created the amount of water in the world in the way most appropriate for the survival of living things. The 18th</text:span><text:span text:style-name="T25"> </text:span><text:span text:style-name="T28">century English natural scientist John Ray, writes the following in this regard:</text:span></text:p>
      <text:p text:style-name="P45"><text:span text:style-name="T28">… [I]f there were but half the sea that now is, there would also be but half Quantity of Vapors, and consequently we could have but half as many Rivers as now there are to supply all the dry land we have at present, and half as much more; for the quantity of Vapors which are raised, as well as to the heat </text:span><text:soft-page-break/><text:span text:style-name="T28">which raised them. The Wise Creator therefore did so prudently order it, that the seas should be large enough to supply Vapors sufficient for all the land.</text:span><text:span text:style-name="T25">9</text:span></text:p>
      <text:p text:style-name="P45"><text:span text:style-name="T28">To claim that all these events resulted from chance events, a person would have to be completely deluded.</text:span></text:p>
      <text:p text:style-name="P33"/>
      <text:p text:style-name="P45"><text:span text:style-name="T66">"We pour down plentiful water, then split the earth into furrows. Then We make grain grow in it, and grapes and herbs and olives and dates." (Qur'an 80: 25-29)</text:span></text:p>
      <text:p text:style-name="P48"/>
      <text:p text:style-name="P45"><text:span text:style-name="T66">". . . . Luxuriant gardens and orchards and meadows, for you and your livestock to enjoy." (Qur'an 80: 30-32)</text:span></text:p>
      <text:p text:style-name="P33"/>
      <text:p text:style-name="P45"><text:span text:style-name="T28">The molecular biologist Michael Denton writes:</text:span></text:p>
      <text:p text:style-name="P45"><text:span text:style-name="T29">The fitness of water [for life] would in all probability be less if its viscosity were much lower. The structures of living systems would be subject to far more violent movements under shearing forces if the viscosity were as low as liquid hydrogen... If the viscosity of water was much lower, delicate structures would be easily disrupted . . . and water would be incapable of supporting any permanent intricate microscopic structures. The delicate molecular architecture of the cell would probably not survive.</text:span></text:p>
      <text:p text:style-name="P45"><text:span text:style-name="T29">If the viscosity was higher, the controlled movement of large macromolecules and particularly structures such as mitochondria and small organelles would be impossible, as would processes like cell division. All the vital activities of the cell would be effectively frozen, and cellular life of any sort remotely resembling that with which we are familiar would be impossible. The development of higher organisms, which is critically dependent on the ability of cells to move and crawl around during embryogenesis, would certainly be impossible if the viscosity of water was even slightly greater than it is.</text:span><text:span text:style-name="T24">10</text:span></text:p>
      <text:p text:style-name="P33"/>
      <text:p text:style-name="P45"><text:span text:style-name="T66">"Say: ‘What do you think? If, one morning, your water disappears into the earth, who will bring you running water?' "(Qur'an 67: 30)</text:span></text:p>
      <text:p text:style-name="P48"/>
      <text:p text:style-name="P45"><text:span text:style-name="T66">"Have you thought about the water that you drink? Is it you who sent it down from the clouds or are We the Sender?" (Qur'an 56: 68-69)</text:span></text:p>
      <text:p text:style-name="P33"/>
      <text:p text:style-name="P45"><text:span text:style-name="T28">Water is renewed in a continuous cycle, in a state ready to be used by plants, animals, and human beings. Due to the sun's influence, the Earth's water is purified by evaporation. Evaporated water condenses in the atmosphere, forming clouds, and falls to the earth again as rain. In one year, for example, it is calculated that roughly six to seven hundred million tons of water evaporates at the equator, rises into the atmosphere, is carried towards </text:span><text:soft-page-break/><text:span text:style-name="T28">the North and the South Poles, and eventually returns to the seas again, in the form of rain.</text:span></text:p>
      <text:p text:style-name="P45"><text:span text:style-name="T28">If this transformation did not occur—that is, if water didn't evaporate and return to the earth, life would certainly come to an end.</text:span></text:p>
      <text:p text:style-name="P33"/>
      <text:p text:style-name="P33"/>
      <text:p text:style-name="P70">God Has Created The Beautiful World Of Plants</text:p>
      <text:p text:style-name="P6"/>
      <text:p text:style-name="P6">Violets, hyacinths, daisies, roses and other flowers are such sweet-smelling natural wonders. Cherries, peaches, apples, grapes, strawberries, oranges and other fruits offer their wonderful flavors and caches of vitamins. Pines, cypresses, poplars and other trees supply oxygen for living things. These are among the wonderful blessings that God has given to human beings. </text:p>
      <text:p text:style-name="P6">Every one of these plants displays the wonders that God has created with His eternal power. They are too beautiful, have systems too complex, and provide advantages too indispensable for them to be in the least attributable to chance. This is as true for a tiny seed as for the tree that will grow from it to a height of several hundred meters. </text:p>
      <text:p text:style-name="P6">In the Qur'an (55: 10-13), God speaks to those who claim that these beautiful things are the work of blind, unconscious processes:</text:p>
      <text:p text:style-name="P9"><text:span text:style-name="T67">He laid out the earth for all living creatures. In it are fruits and date-palms with covered spathes, and grains on leafy stems and fragrant herbs. So which of your Lord's blessings do you both then deny? </text:span></text:p>
      <text:p text:style-name="P50"/>
      <text:p text:style-name="P46"><text:span text:style-name="T66">"Have you thought about what you cultivate? Is it you who make it germinate or are We the Germinator? If We wished We could have made it broken stubble . . . ." (Qur'an 56: 63-65)</text:span></text:p>
      <text:p text:style-name="P50"/>
      <text:p text:style-name="P6"><text:span text:style-name="T72">The tiny seeds you see in these pictures contain 60 times more information than in all of the </text:span><text:span text:style-name="T73">Encyclopedia Britannica.</text:span><text:span text:style-name="T72"> When planted in the ground, the information in the seed will later turn it into a lily or a willow tree, a violet or an oak. From every seed emerges a plant different in taste, smell, color and size than every other. To imagine that such extraordinary information has come into this seed by chance is nonsense.</text:span></text:p>
      <text:p text:style-name="P6"><text:span text:style-name="T72">Together, black soil and a small seed can produce colorful flowers, sweet-smelling aromas and perfumed fruits. That is just one of the creative miracles of Almighty God.</text:span></text:p>
      <text:p text:style-name="P50"/>
      <text:p text:style-name="P46"><text:span text:style-name="T66">"As for the earth, We stretched it out and cast firmly embedded mountains in it and made everything grow in due proportion on it." (Qur'an 15: 19)</text:span></text:p>
      <text:p text:style-name="P50"><text:soft-page-break/></text:p>
      <text:p text:style-name="P6"><text:span text:style-name="T72">Israeli biophysicist Lee M. Spetner writes: </text:span></text:p>
      <text:p text:style-name="P3"><text:span text:style-name="T66">Plants do not proliferate in a field to the point where they become crowded. They do not engage in a "struggle for existence" where natural selection would preserve the strong and destroy the weak. Plants tend to control their populations by sensing the density of the planting. When the growth is dense, plants produce less seeds; when growth is thin, they produce more seeds.</text:span><text:span text:style-name="T59">11</text:span><text:span text:style-name="T66"> </text:span></text:p>
      <text:p text:style-name="P50"/>
      <text:p text:style-name="P46"><text:span text:style-name="T66">"And We put livelihoods in it both for you and for those you do not provide for." (Qur'an 15: 20)</text:span></text:p>
      <text:p text:style-name="P48"/>
      <text:p text:style-name="P46"><text:span text:style-name="T66">"And the earth: how We stretched it out and cast firmly embedded mountains onto it and caused luxuriant plants of every kind to grow in it, an instruction and a reminder for every penitent human being." (Qur'an 50: 7-8)</text:span></text:p>
      <text:p text:style-name="P48"/>
      <text:p text:style-name="P46"><text:span text:style-name="T66">"We sent down cascading water from the clouds so that by it We might bring forth grains and plants and luxuriant gardens." (Qur'an 78: 14-16)</text:span></text:p>
      <text:p text:style-name="P50"/>
      <text:p text:style-name="P45"><text:span text:style-name="T66">"The keys of the Unseen are in His possession. No one knows them but Him. He knows everything in the land and sea. No leaf falls without His knowing it. There is no seed in the darkness of the earth, and nothing moist or dry which is not in a Clear Book." (Qur'an 6: 59)</text:span></text:p>
      <text:p text:style-name="P50"/>
      <text:p text:style-name="P6"><text:span text:style-name="T72">The diversity of plants that appeared suddenly in the fossil record put evolutionists in a great difficulty. This problem even left Darwin stunned, and he admitted as much: </text:span></text:p>
      <text:p text:style-name="P3"><text:span text:style-name="T66">Nothing is more extraordinary in the history of the Vegetable Kingdom, as it seems to me, than the apparently very sudden or abrupt development of the higher plants.</text:span><text:span text:style-name="T59">12</text:span><text:span text:style-name="T66"> </text:span></text:p>
      <text:p text:style-name="P4"/>
      <text:p text:style-name="P46"><text:span text:style-name="T66">"He Who created the heavens and the earth and sends down water for you from the sky by which We make luxuriant gardens grow—you could never make their trees grow. . . ." (Qur'an 27: 60)</text:span></text:p>
      <text:p text:style-name="P50"/>
      <text:p text:style-name="P6"><text:span text:style-name="T72">The wide variety of plants in the natural world is only one of the proofs that they are not the work of chance. The flawless systems and extraordinary design of these esthetic, sweet-smelling plants couldn't be formed by the chance agglomeration of atoms. This claim would be as nonsensical as the </text:span><text:soft-page-break/><text:span text:style-name="T72">assertion that clothes in a store could make themselves by the accidental coming together of fabric and thread.</text:span></text:p>
      <text:p text:style-name="P50"/>
      <text:p text:style-name="P46"><text:span text:style-name="T66">"It is He Who produces gardens, both cultivated and wild, and palm-trees and crops of diverse kinds, and olives and pomegranates, both similar and dissimilar. . . ." (Qur'an 6: 141)</text:span></text:p>
      <text:p text:style-name="P50"/>
      <text:p text:style-name="P6"><text:span text:style-name="T72">Dr. Eldred Corner of Cambridge University is forced to admit the all-too-clear fact of creation:</text:span></text:p>
      <text:p text:style-name="P3"><text:span text:style-name="T66">... I still think that, to the unprejudiced, the fossil record of plants is in favour of special creation. If, however, another explanation could be found for this hierarchy of classification, it would be the knell of the theory of evolution. Can you imagine how an orchid, a duckweed, and a palm have come from the same ancestry, and have we any evidence for this assumption? The evolutionist must be prepared with an answer, but I think that most would break down before an inquisition.</text:span><text:span text:style-name="T59">13</text:span><text:span text:style-name="T66"> </text:span></text:p>
      <text:p text:style-name="P50"/>
      <text:p text:style-name="P46"><text:span text:style-name="T66">". . .He created all things and He has knowledge of all things. That is God, your Lord. There is no god but Him, the Creator of everything. So worship Him. He is responsible for everything." (Qur'an 6: 101-102)</text:span></text:p>
      <text:p text:style-name="P50"/>
      <text:p text:style-name="P6"><text:span text:style-name="T72">For millions of years, the countless, varied plants on the Earth have known what they must do and when they must do it, thanks to a program stored in their seeds; and they remember this program and carry it out without error. A peach tree never grows from a cherry pit, nor does a strawberry ever come from the seed from a lemon tree. It is surely impossible for a piece of wood with no brain, eyes or intelligence to put such a perfectly working program into operation by itself. The idea that this system can have been functioning perfectly for millions of years due to the success of chance occurrences is a fantasy that all sensible people will find ridiculous. It is God Who creates plants.</text:span></text:p>
      <text:p text:style-name="P50"/>
      <text:p text:style-name="P6"><text:span text:style-name="T72">Dr. Lee Spetner writes:</text:span></text:p>
      <text:p text:style-name="P3"><text:span text:style-name="T66">How does an acorn know it has to grow into an oak tree and not into a sunflower? . . . The science of biology took a pivotal turn about 40 years ago when biologists began to learn how information plays its role in living organisms. We have discovered the location of the information in the organism that tells it how to function and how to grow, how to live and how to reproduce. The information is in the seed as well as in the plant; it's in the egg </text:span><text:soft-page-break/><text:span text:style-name="T66">as well as in the chicken. The egg passes the information to the chicken it becomes, and the chicken passes it to the egg it lays, and so on.</text:span><text:span text:style-name="T59">14</text:span><text:span text:style-name="T66"> </text:span></text:p>
      <text:p text:style-name="P50"/>
      <text:p text:style-name="P6"><text:span text:style-name="T72">The Prophet, peace be upon him, says:</text:span></text:p>
      <text:p text:style-name="P3"><text:span text:style-name="T68">God is beautiful and loves beauty…</text:span><text:span text:style-name="T60">15</text:span><text:span text:style-name="T68"> </text:span></text:p>
      <text:p text:style-name="P4"/>
      <text:p text:style-name="P6"><text:span text:style-name="T72">Even a rose, whose smell has not changed for millions of years and whose variously colored smooth petals give it a beautiful esthetic appearance, disproves the evolutionists' claims. For years, trained experts have tried in experiments to duplicate the smell of a rose in the laboratory. But a rose, with more "intelligence" than the experts, has been producing this incomparable scent for millions of years. </text:span></text:p>
      <text:p text:style-name="P6"><text:span text:style-name="T72">A rose's special smell, color, softness and wondrous design show God's incomparable creative artistry.</text:span></text:p>
      <text:p text:style-name="P50"/>
      <text:p text:style-name="P45"><text:span text:style-name="T66">"In the earth there are diverse regions side by side and gardens of grapes and cultivated fields, and palm-trees sharing one root and others with individual roots, all watered with the same water. And We make some things better to eat than others. There are Signs in that for people who use their intellect." (Qur'an 13: 4)</text:span></text:p>
      <text:p text:style-name="P50"/>
      <text:p text:style-name="P45"><text:span text:style-name="T67">All the plants have the structure that is most appropriate for each one. For example, the seeds of a coconut palm float in the water—even seawater—for long periods of time; for this reason, their shells are very hard and have a special composition to protect them from the water. Because of this, they can make long journeys over water—downstream, even from island to island. Over the course of this journey, they need more nourishment to sustain them, and within their shells is stored just the kind of nourishment they require. Moreover, the coconut does not germinate while in the water; instead, it waits until it reaches the land and germinates at that exactly appropriate time.</text:span></text:p>
      <text:p text:style-name="P45"><text:span text:style-name="T67">Unconscious atoms cannot calculate all this by chance! The evident truth is, an All-knowing and intelligent Creator is behind this design. This is just one of the many examples of God's incomparable creative art.</text:span></text:p>
      <text:p text:style-name="P50"/>
      <text:p text:style-name="P46"><text:span text:style-name="T66">"Do you not see that God sends down water from the sky and then in the morning the earth is covered in green? God is All-Subtle, All-Aware." (Qur'an 22: 63)</text:span></text:p>
      <text:p text:style-name="P48"/>
      <text:p text:style-name="P46"><text:span text:style-name="T66">"It is He Who made the earth a cradle for you and threaded pathways for you through it and sent down water from the sky by which We have brought </text:span><text:soft-page-break/><text:span text:style-name="T66">forth various different types of plants. Eat and pasture your cattle." (Qur'an 20: 53)</text:span></text:p>
      <text:p text:style-name="P51"/>
      <text:p text:style-name="P45"><text:span text:style-name="T67">When various atoms come together within a plant, they form complex molecules that produce their beautiful smells. And for plants all over the world, this process is the same. If there were the slightest variation in these compounds, for instance; if there were a difference in the atomic number of one atom, either the scent would completely change or be destroyed. But the formula never fails; the smell production laboratory in the plant never makes a mistake. Thanks to this ongoing perfection, flowers of the same species everywhere have the identically same smell.</text:span></text:p>
      <text:p text:style-name="P45"><text:span text:style-name="T67">The production of a scent is a very delicate matter, in the course of which molecules are assembled with very complex structures. For example, it requires between three and ten different compounds to produce the scent of a rose. A water lily uses six, and white freesia uses ten; and every plant uses a different chemical formula for its distinctive aroma. Anyone who has received no training in this field would find it difficult, if not impossible to understand these chemical formulas, which plants produce in areas that can be seen only with a microscope. Human experts work for years to produce varied and beautiful scents such as these. </text:span></text:p>
      <text:p text:style-name="P45"><text:span text:style-name="T67">Who gives these plants their awareness, their intelligence, the knowledge that only a chemical engineer could have? These organisms, more successful in producing scents than any laboratory, reveal God's artistry in creation for all of us to see. </text:span></text:p>
      <text:p text:style-name="P45"><text:span text:style-name="T67">As Niles Eldredge, a well-known paleontologist and curator of the American Museum of Natural History, writes, </text:span></text:p>
      <text:p text:style-name="P45"><text:span text:style-name="T67">Indeed, the only competing explanation for the order we all see in the biological world is the notion of Special Creation.16 </text:span></text:p>
      <text:p text:style-name="P50"/>
      <text:p text:style-name="P46"><text:span text:style-name="T66">"He laid out the earth for all living creatures. In it are fruits and date-palms with covered spathes, and grains on leafy stems and fragrant herbs." (Qur'an 55: 10)</text:span></text:p>
      <text:p text:style-name="P50"/>
      <text:p text:style-name="P46"><text:span text:style-name="T66">"It is He Who sends down water from the sky from which We bring forth growth of every kind, and from that We bring forth the green shoots and from them We bring forth close-packed seeds, and from the spathes of the date palm date clusters hanging down, and gardens of grapes and olives and pomegranates, both similar and dissimilar. Look at their fruits as they bear fruit and ripen. There are Signs in that for people who believe." (Qur'an 6: 99)</text:span></text:p>
      <text:p text:style-name="P45"><text:span text:style-name="T67">God's Messenger, the Prophet (peace be upon him) says:</text:span></text:p>
      <text:p text:style-name="P45"><text:span text:style-name="T67">Use olive oil as a food and ointment for it comes from a blessed tree.17</text:span></text:p>
      <text:p text:style-name="P50"/>
      <text:p text:style-name="P46"><text:soft-page-break/><text:span text:style-name="T66">"God is He Who splits the seed and kernel. He brings forth the living from the dead, and produces the dead out of the living. That is God, so how are you perverted?" (Qur'an 6: 95)</text:span></text:p>
      <text:p text:style-name="P48"/>
      <text:p text:style-name="P46"><text:span text:style-name="T66">"Do you not see that God sends down water from the sky and by it We bring forth fruits of varying colors?" (Qur'an 35: 27)</text:span></text:p>
      <text:p text:style-name="P50"/>
      <text:p text:style-name="P45"><text:span text:style-name="T67">Bananas contain various carbohydrates and an important quantity of potassium which, when eaten by humans, ensure the development of cells and muscles, adjust the level of water in the body, and keep the heart beating normally. Together with these advantages, God tells in the Qur'an (56:28-33) that bananas are among the fruits of paradise: "Amid thornless lote-trees, and banana-trees [with fruits], one above another. And extended shade, and water flowing constantly, and abundant fruit, neither intercepted nor forbidden." Like all other blessings, the bananas in Paradise will surely be perfect compared with those on Earth. But in this world, God has created something similar to the blessings of Paradise to benefit human beings.</text:span></text:p>
      <text:p text:style-name="P50"/>
      <text:p text:style-name="P45"><text:span text:style-name="T67">Evolutionists cannot bring about even a single pea! If the most famous scientists in the world—including all those who have ever lived—were to gather together and spend years using the world's newest and most advanced technology, try as they might, never would they be able to produce a single pea. They couldn't originate even one of the single cells that make up a pea. This is one of the most important points that evolutionists ignore: It is God, the Lord of the Worlds, Who has created everything from nothing.</text:span></text:p>
      <text:p text:style-name="P50"/>
      <text:p text:style-name="P46"><text:span text:style-name="T66">". . . Those you worship besides God have no power to provide for you. So seek your provision from God and worship Him and give thanks to Him. It is to Him you will be returned." (Qur'an 29: 17)</text:span></text:p>
      <text:p text:style-name="P50"/>
      <text:h text:style-name="P16" text:outline-level="1"/>
      <text:h text:style-name="P20" text:outline-level="1"><text:span text:style-name="T74">God Is The Creator Of All Things In Nature</text:span></text:h>
      <text:p text:style-name="P50"/>
      <text:p text:style-name="P50"/>
      <text:p text:style-name="P6">Sßquirrels, rabbits, zebras, kangaroos, parrots, gazelles, peacocks, butterflies, whales, dolphins, giraffes, tigers, turtles, camels, starfish, swans—all these living things have a unique system most appropriate to meet their several needs. Some have sharp eyes and powerful muscles; others are born with poison fangs or attractive plumage. So, who gave them the information they needed to prepare themselves for an environment they have never yet seen? How does a newborn kitten know that it needs lungs to be able to utilize the oxygen in the atmosphere, or that a fish anticipate that it will need gills to use the oxygen dissolved in the water it swims in? How can birds realize they need light-weight skeletons in order to fly; that sea-going penguins need feathers coated in oil so as not to absorb water? That eagles need sharp eyes to see their prey from thousands of meters above the ground? That a woodpecker needs a special suspension system to protect its head from serious concussion?</text:p>
      <text:p text:style-name="P6">We could extend these examples over many pages, but for all of them pose one question: Who recorded the information and corresponding design systems in the genes of all living things?</text:p>
      <text:p text:style-name="P6">Or can we suppose that the ancestors of these living things gained experience over the course of their lives and then, taking succeeding generations into consideration, altered their own genes and evolved such a variety of highly-specialized organs? Did unconscious atoms and blind chance create living things as such miracles of design? Certainly not: It is God, the Lord of the Worlds, Who created living things with their marvelous systems, together with the favorable conditions that allow every living thing in the universe to grow and thrive. </text:p>
      <text:p text:style-name="P10"/>
      <text:p text:style-name="P46"><text:span text:style-name="T66">"And mankind and beasts and livestock are likewise of varying colors. Only those of His servants with knowledge have fear of God . . . ." (Qur'an 35: 28)</text:span></text:p>
      <text:p text:style-name="P50"/>
      <text:p text:style-name="P45"><text:span text:style-name="T67">Some whales and dolphins can hunt in the oceans' dark depths by using a kind of natural sonar. Female whales in particular can "see" by means of sound waves. Similar to the act of radar in the air, the huge mammals send out sound waves to a certain point. The returning waves are analyzed and interpreted in the animal's brain, giving it a clear "picture" of the kind of object it is encountering, along with its size, speed and location. These animals' sonic system is so extremely sensitive that a dolphin, for example, can make out even the "internal organs" of a person jumping into the water. </text:span></text:p>
      <text:p text:style-name="P45"><text:span text:style-name="T67">Along with determining the right way to swim, these creatures also use sound waves for communication. Two whales, kilometers apart, can understand each other, using sound. </text:span></text:p>
      <text:p text:style-name="P45"><text:soft-page-break/><text:span text:style-name="T67">It's still not completely understood how these animals produce the sounds to communicate and find their way. But the structure of a dolphin's head is known to have an amazing feature: the animal's skull is insulated against sound so as to protect its brain from continuous and intense sound bombardment.</text:span></text:p>
      <text:p text:style-name="P45"><text:span text:style-name="T67">Could all these amazing qualities possessed by sea mammals have come into being through mutation and natural selection—the only two mechanisms that the theory of evolution admits? What mutation could install the sonar system in the dolphin's body and insulate its head to protect it from the intense bursts of sound? Surely such a design could not possibly be the work of chance events or unconscious processes. All this is the work of Almighty God. </text:span></text:p>
      <text:p text:style-name="P46"><text:span text:style-name="T66">"And horses, mules and donkeys both to ride and for adornment. And He creates other things you do not know." (Qur'an 16: 8)</text:span></text:p>
      <text:p text:style-name="P50"/>
      <text:p text:style-name="P45"><text:span text:style-name="T67">Like other animals, honeybees also behave in a way particular to their own species. This behavior is full of dead ends for evolutionists, who try to explain—for example—that tens of thousands of bees live together in the same hive and share a perfect communication system, all by "instinct." But in his The Origin of Species, Charles Darwin himself asks a question that stresses the contradiction that his theory meets, in trying to explain the concept of instinct: </text:span></text:p>
      <text:p text:style-name="P45"><text:span text:style-name="T67">... [C]an instincts be acquired and modified through natural selection? What shall we say to so marvelous an instinct as that which leads the bee to make cells, which have practically anticipated the discoveries of profound mathematicians?18</text:span></text:p>
      <text:p text:style-name="P50"/>
      <text:p text:style-name="P46"><text:span text:style-name="T66">"Your Lord revealed to the bees: ‘Build dwellings in the mountains and the trees, and also in the structures which men erect. Then eat from every kind of fruit and travel the paths of your Lord, which have been made easy for you to follow.' From inside them comes a drink of varying colours, containing healing for mankind. . . ." (Qur'an 16: 68-69)</text:span></text:p>
      <text:p text:style-name="P48"/>
      <text:p text:style-name="P46"><text:span text:style-name="T66">"He is God—the Creator, the Maker, the Giver of Form. To Him belong the Most Beautiful Names. Everything in the heavens and earth glorifies Him. He is the Almighty, the All-Wise." (Qur'an 59: 24) </text:span></text:p>
      <text:p text:style-name="P50"/>
      <text:p text:style-name="P45"><text:span text:style-name="T67">Both wings of a butterfly have the same color, tone, and design in the same places; each is a mirror image of the other. The theory of evolution, claiming that everything came to be by chance, is at a loss to explain the art, color variation, variety and symmetry in nature as demonstrated in the wings of a butterfly. Charles Darwin admits the contradiction that he fell into: </text:span></text:p>
      <text:p text:style-name="P45"><text:span text:style-name="T67">I value the cases of . . . brilliant female butterflies, solely as showing that one sex may be made brilliant without any necessary transference of beauty to the other sex, for </text:span><text:soft-page-break/><text:span text:style-name="T67">in these cases, I cannot suppose that beauty in the other sex was checked by selection.19</text:span></text:p>
      <text:p text:style-name="P50"/>
      <text:p text:style-name="P45"><text:span text:style-name="T67">Professor Gary E. Parker was formerly an evolutionist. But like many other scientists, on the basis of research he did into paleontology and biology, he came to the conclusion that the theory of evolution was invalid. Here, he reveals his true thoughts about the variety of species: </text:span></text:p>
      <text:p text:style-name="P45"><text:span text:style-name="T67">… What spectacular variety we see among living things, both variation within kind and the stupendous number of different kinds. Most of us are awed by the spectacular variation in color, size, form, features, and function we see both within and among the incredible diversity of living things that grace our planet. Why so much variation?20</text:span></text:p>
      <text:p text:style-name="P50"/>
      <text:p text:style-name="P46"><text:span text:style-name="T66">"How many creatures do not carry their provision with the</text:span><text:span text:style-name="T70">m</text:span><text:span text:style-name="T66">! God provides for them and He will for you. He is the All-Hearing, the All-Knowing." (Qur'an 29: 60)</text:span></text:p>
      <text:p text:style-name="P50"/>
      <text:p text:style-name="P46"><text:span text:style-name="T66">". . . There is no creature He does not hold by the forelock. . . ." (Qur'an 11: 56)</text:span></text:p>
      <text:p text:style-name="P50"/>
      <text:p text:style-name="P45"><text:span text:style-name="T67">While hunting in the dry grass of the savanna, a tiger can hardly be seen because it blends in with its surroundings. In the same way, it is very difficult to make out a cheetah in dappled shade of high grass. God created all these animals with coats of fur appropriate to their environment.</text:span></text:p>
      <text:p text:style-name="P50"/>
      <text:p text:style-name="P46"><text:span text:style-name="T66">"Do they not see the birds suspended in mid-air up in the sky? Nothing holds them there except God . . . ." (Qur'an 16: 79)</text:span></text:p>
      <text:p text:style-name="P48"/>
      <text:p text:style-name="P46"><text:span text:style-name="T66">"Have they not looked at the birds above them, with wings outspread and folded back? Nothing holds them up but the All-Merciful." (Qur'an 67: 19)</text:span></text:p>
      <text:p text:style-name="P50"/>
      <text:p text:style-name="P45"><text:span text:style-name="T67">The self-sacrifice that animals demonstrate is one of the main problems that Darwinism encounters. Darwinism claims that nature is a merciless struggle in which the strong crush the weak, yet animals display many kinds of behavior that disproves this claim. Some animals feed each other and protect each other from danger; they clean and groom one another and prepare nests for their young. Sometimes they will even sacrifice their lives for one another. (A honeybee, for example, will sting an intruder to defend her hive, even though the act of stinging effectively disembowels the bee and results in her death.) For evolutionists, this is a major problem. As Darwin says,</text:span></text:p>
      <text:p text:style-name="P45"><text:span text:style-name="T67">So wonderful an instinct as that of the hive-bee making its cells will probably have occurred to many readers, as a difficulty sufficient to overthrow my whole theory.21</text:span></text:p>
      <text:p text:style-name="P50"><text:soft-page-break/></text:p>
      <text:p text:style-name="P45"><text:span text:style-name="T67">One evolutionist publication describes the trouble caused by such instances of self-sacrifice: </text:span></text:p>
      <text:p text:style-name="P45"><text:span text:style-name="T67">The problem is why living things help one another. According to Darwin's theory, every creature is engaged in a struggle to reproduce and continue its own existence. Since helping another would decrease the possibility of that creature's well-being, evolution would have to eliminate this behavior over a long period. However, it has been observed that creatures can sacrifice themselves.22</text:span></text:p>
      <text:p text:style-name="P50"/>
      <text:p text:style-name="P45"><text:span text:style-name="T66">''All praise belongs to God, the Lord of the heavens and the Lord of the earth, Lord of all the world. All greatness belongs to Him in the heavens and earth. He is the Almighty, the All-Wise.'' (Qur'an, 45: 36-37)</text:span></text:p>
      <text:p text:style-name="P48"/>
      <text:p text:style-name="P46"><text:span text:style-name="T66">"Everyone in the heavens and earth belongs to Him. All are submissive to Him." (Qur'an 30: 26)</text:span></text:p>
      <text:p text:style-name="P50"/>
      <text:p text:style-name="P45"><text:span text:style-name="T67">Darwin himself described the anxiety he experienced upon seeing the perfection in animals that invalidated his theory: </text:span></text:p>
      <text:p text:style-name="P45"><text:span text:style-name="T67">I remember well the time when the thought of the [amazingly complex structure of the] eye made me cold all over, but I have got over this stage of complaint... and now, trifling particulars of structure often make me very uncomfortable. The sight of a feather in a peacock's tail, whenever I gaze at it, makes me sick! 23</text:span></text:p>
      <text:p text:style-name="P50"/>
      <text:p text:style-name="P46"><text:span text:style-name="T66">"In the heavens and earth there are certainly Signs for believers. And in your creation and all the creatures He has spread about there are Signs for people with certainty." (Qur'an 45: 3-4)</text:span></text:p>
      <text:p text:style-name="P48"/>
      <text:p text:style-name="P46"><text:span text:style-name="T66">"God created every animal from water. Some of them go on their bellies, some of them on two legs, and some on four. God creates whatever He wills. . . . " (Qur'an 24: 45)</text:span></text:p>
      <text:p text:style-name="P48"/>
      <text:p text:style-name="P48"/>
      <text:p text:style-name="P67"><text:span text:style-name="T77">Human Beings are Intelligent and Wilful Beings </text:span></text:p>
      <text:p text:style-name="P67"><text:span text:style-name="T77">into Whom God Breathed His Spirit</text:span></text:p>
      <text:p text:style-name="P50"/>
      <text:p text:style-name="P6"><text:span text:style-name="T80">The theory of evolution's claims are too obviously illogical to need discussion. They are as nonsensical as the assertion that skyscrapers in the middle of a city came about by chance, arising from the stones and other debris left by a rainstorm. </text:span></text:p>
      <text:p text:style-name="P6">To state the matter briefly, evolutionists believe that if given enough time, lifeless matter comes to life and forms cells. As a result of rivalry among cells and the mutations <text:soft-page-break/>that happen within them, they bring into being a Stephen Hawking, an Albert Einstein, a Frank Sinatra and a Marie Curie, not to mention elephants, butterflies, fish, hyacinths, lemons and acacia trees.</text:p>
      <text:p text:style-name="P6">Because their claims are based on no scientific evidence, one of the most difficult things their proponents must explain is the unique character of the human spirit. They cannot explain in the least how it happens that lifeless matter can, by chance, bring about a thinking human being able to enjoy himself and laugh; one able to experience sorrow and excitement; one who can produce works of art, create fashions, compose music and poetry, feel pleasure at hearing a favorite song played, enjoy the smell of pizza and the taste of yogurt; someone who has longings, who can be a good friend, make discoveries, administer a government and travel into space.</text:p>
      <text:p text:style-name="P50"/>
      <text:p text:style-name="P46"><text:span text:style-name="T66">"He Who has created all things in the best possible way. He commenced the creation of man from clay; then produced his seed from an extract of base fluid; then formed him and breathed His Ruh into him. . . ." (Qur'an 32: 7-9)</text:span></text:p>
      <text:p text:style-name="P49"/>
      <text:p text:style-name="P46"><text:span text:style-name="T66">"He created the heavens and the earth with truth and formed you, giving you the best of forms. And He is your final destination." (Qur'an 64: 3)</text:span></text:p>
      <text:p text:style-name="P51"/>
      <text:p text:style-name="P46"><text:span text:style-name="T67">Evolutionists claim that all existing things are the result of chance events. According to this false belief, over the course of time living things "happened" to appear from muddy water called the "primal soup" and developed into human beings. With the help of time, they say, chance produced the human body's beauty and symmetry and went on to create human feelings and intelligence. However much it hides behind scientific terminology, this warped logic lies at the root of evolutionists' claims.</text:span></text:p>
      <text:p text:style-name="P51"/>
      <text:p text:style-name="P46"><text:span text:style-name="T66">"We created man from a mingled drop to test him, and We made him hearing and seeing." (Qur'an 76: 2)</text:span></text:p>
      <text:p text:style-name="P51"/>
      <text:p text:style-name="P46"><text:span text:style-name="T67">A human being is aware, possesses a will, and can think, speak, consider, make decisions and form judgments. All these qualities are the result of the fact that God has given him a spirit. But according to the assertions of evolutionists, all the politicians who have come and gone and made successful or unsuccessful decisions for their nations, came into being as the result of mechanisms directed by chance. Darwin himself recognized the impossibility of such claims. As he wrote in his book:</text:span></text:p>
      <text:p text:style-name="P46"><text:span text:style-name="T67">We have seen in the last two chapters that man bears in his bodily structure clear traces of his descent from some lower form; but it may be urged that, as man differs so greatly in his mental power from all other animals, there must be some error in this conclusion.25</text:span></text:p>
      <text:p text:style-name="P51"/>
      <text:p text:style-name="P46"><text:soft-page-break/><text:span text:style-name="T67">Darwinists attribute to chance events something like supreme intelligence and accept the idea that total of millions of chance events, coming one after another, have "creative power." According to Darwinists, chance events have a far greater intelligence than all people on Earth. No matter how many people have lived and died over the eons, Darwinists claim that every one of their brains, intelligence, cognitive faculties, judgment, memory, physical characteristics and thousands of other qualities have been formed by chance. According to Darwinists, a cell that the world's most intelligence scientists could not produce with the highest technology could arise by the chance interaction of unconscious atoms. Moreover, such chance events have been able to produce geniuses like Einstein, Pasteur, Galileo and Newton. Certainly, these claims are beyond all sense. The creator of all existing things is Almighty God, with His eternal power.</text:span></text:p>
      <text:p text:style-name="P46"><text:span text:style-name="T67">The evolutionists claim that a combination of time and chance turned muddy water into skilful, successful, intelligent beings with beauty and perfect senses of sight and hearing. Do you think that the men and women you see on these pages, known for their talent and success, could be the result of chance, time and muddy water? Consider for a moment: </text:span></text:p>
      <text:p text:style-name="P46"><text:span text:style-name="T67">Could living things claimed to be the product of chance take pleasure from beauty and art?</text:span></text:p>
      <text:p text:style-name="P46"><text:span text:style-name="T67">Could beings who write screenplays, compose music, direct and act in films be the work of chance? </text:span></text:p>
      <text:p text:style-name="P46"><text:span text:style-name="T67">Could such beings win an Oscar?</text:span></text:p>
      <text:p text:style-name="P46"><text:span text:style-name="T67">Could beings created by chance have the imagination to write novels hundreds of pages in length?</text:span></text:p>
      <text:p text:style-name="P46"><text:span text:style-name="T67">No is surely the only answer to all these questions. No matter how much time chance is given, it cannot turn muddy water into a human being and later provide him or her with these creative qualities. Simply the negative answers to these questions are enough to invalidate the theory of evolution. Clearly, all the beings who could succeed in these endeavors are works of God's supreme knowledge and creative power.</text:span></text:p>
      <text:p text:style-name="P46"><text:span text:style-name="T67">Because God created them with these talents, inspired in them artistry and acting ability, and gave them a good voice, they are successful artists.</text:span></text:p>
      <text:p text:style-name="P51"/>
      <text:p text:style-name="P46"><text:span text:style-name="T66">"Mankind! We created you from a male and female, and made you into peoples and tribes so that you might come to know each other. The noblest among you in God's sight is the one of you who best performs his duty. God is All-Knowing, All-Aware." (Qur'an 49: 13)</text:span></text:p>
      <text:p text:style-name="P51"/>
      <text:p text:style-name="P46"><text:span text:style-name="T67">About seven billion people live in the world. The majority of these people have perfect vision systems and perfect hearing systems. The human visual system is so developed that no camera produced with the latest technology can attain the quality of </text:span><text:soft-page-break/><text:span text:style-name="T67">image that the human eye can afford. The human ear is more advanced than the most modern sound system. But Darwinists believe that these visual and sound systems, which the most advanced technology cannot even approach, are the products of blind chance.</text:span></text:p>
      <text:p text:style-name="P46"><text:span text:style-name="T67">According to this strange claim, mud and time combined by chance to bring about a technology that human intelligence and experience cannot achieve. And the most intelligent and meticulous chance made it possible for every one of today's seven billion people to have one of each of these systems. </text:span></text:p>
      <text:p text:style-name="P46"><text:span text:style-name="T67">This claim shows clearly that evolutionists believe that the threesome of chance, time and mud actually has the character of a triune god.</text:span></text:p>
      <text:p text:style-name="P51"/>
      <text:p text:style-name="P46"><text:span text:style-name="T66">"Lord of the heavens and the earth and everything between them,the Almighty, the Endlessly Forgiving." (Qur'an 38: 66)</text:span></text:p>
      <text:p text:style-name="P51"/>
      <text:p text:style-name="P46"><text:span text:style-name="T67">Lifeless, unconscious atoms linking together by chance cannot think; they are ignorant of physical laws and cannot make mathematical calculations. They cannot become engineers who construct huge skyscrapers or dams that restrain tons of water; they cannot use a computer, play the piano or compose pleasant music.</text:span></text:p>
      <text:p text:style-name="P51"/>
      <text:p text:style-name="P51"/>
      <text:p text:style-name="P68"><text:span text:style-name="T77">Works of Technology and Art are All Examples of Design</text:span></text:p>
      <text:p text:style-name="P50"/>
      <text:p text:style-name="P13"><text:span text:style-name="T67">In our day-to-day lives, we come across wonders of design. For example, the bridge we walk across, the skyscraper we work in, elevators, knives and forks, a crocheted tablecloth, our clothing, car, briefcase and eyeglasses, newspapers, television and the pictures on our wall—each of these things was planned, designed and produced by someone of intelligence, knowledge and skill. No one in his right mind would claim that these finely crafted objects in our streets and houses brought themselves into existence by a natural happenstance. </text:span></text:p>
      <text:p text:style-name="P45"><text:span text:style-name="T67">Most likely you don't personally know which engineers, technicians, and workers constructed the bridge you walk across every day, but you are certain that there had to be such people as these. When you see a late model car that you like, you appreciate its designers—even if you never meet them. </text:span></text:p>
      <text:p text:style-name="P45"><text:span text:style-name="T67">So, anywhere we find a product of a planned design, we can always be sure that somewhere, there has been a designer who brought that product into being. But in this matter, Darwinists are prejudiced. Some people, although they are not scientists, maintain that all the superior designs we see in nature, much more wonderful than the ordinary artificial constructions we encounter in everyday life, were formed by chance. They have been conditioned—if not instructed—not to believe in Almighty God, the </text:span><text:soft-page-break/><text:span text:style-name="T67">Creator of all the designs found in the universe. As God says in the Qur'an (7: 179): "... They have hearts they do not understand with. They have eyes they do not see with. They have ears they do not hear with." </text:span></text:p>
      <text:p text:style-name="P50"/>
      <text:p text:style-name="P45"><text:span text:style-name="T66">"God is He Who raised up the heavens without any support – you can see that—and then established Himself firmly on the Throne. He made the sun and moon subservient, each running for a specified term. He directs the whole affair. He makes the Signs clear so that hopefully you will be certain about the meeting with your Lord." (Qur'an 13: 2)</text:span></text:p>
      <text:p text:style-name="P50"/>
      <text:p text:style-name="P50"/>
      <text:p text:style-name="P43"><text:span text:style-name="T8">Darwinism's formula is</text:span><text:span text:style-name="T75">:</text:span></text:p>
      <text:p text:style-name="P48"/>
      <text:p text:style-name="P48"/>
      <text:p text:style-name="P45"><text:span text:style-name="T66">Time + Mud + Chance = A human being</text:span></text:p>
      <text:p text:style-name="P6"><text:span text:style-name="T72">According to evolutionists, human existence is the end result of millions of years of progress, up from muddy water with the help of chance. They believe that the combination of these random forces gave shape to the human brain, intelligence, cognitive ability, judgment and memory. So it is that evolutionists regard these three forces—time, mud, and chance—as their gods, and believe that over the course of time, these false gods created the human intelligence that can examine the heavens with a telescope, produce fiber-optic cables, use computers, construct high-tech robots, develop holograms and invent cellular telephones. The power they impute to this threesome is actually enough to elevate them into a trinity. Holding tightly to their deviant ideas, Darwinists do not forsake the crushing defeat of their logic which they suffer, only to deny the existence of Almighty God.</text:span></text:p>
      <text:p text:style-name="P7"/>
      <text:p text:style-name="P6"><text:span text:style-name="T72">Paul Davies, a well-known professor of mathematical physics at Australia's University of Adelaide, writes,</text:span></text:p>
      <text:p text:style-name="P3"><text:span text:style-name="T66">If the world's finest minds can unravel only with difficulty the deeper workings of nature, how could it be supposed that those workings are merely a mindless accident, a product of blind chance?</text:span><text:span text:style-name="T59">26</text:span><text:span text:style-name="T66"> </text:span></text:p>
      <text:p text:style-name="P5"/>
      <text:p text:style-name="P6"><text:span text:style-name="T72">According to Darwinism, designers, architects, engineers, scientists all came to be, after eons, from a puddle of muddy water with the help of chance. These claims are like suggesting that the architectural wonder of a palace by the sea came to be by chance over the course of time, thanks to waves beating on a beach's sand and pebbles.</text:span></text:p>
      <text:p text:style-name="P6"><text:soft-page-break/><text:span text:style-name="T72">Human beings have intelligence, awareness, and will; are capable of making intricate calculations according to the laws of physics whereby they can design massive tons of steel to float on the water or fly through the air. Quite clearly, they couldn't have come to be by the operation of chance over time. But evolutionists, hypnotized by their theory, cannot see the illogicality. </text:span></text:p>
      <text:p text:style-name="P7"/>
      <text:p text:style-name="P46"><text:span text:style-name="T66">"If you ask them, ‘Who created the heavens and the earth and made the sun and moon subservient?' they will say, ‘God.' So how have they been perverted?" (Qur'an 29: 61)</text:span></text:p>
      <text:p text:style-name="P6"/>
      <text:p text:style-name="P6"><text:span text:style-name="T72">To believe in Darwinism means the total abandonment of thought, intelligence and logic. No rational person could declare that stones can line up, all by themselves, and construct a skyscraper with all its features, by chance. But Darwinists claim something even more nonsensical than that: they claim that a puddle of water on the ground engendered life and, with the help of chance and endless millennia, eventually formed human beings with the awareness and intelligence to build towns, discover the light bulb, produce thousands of kilowatts of energy to light the cities they built, and perform the intricate calculations necessary to construct bridges and skyscrapers. </text:span></text:p>
      <text:p text:style-name="P7"/>
      <text:p text:style-name="P6"><text:span text:style-name="T72">''He is God. There is no deity but Him. Praise be to Him in the world and in the hereafter. Judgment belongs to Him. You will be returned to Him.'' (Qur'an 28: 70)</text:span></text:p>
      <text:p text:style-name="P50"/>
      <text:p text:style-name="P6"><text:span text:style-name="T72">Evolutionists believe that five billion years ago, a few atoms came together and formed a perfect plan. According to this fantastic scenario, lifeless, unconscious atoms came together with the help of wind, storms, lightening, ultraviolet rays and earthquakes, to form living things. To claim that the individuals who made the architectural works you see in this photograph arose by chance is even more illogical than believing that masses of stone quarried themselves and became perfect architectural masterpieces, through the effect of wind-erosion over the course of centuries. </text:span></text:p>
      <text:p text:style-name="P6"/>
      <text:p text:style-name="P46"><text:span text:style-name="T66">"That is God, your Lord, the Truth, and what is there after truth except misguidance? So how have you been distracted?" (Qur'an 10: 32)</text:span></text:p>
      <text:p text:style-name="P50"/>
      <text:p text:style-name="P6"><text:span text:style-name="T72">Darwinism's purpose is to persuade people to deny the clear and certain fact of creation. To do this, Darwinists try to make everyone believe that living things' wonderful and excellent systems came to be through a long series of chance events. All the scientific proofs and evident facts displayed in front of </text:span><text:soft-page-break/><text:span text:style-name="T72">their eyes can't change their minds. Those who espouse this deviant view would find ridiculous the claim that the pyramids—whose incomparable design even modern technology cannot explain or duplicate—came into being randomly over the course of time. But they display an even more serious logical flaw in resorting to every means to prove that the human intelligence and skill that brought about the pyramids resulted from the formula: Time + chance + mud = a human being. </text:span></text:p>
      <text:p text:style-name="P50"/>
      <text:p text:style-name="P6"><text:span text:style-name="T72">"Guerniero," painting by Gianfrancesco Wilhelmshöhe</text:span></text:p>
      <text:p text:style-name="P7"/>
      <text:p text:style-name="P6"><text:span text:style-name="T72">"Fruit, a seashell and a box of jewels," a still life by Jan Davidsz</text:span></text:p>
      <text:p text:style-name="P7"/>
      <text:p text:style-name="P6"><text:span text:style-name="T72">When someone walks into an art gallery and views a show of pictures, he immediately understands that they were painted by a talented, experienced, knowledgeable artist. Even if he cannot see the painter, he would never doubt that the artist exists. No one would claim that these works were formed by the chance spilling of paint on canvas. And someone who liked one of the paintings wouldn't praise the pigments that formed the paint, or the linen that was woven into the canvas but rather, the individual who conceived and painted it. </text:span></text:p>
      <text:p text:style-name="P6"><text:span text:style-name="T81">All the beautiful things we see around us belong to God, the Creator of everything. The only One Who deserves praise and thanksgiving is our Lord God, Who made everything He created with consummate perfection.</text:span></text:p>
      <text:p text:style-name="P8"/>
      <text:p text:style-name="P6"><text:span text:style-name="T81">"Sailboats in Istanbul," painting by Salvator Colacicco</text:span></text:p>
      <text:p text:style-name="P6"><text:span text:style-name="T81">"The Carpet Merchant," painting by Jean-Leon Gerome</text:span></text:p>
      <text:p text:style-name="P6"/>
      <text:p text:style-name="P28"/>
      <text:p text:style-name="P6"><text:span text:style-name="T72">If we cannot believe that the static, two-dimensional, inanimate scene in a picture is the result of pure chance, how can anyone think that the three-dimensional, living, incomparable perfection of the painting's subject matter is the work of blind chance?</text:span></text:p>
      <text:p text:style-name="P7"/>
      <text:p text:style-name="P6"><text:span text:style-name="T72">"Mahmudiye Kalyonu," signed by Arif in Ottoman in the year 1360 of the Muslim calendar</text:span></text:p>
      <text:p text:style-name="P7"/>
      <text:p text:style-name="P6"><text:span text:style-name="T72">The cushions, fabrics and curtains you see in this picture are all the products of design. Several artisans worked on each one of them. People who clearly see that the designs in this picture could not have been accidental, nevertheless believe that the living things that the material comes from and the people, who make the designs, came to be by chance. </text:span></text:p>
      <text:p text:style-name="P6"><text:soft-page-break/><text:span text:style-name="T72">This illogic is only one of the innumerable proofs that demonstrate how the trance of Darwinism affects the minds of some individuals.</text:span></text:p>
      <text:p text:style-name="P50"/>
      <text:p text:style-name="P46"><text:span text:style-name="T66">''(It is He Who created) also animals for riding and for haulage and animals for slaughtering and for wool. . ." (Qur'an 6: 142)</text:span></text:p>
      <text:p text:style-name="P51"/>
      <text:p text:style-name="P46"><text:span text:style-name="T66">"Children of Adam! We have sent down clothing to you to conceal your private parts, and fine apparel, but the clothing of heedfulness—that is best! . . . " (Qur'an 7: 26)</text:span></text:p>
      <text:p text:style-name="P51"/>
      <text:p text:style-name="P50"/>
      <text:p text:style-name="P29"/>
      <text:p text:style-name="P29"/>
      <text:p text:style-name="P57"/>
      <text:p text:style-name="P58"><text:span text:style-name="T8">Conclusion</text:span><text:span text:style-name="T75">: THE SPELL OF THE THEORY OF CHANGE IS BROKEN</text:span></text:p>
      <text:p text:style-name="P29"/>
      <text:p text:style-name="P29"/>
      <text:p text:style-name="P31"><text:span text:style-name="T63">The feather of a golden pheasant</text:span></text:p>
      <text:p text:style-name="P28"/>
      <text:p text:style-name="P45"><text:span text:style-name="T67">The theory of evolution, with its claim that time, chance and mud combined to form a "creative god" is reminiscent of the various creation myths of uncivilized and unscientific societies. Anyone who uses his mind logically, with no ideological prejudice, will easily understand that it is untenable. </text:span></text:p>
      <text:p text:style-name="P45"><text:span text:style-name="T67">As we have pointed out from the outset, those who accept the theory of evolution believe in chance events that have been subtly operating since the beginning of the world; and that with the help of time, thinking, intelligent research professors, university students, scientists like Einstein and Hubble, actors like Frank Sinatra and Charlton Heston, as well as gazelles, lemon trees and carnations all came to be from "some warm little pond" in Darwin's words.27 And those who believe this nonsense include scientists, professors, and other cultured, educated people. </text:span></text:p>
      <text:p text:style-name="P45"><text:span text:style-name="T67">For this reason, it is appropriate to designate the theory of evolution as one of the strongest spells ever cast over the world. Throughout modern history, few ideas have so bewitched people. It's as if this theory has pulled a curtain over their eyes, preventing them from seeing evident facts and, based on those facts, thinking logically and intelligently. This blindness is more serious and incomprehensible than the ancient Egyptians' belief in the Sun God Ra, the totems of some African tribes, the sun worship of the Sabians, the hand-made idols of the people of Abraham, the worship of the Golden Calf by the children of Israel, and the Christians' belief in the trinity. About such people, the Prophet (may God bless him and grant him peace) said the following: "It is not someone without eyes who is blind but someone without understanding."28 </text:span></text:p>
      <text:p text:style-name="P45"><text:span text:style-name="T67">This is the lack of intelligence that God points out in the Qur'an; in several verses, He says that some people will have their judgment clouded and fall into such a wretched state as to be unable to see the truth. Some of these verses read as follows: </text:span></text:p>
      <text:p text:style-name="P50"/>
      <text:p text:style-name="P45"><text:span text:style-name="T66">As for those who do not believe, it makes no difference to them whether you warn them or do not warn them, they will not believe. God has sealed up their hearts and hearing and over their eyes is a blindfold. They will have a terrible punishment. (Qur'an, 2: 6-7) </text:span></text:p>
      <text:p text:style-name="P48"/>
      <text:p text:style-name="P45"><text:span text:style-name="T66">... They have hearts they do not understand with. They have eyes they do not see with. They have ears they do not hear with. Such people are like cattle. No, they are even further astray! They are the unaware. (Qur'an, 7: 179)</text:span></text:p>
      <text:p text:style-name="P50"/>
      <text:p text:style-name="P45"><text:soft-page-break/><text:span text:style-name="T67">In another verse (15: 14-15), God says that these people have been so bewitched that they would not believe even if they witnessed miracles: </text:span></text:p>
      <text:p text:style-name="P45"><text:span text:style-name="T67">Even if We opened up to them a door into heaven, and they spent the day ascending through it, they would only say, "Our eyesight is befuddled! Or rather we have been put under a spell!" </text:span></text:p>
      <text:p text:style-name="P45"><text:span text:style-name="T67">That this spell has such a wide effect on the world, that it has been able to keep so many people so removed from the truth without being broken for 150 years is too amazing for words to express. Yes, it's understandable that one or two people could believe in impossible propositions, in nonsensical claims. But it seems wholly preposterous for people all over the world to believe that lifeless, unconscious atoms suddenly decided to come together, abruptly display extraordinary organization, discipline and conscious intelligence and, operating flawlessly, produce the universe, planet Earth with all its life-sustaining qualities, and living things endowed with their innumerable and complex systems.</text:span></text:p>
      <text:p text:style-name="P45"><text:span text:style-name="T67">In the Qur'an (7: 116), God tells of an episode that occurred between Moses (peace be upon Him) and Pharaoh, showing how some people who espoused a godless philosophy put spells on others. When Moses was explaining the true religion to Pharaoh, Pharaoh told Moses to meet him where his skilled magicians were gathered with the people. When Moses met the magicians, he commanded them to display their skills, and: </text:span></text:p>
      <text:p text:style-name="P45"><text:span text:style-name="T67">He said, "You throw." And when they threw, they cast a spell on the people's eyes and caused them to feel great fear of them. They produced an extremely powerful magic. </text:span></text:p>
      <text:p text:style-name="P45"><text:span text:style-name="T67">Pharaoh's magicians were able to put a deceptive spell on everyone—except Moses and those who believed in him. But the proof that Moses presented to them in response "swallowed up what they had forged" as it says in this verse, in other words, made them ineffective:</text:span></text:p>
      <text:p text:style-name="P50"/>
      <text:p text:style-name="P45"><text:span text:style-name="T66">We revealed to Moses, "Throw down your staff." And it immediately swallowed up what they [the magicians] had forged. So the Truth took place and what they did was shown to be false. They were defeated then and there, transformed into humbled men. (Qur'an 7: 116)</text:span></text:p>
      <text:p text:style-name="P50"/>
      <text:p text:style-name="P45"><text:span text:style-name="T67">As this verse states, when these people understood that the spell put on others was unreal, they were humiliated. If those who are under a spell today, dedicating their lives to defending claims presented under a scientific guise, do not give up their nonsense, they too will be humiliated when all the evidence for the truth comes out and the spell is broken. Malcolm Muggeridge, the atheist philosopher and supporter of evolution, confesses his uneasiness in this regard: </text:span></text:p>
      <text:p text:style-name="P45"><text:span text:style-name="T67">I myself am convinced that the theory of evolution, especially the extent to which it's been applied, will be one of the great jokes in the history books in the future. </text:span><text:soft-page-break/><text:span text:style-name="T67">Posterity will marvel that so very flimsly and dubious an hypothesis could be accepted with the incredible credulity that it has. 29</text:span></text:p>
      <text:p text:style-name="P45"><text:span text:style-name="T67">This day is not far off—in fact, it's quite near—when people will understand that chance is not a god, and realize that the theory of evolution has been the biggest deception casting a most powerful spell. But this spell has begun to be lifted very quickly from people all over the globe: Many individuals who have learned the secret of evolution's deception are amazed how they could have been taken in. </text:span></text:p>
      <text:p text:style-name="P50"/>
      <text:p text:style-name="P30"/>
      <text:p text:style-name="P32"><text:span text:style-name="T64">The feather of a golden pheasant</text:span></text:p>
      <text:p text:style-name="P52"/>
      <text:p text:style-name="P43"><text:span text:style-name="T75">APPENDIX: </text:span><text:span text:style-name="T8">The Evolution Deceit</text:span></text:p>
      <text:p text:style-name="P50"/>
      <text:p text:style-name="P50"/>
      <text:p text:style-name="P45"><text:span text:style-name="T67">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45"><text:span text:style-name="T67">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text:span></text:p>
      <text:p text:style-name="P45"><text:span text:style-name="T67">"intelligent design" is a scientific expression of the fact that God created all living things.</text:span></text:p>
      <text:p text:style-name="P45"><text:span text:style-name="T67">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50"/>
      <text:p text:style-name="P50"/>
      <text:h text:style-name="P17" text:outline-level="1"><text:span text:style-name="T78">The Scientific Collapse of Darwinism </text:span></text:h>
      <text:p text:style-name="P50"/>
      <text:p text:style-name="P45"><text:span text:style-name="T67">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45"><text:soft-page-break/><text:span text:style-name="T67">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45"><text:span text:style-name="T67">1) The theory cannot explain how life originated on Earth. </text:span></text:p>
      <text:p text:style-name="P45"><text:span text:style-name="T67">2) No scientific finding shows that the "evolutionary mechanisms" proposed by the theory have any evolutionary power at all. </text:span></text:p>
      <text:p text:style-name="P45"><text:span text:style-name="T67">3) The fossil record proves the exact opposite of what the theory suggests.</text:span></text:p>
      <text:p text:style-name="P50"/>
      <text:p text:style-name="P1"><text:span text:style-name="T67">The power evolutionists impute to the three force they believe to have produced life—time, mud, and chance—is actually enough to elevate them into a trinity. They believe that the combination of these random forces gave shape to the human brain, intelligence, cognitive ability, judgment and memory.</text:span></text:p>
      <text:p text:style-name="P45"><text:span text:style-name="T67">In this section, we will examine these three basic points in general outlines:</text:span></text:p>
      <text:p text:style-name="P50"/>
      <text:p text:style-name="P48"/>
      <text:p text:style-name="P47"><text:span text:style-name="T77">The First Insurmountable Step: </text:span></text:p>
      <text:p text:style-name="P47"><text:span text:style-name="T77">The Origin of Life</text:span></text:p>
      <text:p text:style-name="P50"/>
      <text:p text:style-name="P45"><text:span text:style-name="T67">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45"><text:span text:style-name="T67">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50"/>
      <text:h text:style-name="P17" text:outline-level="1"><text:span text:style-name="T82">"Life Comes from Life"</text:span></text:h>
      <text:p text:style-name="P45"><text:span text:style-name="T67">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text:span><text:soft-page-break/><text:span text:style-name="T67">placed on a dirty piece of cloth, and it was believed that mice would originate from it after a while. </text:span></text:p>
      <text:p text:style-name="P45"><text:span text:style-name="T67">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45"><text:span text:style-name="T67">Even when Darwin wrote The Origin of Species, the belief that bacteria could come into existence from non-living matter was widely accepted in the world of science. </text:span></text:p>
      <text:p text:style-name="P45"><text:span text:style-name="T67">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30</text:span></text:p>
      <text:p text:style-name="P45"><text:span text:style-name="T67">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50"/>
      <text:p text:style-name="P50"/>
      <text:p text:style-name="P24"><text:span text:style-name="T67">The French biologist Louis Pasteur</text:span></text:p>
      <text:p text:style-name="P24"><text:span text:style-name="T67">The Russian biologist Alexander Oparin</text:span></text:p>
      <text:p text:style-name="P25"/>
      <text:p text:style-name="P24"><text:span text:style-name="T67">The artificial atmosphere created by Miller in his experiment actually bore not the slightest resemblance to the primitive atmosphere on earth. Today, Miller too accepts that his 1953 experiment was very far from explaining the origin of life.</text:span></text:p>
      <text:p text:style-name="P26"/>
      <text:p text:style-name="P48"/>
      <text:p text:style-name="P47"><text:span text:style-name="T77">Inconclusive Efforts in</text:span></text:p>
      <text:p text:style-name="P47"><text:span text:style-name="T77">the Twentieth Century</text:span></text:p>
      <text:p text:style-name="P50"/>
      <text:p text:style-name="P45"><text:span text:style-name="T67">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45"><text:span text:style-name="T67">Unfortunately, however, the problem of the origin of the cell is perhaps the most obscure point in the whole study of the evolution of organisms.31</text:span></text:p>
      <text:p text:style-name="P45"><text:span text:style-name="T67">Evolutionist followers of Oparin tried to carry out experiments to solve this problem. The best known experiment was carried out by the American chemist Stanley Miller in </text:span><text:soft-page-break/><text:span text:style-name="T67">1953. Combining the gases he alleged to have existed in the primordial Earth's atmosphere in an experiment set-up, and adding energy to the mixture, Miller synthesized several organic molecules (amino acids) present in the structure of proteins. </text:span></text:p>
      <text:p text:style-name="P45"><text:span text:style-name="T67">Barely a few years had passed before it was revealed that this experiment, which was then presented as an important step in the name of evolution, was invalid, for the atmosphere used in the experiment was very different from the real Earth conditions.32</text:span></text:p>
      <text:p text:style-name="P45"><text:span text:style-name="T67">After a long silence, Miller confessed that the atmosphere medium he used was unrealistic.33</text:span></text:p>
      <text:p text:style-name="P45"><text:span text:style-name="T67">All the evolutionists' efforts throughout the twentieth century to explain the origin of life ended in failure. The geochemist Jeffrey Bada, from the San Diego Scripps Institute accepts this fact in an article published in Earth magazine in 1998:</text:span></text:p>
      <text:p text:style-name="P45"><text:span text:style-name="T67">Today as we leave the twentieth century, we still face the biggest unsolved problem that we had when we entered the twentieth century: How did life originate on Earth?34</text:span></text:p>
      <text:p text:style-name="P24"><text:span text:style-name="T67">One of the evolutionists' gravest deceptions is the way they imagine that life could have emerged spontaneously on what they refer to as the primitive earth, represented in the picture above. They tried to prove these claims with such studies as the Miller experiment. Yet they again suffered defeat in the face of the scientific facts; The results obtained in the 1970s proved that the atmosphere on what they describe as the primitive earth was totally unsuited to life.</text:span></text:p>
      <text:p text:style-name="P50"/>
      <text:p text:style-name="P24"><text:span text:style-name="T67">All information about living beings is stored in the DNA molecule. This incredibly efficient information storage method alone is a clear evidence that life did not come into being by chance, but has been purposely designed, or, better to say, marvellously created.</text:span></text:p>
      <text:p text:style-name="P25"/>
      <text:h text:style-name="P17" text:outline-level="1"><text:span text:style-name="T78">The Complex Structure of Life</text:span></text:h>
      <text:p text:style-name="P50"/>
      <text:p text:style-name="P45"><text:span text:style-name="T67">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45"><text:span text:style-name="T67">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span></text:p>
      <text:p text:style-name="P45"><text:span text:style-name="T67">The DNA molecule, which is located in the nucleus of a cell and which stores genetic information, is an incredible databank. If the information coded in DNA were written </text:span><text:soft-page-break/><text:span text:style-name="T67">down, it would make a giant library consisting of an estimated 900 volumes of encyclopedias consisting of 500 pages each.</text:span></text:p>
      <text:p text:style-name="P45"><text:span text:style-name="T67">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span></text:p>
      <text:p text:style-name="P45"><text:span text:style-name="T67">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35</text:span></text:p>
      <text:p text:style-name="P45"><text:span text:style-name="T67">No doubt, if it is impossible for life to have originated from natural causes, then it has to be accepted that life was "created" in a supernatural way. This fact explicitly invalidates the theory of evolution, whose main purpose is to deny creation. </text:span></text:p>
      <text:p text:style-name="P50"/>
      <text:h text:style-name="P18" text:outline-level="1"/>
      <text:h text:style-name="P17" text:outline-level="1"><text:span text:style-name="T78">Imaginary Mechanisms of Evolution</text:span></text:h>
      <text:p text:style-name="P50"/>
      <text:p text:style-name="P45"><text:span text:style-name="T67">The second important point that negates Darwin's theory is that both concepts put forward by the theory as "evolutionary mechanisms" were understood to have, in reality, no evolutionary power. </text:span></text:p>
      <text:p text:style-name="P45"><text:span text:style-name="T67">Darwin based his evolution allegation entirely on the mechanism of "natural selection." The importance he placed on this mechanism was evident in the name of his book: The Origin of Species, By Means of Natural Selection…</text:span></text:p>
      <text:p text:style-name="P45"><text:span text:style-name="T67">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45"><text:span text:style-name="T67">Therefore, the mechanism of natural selection has no evolutionary power. Darwin was also aware of this fact and had to state this in his book The Origin of Species:</text:span></text:p>
      <text:p text:style-name="P45"><text:span text:style-name="T67">Natural selection can do nothing until favourable individual differences or variations occur.36</text:span></text:p>
      <text:p text:style-name="P50"/>
      <text:p text:style-name="P50"/>
      <text:p text:style-name="P45"><text:span text:style-name="T77">Lamarck's Impact</text:span></text:p>
      <text:p text:style-name="P50"/>
      <text:p text:style-name="P45"><text:soft-page-break/><text:span text:style-name="T67">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50"/>
      <text:p text:style-name="P25"/>
      <text:p text:style-name="P24"><text:span text:style-name="T79">The French biologist Lamarck</text:span></text:p>
      <text:p text:style-name="P25"/>
      <text:p text:style-name="P24"><text:span text:style-name="T67">Lamarck thought that organisms could pass on to their offspring traits acquired during their lifetimes. As an example to this line of reasoning, he suggested that the long neck of the giraffe evolved when a short-necked ancestor took to browsing on the leaves of trees instead of grass. With the discovery of the laws of genetics, it was seen that acquired traits could not actually be inherited at all. As a result, Lamarckism had been invalidated by science by the beginning of the twentieth century.</text:span></text:p>
      <text:p text:style-name="P69"/>
      <text:p text:style-name="P68"><text:span text:style-name="T66">Darwin also gave similar examples. In his book The Origin of Species, for instance, he said that some bears going into water to find food transformed themselves into whales over time.37</text:span></text:p>
      <text:p text:style-name="P45"><text:span text:style-name="T67">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50"/>
      <text:p text:style-name="P1"><text:span text:style-name="T66">The direct effect of random mutations is harmful. Above is a mutated calf which was born with two heads.</text:span></text:p>
      <text:p text:style-name="P50"/>
      <text:p text:style-name="P50"/>
      <text:h text:style-name="P19" text:outline-level="1"><text:span text:style-name="T78">Neo-Darwinism and Mutations</text:span></text:h>
      <text:p text:style-name="P50"/>
      <text:p text:style-name="P45"><text:span text:style-name="T67">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45"><text:soft-page-break/><text:span text:style-name="T67">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45"><text:span text:style-name="T67">The reason for this is very simple: DNA has a very complex structure, and random effects can only harm it. The American geneticist B.G. Ranganathan explains this as follows:</text:span></text:p>
      <text:p text:style-name="P45"><text:span text:style-name="T67">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38</text:span></text:p>
      <text:p text:style-name="P45"><text:span text:style-name="T67">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50"/>
      <text:h text:style-name="P18" text:outline-level="1"/>
      <text:h text:style-name="P19" text:outline-level="1"><text:span text:style-name="T78">The Fossil Record: No Sign of Intermediate Forms</text:span></text:h>
      <text:p text:style-name="P50"/>
      <text:p text:style-name="P45"><text:span text:style-name="T67">The clearest evidence that the scenario suggested by the theory of evolution did not take place is the fossil record. </text:span></text:p>
      <text:p text:style-name="P45"><text:span text:style-name="T67">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45"><text:span text:style-name="T67">Had this been the case, numerous intermediary species should have existed and lived within this long transformation period. </text:span></text:p>
      <text:p text:style-name="P45"><text:span text:style-name="T67">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text:span><text:soft-page-break/><text:span text:style-name="T67">should be disabled, defective, crippled living beings. Evolutionists refer to these imaginary creatures, which they believe to have lived in the past, as "transitional forms." </text:span></text:p>
      <text:p text:style-name="P45"><text:span text:style-name="T67">If such animals ever really existed, there should be millions and even billions of them in number and variety. More importantly, the remains of these strange creatures should be present in the fossil record. In The Origin of Species, Darwin explained:</text:span></text:p>
      <text:p text:style-name="P45"><text:span text:style-name="T67">If my theory be true, numberless intermediate varieties, linking most closely all of the species of the same group together must assuredly have existed.... Consequently, evidence of their former existence could be found only amongst fossil remains.39</text:span></text:p>
      <text:p text:style-name="P50"/>
      <text:p text:style-name="P1"><text:span text:style-name="T66">The larger picture belongs to a 100-million-year-old Nautilus fossil. On the left is a Nautilus living in our day. When we compare the fossil with today's Nautilus (on the right is the cross section of the creature's shell), we see that they both have the same identical characteristics. </text:span></text:p>
      <text:p text:style-name="P2"/>
      <text:p text:style-name="P48"/>
      <text:p text:style-name="P45"><text:span text:style-name="T77">Darwin's Hopes Shattered</text:span></text:p>
      <text:p text:style-name="P50"/>
      <text:p text:style-name="P45"><text:span text:style-name="T67">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45"><text:span text:style-name="T67">One famous British paleontologist, Derek V. Ager, admits this fact, even though he is an evolutionist:</text:span></text:p>
      <text:p text:style-name="P45"><text:span text:style-name="T67">The point emerges that if we examine the fossil record in detail, whether at the level of orders or of species, we find – over and over again – not gradual evolution, but the sudden explosion of one group at the expense of another.40</text:span></text:p>
      <text:p text:style-name="P45"><text:span text:style-name="T67">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45"><text:span text:style-name="T67">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41</text:span></text:p>
      <text:p text:style-name="P45"><text:soft-page-break/><text:span text:style-name="T67">Fossils show that living beings emerged fully developed and in a perfect state on the earth. That means that "the origin of species," contrary to Darwin's supposition, is not evolution, but creation.</text:span></text:p>
      <text:p text:style-name="P50"/>
      <text:p text:style-name="P50"/>
      <text:h text:style-name="P19" text:outline-level="1"><text:span text:style-name="T78">The Tale of Human Evolution</text:span></text:h>
      <text:p text:style-name="P50"/>
      <text:p text:style-name="P45"><text:span text:style-name="T67">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50"/>
      <text:p text:style-name="P50"/>
      <text:p text:style-name="P45"><text:span text:style-name="T67">1. Australopithecus </text:span></text:p>
      <text:p text:style-name="P45"><text:span text:style-name="T67">2. Homo habilis</text:span></text:p>
      <text:p text:style-name="P45"><text:span text:style-name="T67">3. Homo erectus</text:span></text:p>
      <text:p text:style-name="P45"><text:span text:style-name="T67">4. Homo sapiens</text:span></text:p>
      <text:p text:style-name="P45"><text:span text:style-name="T67">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42</text:span></text:p>
      <text:p text:style-name="P45"><text:span text:style-name="T67">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43</text:span></text:p>
      <text:p text:style-name="P45"><text:span text:style-name="T67">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44</text:span></text:p>
      <text:p text:style-name="P45"><text:soft-page-break/><text:span text:style-name="T67">Moreover, a certain segment of humans classified as Homo erectus have lived up until very modern times. Homo sapiens neandarthalensis and Homo sapiens sapiens (modern man) co-existed in the same region.45</text:span></text:p>
      <text:p text:style-name="P45"><text:span text:style-name="T67">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45"><text:span text:style-name="T67">What has become of our ladder if there are three coexisting lineages of hominids (A. africanus, the robust australopithecines, and H. habilis), none clearly derived from another? Moreover, none of the three display any evolutionary trends during their tenure on earth.46</text:span></text:p>
      <text:p text:style-name="P45"><text:span text:style-name="T67">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45"><text:span text:style-name="T67">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span></text:p>
      <text:p text:style-name="P45"><text:span text:style-name="T67">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45"><text:span text:style-name="T67">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47</text:span></text:p>
      <text:p text:style-name="P45"><text:span text:style-name="T67">The tale of human evolution boils down to nothing but the prejudiced interpretations of some fossils unearthed by certain people, who blindly adhere to their theory.</text:span></text:p>
      <text:p text:style-name="P26"/>
      <text:p text:style-name="P24"><text:span text:style-name="T67">Imaginary representations of 'primitive' human beings are frequently employed in stories carried by pro-evolution newspapers and magazines. The only source for these stories, based on these imaginary representations, are the imaginations of their authors. Yet evolution has suffered such a defeat in the face of the scientific facts that fewer reports concerning evolution now appear in scientific magazines.</text:span></text:p>
      <text:p text:style-name="P26"><text:soft-page-break/></text:p>
      <text:p text:style-name="P26"/>
      <text:h text:style-name="P19" text:outline-level="1"><text:span text:style-name="T78">Technology in the Eye and the Ear</text:span></text:h>
      <text:p text:style-name="P50"/>
      <text:p text:style-name="P45"><text:span text:style-name="T67">Another subject that remains unanswered by evolutionary theory is the excellent quality of perception in the eye and the ear. </text:span></text:p>
      <text:p text:style-name="P45"><text:span text:style-name="T67">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45"><text:span text:style-name="T67">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45"><text:span text:style-name="T67">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45"><text:span text:style-name="T67">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45"><text:span text:style-name="T67">Evolutionists claim that the mechanism producing this sharp and distinct image has been formed by chance. Now, if somebody told you that the television in your room was formed as a result of chance, that all of its atoms just happened to come together and </text:span><text:soft-page-break/><text:span text:style-name="T67">make up this device that produces an image, what would you think? How can atoms do what thousands of people cannot?</text:span></text:p>
      <text:p text:style-name="P24"><text:span text:style-name="T67">Compared to cameras and sound recording machines, the eye and ear are much more complex, much more successful and possess far superior designs to these products of high technology.</text:span></text:p>
      <text:p text:style-name="P45"><text:span text:style-name="T67">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45"><text:span text:style-name="T67">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45"><text:span text:style-name="T67">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45"><text:span text:style-name="T67">So far, no man-made visual or recording apparatus has been as sensitive and successful in perceiving sensory data as are the eye and the ear. However, as far as seeing and hearing are concerned, a far greater truth lies beyond all this. </text:span></text:p>
      <text:p text:style-name="P50"/>
      <text:p text:style-name="P48"/>
      <text:p text:style-name="P47"><text:span text:style-name="T77">To Whom Does the Consciousness That </text:span></text:p>
      <text:p text:style-name="P47"><text:span text:style-name="T77">Sees and Hears within the Brain Belong?</text:span></text:p>
      <text:p text:style-name="P50"/>
      <text:p text:style-name="P45"><text:soft-page-break/><text:span text:style-name="T67">Who watches an alluring world in the brain, listens to symphonies and the twittering of birds, and smells the rose?</text:span></text:p>
      <text:p text:style-name="P45"><text:span text:style-name="T67">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45"><text:span text:style-name="T67">For this consciousness is the spirit created by God, which needs neither the eye to watch the images nor the ear to hear the sounds. Furthermore, it does not need the brain to think. </text:span></text:p>
      <text:p text:style-name="P45"><text:span text:style-name="T67">Everyone who reads this explicit and scientific fact should ponder on Almighty God, and fear and seek refuge in Him, for He squeezes the entire universe in a pitch-dark place of a few cubic centimeters in a three-dimensional, colored, shadowy, and luminous form.</text:span></text:p>
      <text:p text:style-name="P50"/>
      <text:p text:style-name="P14"><text:span text:style-name="T71">Motion</text:span></text:p>
      <text:p text:style-name="P14"><text:span text:style-name="T71">Tought</text:span></text:p>
      <text:p text:style-name="P14"><text:span text:style-name="T71">Touch</text:span></text:p>
      <text:p text:style-name="P14"><text:span text:style-name="T71">Talking</text:span></text:p>
      <text:p text:style-name="P14"><text:span text:style-name="T71">Vision</text:span></text:p>
      <text:p text:style-name="P14"><text:span text:style-name="T71">Tasting</text:span></text:p>
      <text:p text:style-name="P14"><text:span text:style-name="T71">Hearing</text:span></text:p>
      <text:p text:style-name="P14"><text:span text:style-name="T71">Smelling</text:span></text:p>
      <text:p text:style-name="P24"><text:span text:style-name="T71">We live our entire life within our brain. The people that we see, the flowers we smell, the music we listen to, the fruits we taste, the wetness we feel on our hand… All of these form in our brains. In reality, neither colors, nor sounds, nor images exist in our brain. The only things that exist in the brain are electric signals. This means that we live in a world formed by the electric signals in our brain. This is not an opinion or a hypothesis, but the scientific explanation of how we perceive the world. </text:span></text:p>
      <text:p text:style-name="P25"/>
      <text:p text:style-name="P25"/>
      <text:p text:style-name="P27"><text:span text:style-name="T79">A Materialist Faith</text:span></text:p>
      <text:p text:style-name="P25"/>
      <text:p text:style-name="P24"><text:span text:style-name="T71">The information we have presented so far shows us that the theory of evolution is a incompatible with scientific findings. The theory's claim regarding the origin of life is inconsistent with science, the evolutionary mechanisms it proposes have no evolutionary </text:span><text:soft-page-break/><text:span text:style-name="T71">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24"><text:span text:style-name="T71">However, the theory of evolution is kept on the agenda of science. Some people even try to represent criticisms directed against it as an "attack on science." Why?</text:span></text:p>
      <text:p text:style-name="P24"><text:span text:style-name="T71">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24"><text:span text:style-name="T71">Interestingly enough, they also confess this fact from time to time. A well-known geneticist and an outspoken evolutionist, Richard C. Lewontin from Harvard University, confesses that he is "first and foremost a materialist and then a scientist":</text:span></text:p>
      <text:p text:style-name="P24"><text:span text:style-name="T7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48</text:span></text:p>
      <text:p text:style-name="P24"><text:span text:style-name="T71">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24"><text:span text:style-name="T71">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span></text:p>
      <text:p text:style-name="P25"/>
      <text:p text:style-name="P25"/>
      <text:p text:style-name="P50"/>
      <text:p text:style-name="P44"><text:span text:style-name="T66">They said:"Glory be to You!</text:span></text:p>
      <text:p text:style-name="P44"><text:span text:style-name="T66">We have no knowledge except what You have taught us.</text:span></text:p>
      <text:p text:style-name="P44"><text:span text:style-name="T66">You are the All-Knowing, the All-Wise."</text:span></text:p>
      <text:p text:style-name="P44"><text:span text:style-name="T66">(Surat al-Baqarah: 32)</text:span></text:p>
      <text:p text:style-name="P50"/>
      <text:p text:style-name="P50"/>
      <text:p text:style-name="P50"><text:soft-page-break/></text:p>
      <text:p text:style-name="P59"/>
      <text:p text:style-name="P62"><text:span text:style-name="T76">NOTES</text:span></text:p>
      <text:p text:style-name="P60"/>
      <text:p text:style-name="P60"/>
      <text:p text:style-name="P61"><text:span text:style-name="T67">1. Sahih Bukhari and Sahih Muslim</text:span></text:p>
      <text:p text:style-name="P61"><text:span text:style-name="T67">2. Sir James Jeans, The Mysterious Universe, New York: Macmillan Co., 1932/ Cambridge, England: University Press, 1932, p. 140</text:span></text:p>
      <text:p text:style-name="P61"><text:span text:style-name="T67">3. Francis Darwin, Life and Letters of Charles Darwin, Volume I, Chapter on "Religion."</text:span></text:p>
      <text:p text:style-name="P61"><text:span text:style-name="T67">4. Creation-Evolution Encyclopedia, http://www.pathlights.com /ce_encyclopedia/01-ma10.htm#Elemental Forces</text:span></text:p>
      <text:p text:style-name="P61"><text:span text:style-name="T67">5. Sahih Bukhari </text:span></text:p>
      <text:p text:style-name="P61"><text:span text:style-name="T67">6. George Greenstein, The Symbiotic Universe, William Morrow and Company, New York, 1989, p. 21</text:span></text:p>
      <text:p text:style-name="P61"><text:span text:style-name="T67">7. Jean Guitton, Dieu et La Science: Vers Le Métaréalisme, Paris: Grasset, 1991, p. 54</text:span></text:p>
      <text:p text:style-name="P61"><text:span text:style-name="T67">8. Lawrence Henderson, The Fitness of the Environment, Boston: Beacon Press, 1958, Foreword</text:span></text:p>
      <text:p text:style-name="P61"><text:span text:style-name="T67">9. John Ray, The Wisdom of God Manifested in the Works of the Creation, 1701; cited in Michael Denton, Nature's Destiny: How the Laws of Biology Reveal Purpose in the Universe, New York, The Free Press, 1998, p. 73</text:span></text:p>
      <text:p text:style-name="P61"><text:span text:style-name="T67">10. Michael Denton, Nature's Destiny, p. 33</text:span></text:p>
      <text:p text:style-name="P61"><text:span text:style-name="T67">11. Dr. Lee Spetner, Not By Chance: Shattering the Modern Theory of Evolution, The Judaica Press, NY, 1998, p. 16</text:span></text:p>
      <text:p text:style-name="P61"><text:span text:style-name="T67">12. Francis Darwin, The Life and Letters of Charles Darwin, "From Charles Darwin to J. D. Hooker, August 6, 1881," p. 248</text:span></text:p>
      <text:p text:style-name="P61"><text:span text:style-name="T67">13. Dr. Eldred Corner, Evolution in Contemporary Botanical Thought, Chicago: Quadrangle Books, 1961, p. 97</text:span></text:p>
      <text:p text:style-name="P61"><text:span text:style-name="T67">14. Dr. Lee Spetner, Not By Chance, p. 23 </text:span></text:p>
      <text:p text:style-name="P61"><text:span text:style-name="T67">15. Sahih Muslim</text:span></text:p>
      <text:p text:style-name="P61"><text:span text:style-name="T67">16. Niles Eldredge, Time Frames: The Rethinking of Darwinian Evolution and the Theory of Punctuated Equilibria, New York: Simon &amp; Schuster, 1985, p. 29</text:span></text:p>
      <text:p text:style-name="P61"><text:span text:style-name="T67">17. Shamaa-il Tirmidhi, Islamic Book Service Publications, New Delhi, 2000, p. 158 </text:span></text:p>
      <text:p text:style-name="P61"><text:span text:style-name="T67">18. Charles Darwin, The Origin of Species, Harvard University Press, 1964, p. 204-205</text:span></text:p>
      <text:p text:style-name="P61"><text:span text:style-name="T67">19. Francis Darwin, The Life and Letters of Charles Darwin, Vol.II, "From Charles Darwin to A.R. Wallace," p. 305</text:span></text:p>
      <text:p text:style-name="P61"><text:span text:style-name="T67">20. Gary E. Parker, Creation, Selection, and Variation, Impact, No.88, October 1980, http://www.icr.org/pubs/imp/imp-088.htm</text:span></text:p>
      <text:p text:style-name="P61"><text:span text:style-name="T67">21. Charles Darwin, The Origin of Species, p. 233</text:span></text:p>
      <text:p text:style-name="P61"><text:span text:style-name="T67">22. Bilim ve Teknik (Science and Technology) - Turkish Science Journal, no: 190, p. 4</text:span></text:p>
      <text:p text:style-name="P61"><text:span text:style-name="T67">23. Francis Darwin, The Life and Letters of Charles Darwin, Vol.II, p. 90 </text:span></text:p>
      <text:p text:style-name="P61"><text:span text:style-name="T67">24. Roger Lewin, Bones of Contention: Controversies in the Search for Human Origins, 1987, Siman and Scchuster, NY, pp. 312-313</text:span></text:p>
      <text:p text:style-name="P61"><text:soft-page-break/><text:span text:style-name="T67">25. Charles Darwin, Descent of Man, chapter 3, Internet edition</text:span></text:p>
      <text:p text:style-name="P61"><text:span text:style-name="T67">26. Paul Davies, Superforce, NY, Simon and Schuster, 1984, pp. 235-236</text:span></text:p>
      <text:p text:style-name="P61"><text:span text:style-name="T67">27. Francis Darwin, The Life and Letters of Charles Darwin, "From Charles Darwin to J. D. Hooker, March 29, 1863,"</text:span></text:p>
      <text:p text:style-name="P61"><text:span text:style-name="T67">28. Ahmad Diya'al-Din al-Kamushkhanawi, Ramuz al-Ahadith, p. 362.</text:span></text:p>
      <text:p text:style-name="P61"><text:span text:style-name="T67">29. Malcolm Muggeridge, The End of Christendom, Grand Rapids: Eerdmans, 1980, p. 59 </text:span></text:p>
      <text:p text:style-name="P61"><text:span text:style-name="T67">30. Sidney Fox, Klaus Dose, Molecular Evolution and The Origin of Life, W.H. Freeman and Company, San Francisco, 1972, p. 4.</text:span></text:p>
      <text:p text:style-name="P61"><text:span text:style-name="T67">31. Alexander I. Oparin, Origin of Life, Dover Publications, NewYork, 1936, 1953 (reprint), p. 196.</text:span></text:p>
      <text:p text:style-name="P61"><text:span text:style-name="T67">32. "New Evidence on Evolution of Early Atmosphere and Life", Bulletin of the American Meteorological Society, vol 63, November 1982, p. 1328-1330. </text:span></text:p>
      <text:p text:style-name="P61"><text:span text:style-name="T67">33. Stanley Miller, Molecular Evolution of Life: Current Status of the Prebiotic Synthesis of Small Molecules, 1986, p. 7.</text:span></text:p>
      <text:p text:style-name="P61"><text:span text:style-name="T67">34. Jeffrey Bada, Earth, February 1998, p. 40</text:span></text:p>
      <text:p text:style-name="P61"><text:span text:style-name="T67">35. Leslie E. Orgel, "The Origin of Life on Earth", Scientific American, vol. 271, October 1994, p. 78.</text:span></text:p>
      <text:p text:style-name="P61"><text:span text:style-name="T67">36. Charles Darwin, The Origin of Species by Means of Natural Selection, The Modern Library, New York, p. 127.</text:span></text:p>
      <text:p text:style-name="P61"><text:span text:style-name="T67">37. Charles Darwin, The Origin of Species: A Facsimile of the First Edition, Harvard University Press, 1964, p. 184.</text:span></text:p>
      <text:p text:style-name="P61"><text:span text:style-name="T67">38. B. G. Ranganathan, Origins?, Pennsylvania: The Banner Of Truth Trust, 1988, p. 7.</text:span></text:p>
      <text:p text:style-name="P61"><text:span text:style-name="T67">39. Charles Darwin, The Origin of Species: A Facsimile of the First Edition, Harvard University Press, 1964, p. 179.</text:span></text:p>
      <text:p text:style-name="P61"><text:span text:style-name="T67">40. Derek A. Ager, "The Nature of the Fossil Record", Proceedings of the British Geological Association, vol 87, 1976, p. 133.</text:span></text:p>
      <text:p text:style-name="P61"><text:span text:style-name="T67">41. Douglas J. Futuyma, Science on Trial, Pantheon Books, New York, 1983. p. 197.</text:span></text:p>
      <text:p text:style-name="P61"><text:span text:style-name="T67">42. Solly Zuckerman, Beyond The Ivory Tower, Toplinger Publications, New York, 1970, pp. 75-94; Charles E. Oxnard, "The Place of Australopithecines in Human Evolution: Grounds for Doubt", Nature, vol 258, p. 389.</text:span></text:p>
      <text:p text:style-name="P61"><text:span text:style-name="T67">43. "Could science be brought to an end by scientists' belief that they have final answers or by society's reluctance to pay the bills?" Scientific American, December 1992, p. 20.</text:span></text:p>
      <text:p text:style-name="P61"><text:span text:style-name="T67">44. Alan Walker, Science, vol. 207, 7 March 1980, p. 1103; A. J. Kelso, Physical Antropology, 1st ed., J. B. Lipincott Co., New York, 1970, p. 221; M. D. Leakey, Olduvai Gorge, vol. 3, Cambridge University Press, Cambridge, 1971, p. 272.</text:span></text:p>
      <text:p text:style-name="P61"><text:span text:style-name="T67">45. Jeffrey Kluger, "Not So Extinct After All: The Primitive Homo Erectus May Have Survived Long Enough To Coexist With Modern Humans," Time, 23 December 1996.</text:span></text:p>
      <text:p text:style-name="P61"><text:span text:style-name="T67">46. S. J. Gould, Natural History, vol. 85, 1976, p. 30.</text:span></text:p>
      <text:p text:style-name="P61"><text:span text:style-name="T67">47. Solly Zuckerman, Beyond The Ivory Tower, p. 19.</text:span></text:p>
      <text:p text:style-name="P61"><text:soft-page-break/><text:span text:style-name="T67">48. Richard Lewontin, "The Demon-Haunted World," The New York Review of Books, January 9, 1997, p. 28.</text:span></text:p>
      <text:p text:style-name="P50"/>
      <text:p text:style-name="P50"/>
      <text:p text:style-name="P50"/>
      <text:p text:style-name="P50"/>
      <text:p text:style-name="P43"/>
      <text:p text:style-name="P55"><text:span text:style-name="T75">ALSO BY HARUN YAHYA</text:span></text:p>
      <text:p text:style-name="P50"/>
      <text:p text:style-name="P50"/>
      <text:p text:style-name="P63"><text:span text:style-name="T67">When a person examines his own body or any other living thing in nature, the world or the whole universe, in it he sees a great design, art, plan and intelligence. All this is evidence proving God's being, unit, and eternal power. </text:span><text:span text:style-name="T69">For Men of Understanding</text:span><text:span text:style-name="T67"> is also available in Indonesian, German, French, Urdu and Russian.</text:span></text:p>
      <text:p text:style-name="P64"/>
      <text:p text:style-name="P63"><text:span text:style-name="T67">Many people think that Darwin's Theory of Evolution is a proven fact. Contrary to this conventional wisdom, recent developments in science completely disprove the theory. This book clarifies the scientific collapse of the theory of evolution in a way that is detailed but easy to understand. Anyone who wants to learn about the origin of living things, including mankind, needs to read this book. </text:span></text:p>
      <text:p text:style-name="P64"/>
      <text:p text:style-name="P63"><text:span text:style-name="T67">How was matter and time created from nothingness? What does the Big Bang theory signify about the creation of the universe? What is the parallelism between Einstein's Theory of Relativity and the Qur'anic verses? All of these questions are answered in this book. If you want to learn the truths about space, matter, time and fate, read this book. </text:span></text:p>
      <text:p text:style-name="P64"/>
      <text:p text:style-name="P63"><text:span text:style-name="T67">Today, science has proven that the universe was created from nothing with a Big Bang. Everything from the nuclear reactions in stars to the chemical properties of a carbon atom or a water molecule, is created in a glorious harmony. This is the exalted and flawless creation of God. </text:span></text:p>
      <text:p text:style-name="P64"/>
      <text:p text:style-name="P63"><text:span text:style-name="T67">Fascism and communism, which made humanity suffer dark times, are fed from the same source, on the grounds of which they can attract masses to their side. This source is the materialist philosophy and its adaptation to nature, which is Darwinism. The acknowledgement of the scientific invalidity of this theory will bring about the end of all these detrimental ideologies. </text:span></text:p>
      <text:p text:style-name="P64"/>
      <text:p text:style-name="P63"><text:span text:style-name="T67">People who are oppressed, who are tortured to death, those who cannot afford even a loaf of bread, women, children, and old people who are expelled from their homes because of their religion… Eventually, there is only one solution to the injustice, chaos, hunger, and oppression: the values of the Qur'an. </text:span></text:p>
      <text:p text:style-name="P64"/>
      <text:p text:style-name="P63"><text:span text:style-name="T67">This book gets into detail on the issue of origins and makes a comprehensive and technical refutation of Darwinist theory. As it is mentioned in the book, anyone who still defends the theory of evolution has to come into terms with this book and face its </text:span><text:soft-page-break/><text:span text:style-name="T67">challenge. Otherwise, he will de facto accept that his allegiance to the theory of evolution is a non-scientific approach but a materialistic dogma. </text:span></text:p>
      <text:p text:style-name="P64"/>
      <text:p text:style-name="P63"><text:span text:style-name="T67">Many societies that rebelled against the will of God or regarded His messengers as enemies were wiped off the face of the earth completely... </text:span><text:span text:style-name="T69">Perished Nations </text:span><text:span text:style-name="T67">examines these penalties as revealed in the verses of the Quran and in light of archaeological discoveries. </text:span></text:p>
      <text:p text:style-name="P63"><text:span text:style-name="T67">Never plead ignorance of God's evident existence, that you will not stay so long in this world, of the reality of death, that the Qur'an is the Book of truth, that you will give account for your deeds, of the voice of your conscience that always invites you to righteousness.</text:span></text:p>
      <text:p text:style-name="P64"/>
      <text:p text:style-name="P63"><text:span text:style-name="T67">When you read this book, you will see that Darwin's theory has absolutely broken down, just as he feared it would. A thorough examination of the feathers of a bird, or the wing structure of a fly reveal amazingly complex designs. And these designs indicate that they are created flawlessly by God. </text:span></text:p>
      <text:p text:style-name="P64"/>
      <text:p text:style-name="P63"><text:span text:style-name="T67">This book is a summons to think. A summons to ponder over the universe and living beings and see how they have been created flawlessly.</text:span></text:p>
      <text:p text:style-name="P64"/>
      <text:p text:style-name="P63"><text:span text:style-name="T67">The world is a temporary place specially created by God to test man. Each and every attraction existing in the world eventually wears out, becomes corrupt, decays and finally disappears. This book leads man to ponder the real place to which he belongs, namely the hereafter.</text:span></text:p>
      <text:p text:style-name="P64"/>
      <text:p text:style-name="P63"><text:span text:style-name="T67">In this book you will find explanations about eternity, timelessness and spacelessness that you will never have encountered anywhere else and you will be confronted by the reality that eternity has already begun.</text:span></text:p>
      <text:p text:style-name="P64"/>
      <text:p text:style-name="P63"><text:span text:style-name="T67">Scientific progress makes it clear that living beings have an extremely complex structure and an order that is too perfect to have come into being by accident. In this book, the unique creation of God is once again disclosed for all to see. </text:span></text:p>
      <text:p text:style-name="P64"/>
      <text:p text:style-name="P63"><text:span text:style-name="T67">When the events of "sickness" and "recovering" take place, our bodies become a battleground in which a bitter struggle is taking place. The body however has a mechanism that combats them. This system proves that the human body is the outcome of a unique design that has been planned with a great wisdom and skill.</text:span></text:p>
      <text:p text:style-name="P64"/>
      <text:p text:style-name="P63"><text:span text:style-name="T67">The way to examine the universe and all the beings therein and to discover God's art of creation and announce it to humanity is "science." Therefore, religion adopts </text:span><text:soft-page-break/><text:span text:style-name="T67">science as a way to reach the details of God's creation. This book is about this close link between science and religion.</text:span></text:p>
      <text:p text:style-name="P64"/>
      <text:p text:style-name="P63"><text:span text:style-name="T67">Colors, patterns, spots even lines of each living being existing in nature have a meaning. An attentive eye would immediately recognize that not only the living beings, but also everything in nature are just as they should be.</text:span></text:p>
      <text:p text:style-name="P64"/>
      <text:p text:style-name="P63"><text:span text:style-name="T67">The plan, design, and delicate balance existing in our bodies and reaching into even the remotest corners of the iuniverse must surely have a superior Creator. Man is unable to see his Creator yet he can nevertheless grasp His existence, strength, and wisdom by means of his intellect.</text:span></text:p>
      <text:p text:style-name="P64"/>
      <text:p text:style-name="P63"><text:span text:style-name="T67">Just as a tiny key opens a huge door, this book will open new horizons for its readers. Relating the amazing and admirable features of spiders known by few people, this book reveals the excellence and perfection inherent in God's creation. </text:span></text:p>
      <text:p text:style-name="P64"/>
      <text:p text:style-name="P63"><text:span text:style-name="T67">The information hidden inside DNA controls the thousands of different events that take place in the cells of the human body and in the functioning of its systems. In the same way that every book has a writer and owner, so does the information in DNA:and that Creator is our Lord God, the All-Wise.</text:span></text:p>
      <text:p text:style-name="P64"/>
      <text:p text:style-name="P63"><text:span text:style-name="T67">These millimeter-sized animals have an excellent ability for organization and specialization that is not to be matched by any other being on earth. These aspects of ants create in one a great admiration for God's superior power and unmatched creation.</text:span></text:p>
      <text:p text:style-name="P64"/>
      <text:p text:style-name="P63"><text:span text:style-name="T67">The purpose of this book is to display the miraculous features of plants and hence to make people see "the creation miracle" in things they often encounter in the flow of their daily lives and sidestep. </text:span></text:p>
      <text:p text:style-name="P64"/>
      <text:p text:style-name="P63"><text:span text:style-name="T67">This book maintains that the source of the scourge of terrorism does not come from a divine religion, and that there is no room for terrorism in Islam.</text:span></text:p>
      <text:p text:style-name="P64"/>
      <text:p text:style-name="P63"><text:span text:style-name="T67">The content of this book is an extremely important truth: "All events, people, buildings, cities, cars, places, which are a part of our life in this world, in short, everything we see, hold, touch, smell, taste and hear, are actually illusions and sensations that form in our brain."</text:span></text:p>
      <text:p text:style-name="P64"/>
      <text:p text:style-name="P63"><text:span text:style-name="T67">This book reveals what a serious threat romanticism poses to societies and individuals, and shows how easy it is to eliminate this danger.</text:span></text:p>
      <text:p text:style-name="P64"/>
      <text:p text:style-name="P63"><text:soft-page-break/><text:span text:style-name="T67">This book deals with how the theory of evolution is invalidated by scientific findings and experiments in a concise and simple language.</text:span></text:p>
      <text:p text:style-name="P64"/>
      <text:p text:style-name="P63"><text:span text:style-name="T67">The theory of evolution has been on the agenda for 150 years, deeply affecting numerous peoples' outlook on life. It imposes on them the lie that they are an "animal species" that came into being as a result of coincidences. In this book, commonly asked questions about the theory of evolution and evolutionary claims on these issues are answered. </text:span></text:p>
      <text:p text:style-name="P64"/>
      <text:p text:style-name="P63"><text:span text:style-name="T67">Fascism is an ideology that has brought great disasters to humanity. The main purpose of the book is to present various fascist tendencies which appear under different methods and guises, and expose their real origins and objectives.</text:span></text:p>
      <text:p text:style-name="P64"/>
      <text:p text:style-name="P63"><text:span text:style-name="T67">The unprecedented style and the superior wisdom inherent in the Qur'an is conclusive evidence confirming that it is the Word of God. In this book, in addition to the scientific miracles of the Qur'an, you will also find messages regarding the future.</text:span></text:p>
      <text:p text:style-name="P63"><text:span text:style-name="T67">Musa is the prophet whose life is most narrated in the Qur'an. This book provides a thorough examination into the life of the Prophet Musa (pbuh) in the light of the Qur'anic verses. </text:span></text:p>
      <text:p text:style-name="P64"/>
      <text:p text:style-name="P63"><text:span text:style-name="T67">Everything that constitutes our life is a totality of perceptions received by our soul. In the book, which consists of a conversation between four people, the prejudices that prevent people from understanding this great truth are removed, and the misconceptions they have are explained.</text:span></text:p>
      <text:p text:style-name="P64"/>
      <text:p text:style-name="P63"><text:span text:style-name="T67">This book presents the philosophy of freemasonry, and provides a detailed account of how this philosophy infiltrated first into the West, and then into other civilizations of the world. The main theme can be summed up as "the history of the war that freemasonry waged against religion."</text:span></text:p>
      <text:p text:style-name="P64"/>
      <text:p text:style-name="P63"><text:span text:style-name="T67">A person who examines any corner of the universe sees a flawless plan incorporating both order and design. Everywhere in the universe there prevails an admirable glory. This glory is the superior and matchless artistry of God, Who creates everything.</text:span></text:p>
      <text:p text:style-name="P64"/>
      <text:p text:style-name="P63"><text:span text:style-name="T67">In the Qur'an, God tells people many secrets. For people who learn these secrets of the Qur'an, however, the life of this world is very easy, and full of joy and excitement. This book deals with the subjects God related to people as a secret.</text:span></text:p>
      <text:p text:style-name="P64"/>
      <text:p text:style-name="P63"><text:soft-page-break/><text:span text:style-name="T67">God creates every word one utters, and every event one experiences, from the moment one is born into tis world. For a believer who understands this fact, uninterrupted joy of faith becomes an unchanging quality of life. The fate decreed by God is flawless. </text:span></text:p>
      <text:p text:style-name="P64"/>
      <text:p text:style-name="P63"><text:span text:style-name="T67">God, in the Qur'an, calls the culture of people who are not subject to the religion of God "ignorance." The purpose of this book is to take this comparison further, displaying the extent of the "crude understanding" of ignorant societies. </text:span></text:p>
      <text:p text:style-name="P64"/>
      <text:p text:style-name="P63"><text:span text:style-name="T67">There are questions about religion that people seek answers to and hope to be enlightened in the best way. In these booklets, you will find the most accurate answers to all the questions you seek answers for and learn your responsibilities towards your Creator. </text:span></text:p>
      <text:p text:style-name="P64"/>
      <text:p text:style-name="P63"><text:span text:style-name="T67">This book, based on the verses of the Qur'an, makes a detailed depiction of the moment of death, the day of judgment, and the penalties in hell, and it sounds a warning about the great danger facing us.</text:span></text:p>
      <text:p text:style-name="P64"/>
      <text:p text:style-name="P63"><text:span text:style-name="T67">This book is a summons to those who want goodness to prevail: it calls on them to do goodness and to form an alliance with other good people like themselves.</text:span></text:p>
      <text:p text:style-name="P64"/>
      <text:p text:style-name="P63"><text:span text:style-name="T67">The Qur'an has been revealed to us so that we may read and ponder. </text:span><text:span text:style-name="T69">The Basic Concepts of the Qur'an</text:span><text:span text:style-name="T67"> is a useful resource prepared as a guide to thinking. </text:span></text:p>
      <text:p text:style-name="P64"/>
      <text:p text:style-name="P63"><text:span text:style-name="T67">Based on the information conveyed in the Qur'an, this book gives an account of God's attributes, our purpose in this world, what we have to do to fulfill this purpose. </text:span></text:p>
      <text:p text:style-name="P64"/>
      <text:p text:style-name="P63"><text:span text:style-name="T67">This book introduces the real concept of conscience that is related in the Qur'an and draws our attention to the kind of understanding, thought, and wisdom that a truly conscientious person has. </text:span></text:p>
      <text:p text:style-name="P64"/>
      <text:p text:style-name="P63"><text:span text:style-name="T67">This book includes Internet pages of Islamic organizations, and various universities, where you can find Harun Yahya's works, and reviews written by various scholars, together with an account of the reactions from the fairs and conferences that have presented the author's works.</text:span></text:p>
      <text:p text:style-name="P64"/>
      <text:p text:style-name="P63"><text:span text:style-name="T67">The purpose of this book is to present the Prophet Muhammad (pbuh) in all the aspects of his character, show how superior a community made up of individuals who emulate his character will be, and call people to the way of the Prophet Muhammad (pbuh).</text:span></text:p>
      <text:p text:style-name="P64"><text:soft-page-break/></text:p>
      <text:p text:style-name="P63"><text:span text:style-name="T67">In the Qur'an, there is an explicit reference to the "second coming of the Jesus to the world" which is heralded in a hadith. The realization of some information revealed in the Qur'an about Jesus can only be possible by Jesus' second coming…</text:span></text:p>
      <text:p text:style-name="P64"/>
      <text:p text:style-name="P63"><text:span text:style-name="T67">In order for justice to reign on the Earth, a morality that will make people leave their own interests aside in favor of justice is needed. This morality is the Qur'anic morality that God teaches and commands us.</text:span></text:p>
      <text:p text:style-name="P64"/>
      <text:p text:style-name="P63"><text:span text:style-name="T67">The most serious mistake a man makes is not pondering. It is not possible to find the truth unless one thinks about basic questions such as "How and why am I here?", "Who created me?", or "Where am I going?." </text:span></text:p>
      <text:p text:style-name="P64"/>
      <text:p text:style-name="P63"><text:span text:style-name="T67">That people do not adopt the moral values of the Qur'an and submit to God underlie the personal and social depression, pain, fears and lack of confidence that is widely experienced today. This book explains the detriments that disbelief gives to people.</text:span></text:p>
      <text:p text:style-name="P64"/>
      <text:p text:style-name="P63"><text:span text:style-name="T67">A study that examines and seeks to remind us of the basic moral principles of the Qur'an, particularly those that are most likely to be forgotten or neglected at times. This book is also available in Bengoli. </text:span></text:p>
      <text:p text:style-name="P64"/>
      <text:p text:style-name="P63"><text:span text:style-name="T67">The Qur'an has been sent down as a book easily understandable by everyone. In this book, the reasons why those people misinterpret the Qur'an are examined and some examples of the objections they make are reviewed and answered.</text:span></text:p>
      <text:p text:style-name="P64"/>
      <text:p text:style-name="P63"><text:span text:style-name="T67">In this book, all ideologies based on disbelief are referred to as "the religions of irreligion." That is simply because these ideologies have in time evolved to become religions with a complete system of beliefs, practices, and rules for conducting one's daily life.</text:span></text:p>
      <text:p text:style-name="P64"/>
      <text:p text:style-name="P63"><text:span text:style-name="T67">The purpose of this book is to warn people against the day on which they will say "If only we did not rebel against God. If only we listened to the messengers…" and therefore feel deep regret. </text:span></text:p>
      <text:p text:style-name="P64"/>
      <text:p text:style-name="P63"><text:span text:style-name="T67">A believer who decides to live for the cause of God must abandon all the idols of the society of ignorance. </text:span><text:span text:style-name="T69">Devoted to Allah</text:span><text:span text:style-name="T67"> is a summons to overthrow these idols for good.</text:span></text:p>
      <text:p text:style-name="P64"/>
      <text:p text:style-name="P63"><text:span text:style-name="T67">Some of the sayings of the Prophet Muhammad (saas) have to do with the signs of the last day. In this book, the signs of the last day are examined in the light of the verses and the sayings of the Prophet Muhammad (saas). </text:span></text:p>
      <text:p text:style-name="P64"><text:soft-page-break/></text:p>
      <text:p text:style-name="P63"><text:span text:style-name="T67">This book is about the enthusiasm of believers that keeps growing until the end of their lives. The main aim of the book is to increase the enthusiasm of believers showing them what a great blessing enthusiasm is, and how it enhances the power of believers. </text:span></text:p>
      <text:p text:style-name="P64"/>
      <text:p text:style-name="P63"><text:span text:style-name="T67">Devil has found allies for himself in every age. The anti-Christ, who will emerge as the greatest negative power in the end times, is one of them. The purpose of this book is to portray the anti-Christ in all its features as described in the sayings of the Prophet Muhammad (saas). </text:span></text:p>
      <text:p text:style-name="P64"/>
      <text:p text:style-name="P63"><text:span text:style-name="T67">One of the principal deceptions that impel people into delinquency is the fact that they constantly forget the basic facts of life. This book summons man to remember facts that his soul prompts him to forget. </text:span></text:p>
      <text:p text:style-name="P64"/>
      <text:p text:style-name="P63"><text:span text:style-name="T67">Driven by pride and arrogance, man forgets that he is solely a servant of Allah. The first representative of arrogance is Satan, who rebelled against Allah. Throughout history, people who out of their pride worshipped themselves, have been mimicking the arrogance of Satan.</text:span></text:p>
      <text:p text:style-name="P64"/>
      <text:p text:style-name="P63"><text:span text:style-name="T67">This booklet, includes summaries of all the works of Harun Yahya. Anyone who reads these books seriously and carefully will soon gain a deep insight into the true nature of the world he lives in. </text:span></text:p>
      <text:p text:style-name="P64"/>
      <text:p text:style-name="P63"><text:span text:style-name="T67">Are you aware of the beauties that are presented by the Qur'an for human life? Have you ever thought about the benefits a person and society have when they follow the commandments of the Qur'an? With this book, you will also recognize the beauties presented by the Qur'an for life. </text:span></text:p>
      <text:p text:style-name="P64"/>
      <text:p text:style-name="P63"><text:span text:style-name="T67">A person having fear of God naturally shows mercy for His servants and treats them kindly. Yet it is essential to distinguish between the concept of mercy, as conceived by people of ignorance, and the mercy described in the Qur'an. </text:span></text:p>
      <text:p text:style-name="P64"/>
      <text:p text:style-name="P63"><text:span text:style-name="T67">This book gives an insight into some good moral aspects of the Karma philosophy which are in agreement with the Qur'an, as well as its twisted views which conflict with human reason and conscience. The book also explains why following God's way and living by the Qur'an is the only way to real happiness, peace, and security.</text:span></text:p>
      <text:p text:style-name="P63"><text:span text:style-name="T67">Some religious people think that the theory of evolution is a scientific fact and look for a "middle way" between this theory and belief in God. However, in truth, the ideological framework behind the theory consists of anti-religious thought put forward to strengthen atheism. This book is aimed at offering a response to those Muslims who try </text:span><text:soft-page-break/><text:span text:style-name="T67">to find common ground between the theory of evolution and the fact of creation, and who even try to find evidence for the theory in the Qur'an.</text:span></text:p>
      <text:p text:style-name="P64"/>
      <text:p text:style-name="P63"><text:span text:style-name="T67">The main purpose of this book is to fully reveal the plight of oppressed Muslims across the world, and to invite people of conscience to think on this reality and look for solutions. The expected spring is, by the will of God, to come soon.</text:span></text:p>
      <text:p text:style-name="P64"/>
      <text:p text:style-name="P63"><text:span text:style-name="T67">The creation of man, who is endowed with a highly complicated body structure, from a drop of water, comes about through an extraordinary course of development. This development certainly does not happen as the result of an idle process, and random coincidences, but is a conscious act of creation. This book is about the details of the "miracle in man's creation." </text:span></text:p>
      <text:p text:style-name="P64"/>
      <text:p text:style-name="P63"><text:span text:style-name="T67">Being a true servant of God and conducting one's life in the light of the Qur'an require a sound knowledge of the Qur'an. This book is prepared for those who aim to attain the good pleasure, mercy, and Paradise of God. </text:span></text:p>
      <text:p text:style-name="P64"/>
      <text:p text:style-name="P63"><text:span text:style-name="T67">This book maintains that only love, tolerance and peace can eradicate terrorism and reveals, with quotations from the Qur'an, the Gospel and the Torah, that terrorism is a form of savagery condemned by all divine religions. With examples from history, the book demonstrates that the only way to fight terrorism is to embrace the sentiments fostered by the values of religion, such as love, compassion, forgiveness, tolerance and justice.</text:span></text:p>
      <text:p text:style-name="P64"/>
      <text:p text:style-name="P63"><text:span text:style-name="T67">The adjective "perfected" (kamil) carries the meaning inclusive, entire and complete. The "perfected faith" discussed in this book represents the highest level of maturity and depth of faith a person can ever attain. </text:span></text:p>
      <text:p text:style-name="P64"/>
      <text:p text:style-name="P63"><text:span text:style-name="T67">This book has been prepared to demonstrate that the Qur'an is the word of God, it is a guide and a reminder, it addresses everyone in the world, and its pronouncements are valid for all times, right from the time of its revelation. It is therefore the most important source everyone must refer to. For man to be guided to the truth, it is imperative that he know Islam and comprehend the verses of the Qur'an.</text:span></text:p>
      <text:p text:style-name="P64"/>
      <text:p text:style-name="P63"><text:span text:style-name="T67">Man is a being to which God has granted the faculty of thinking. Yet a majority of people fail to employ this faculty as they should… The purpose of this book is to summon people to think in the way they should and to guide them in their efforts to think. This book is also available in Indonesian.</text:span></text:p>
      <text:p text:style-name="P64"/>
      <text:p text:style-name="P63"><text:soft-page-break/><text:span text:style-name="T67">In a body that is made up of atoms, you breathe in air, eat food, and drink liquids that are all composed of atoms. In this book, the implausibility of the spontaneous formation of an atom, the building-block of everything, living or non-living, is related and the flawless nature of God's creation is demonstrated. </text:span></text:p>
      <text:p text:style-name="P64"/>
      <text:p text:style-name="P63"><text:span text:style-name="T67">This book is about sincerity, an important characteristic of believers which makes deeds worthy and meaningful in God's sight. Sincerity (ikhlas) is doing everything simply because God ordered it, without expecting any personal benefit in return. In the Qur'an, God gives the good tidings of paradise to His sincere servants. </text:span></text:p>
      <text:p text:style-name="P64"/>
      <text:p text:style-name="P63"><text:span text:style-name="T67">Communism is an ideology that has caused the death of some 100 million people and brought oppression, persecution, blood and tears to many countries. So, where was communism born, how did it grow, and how did it come to an end? This book provides answers to these questions and draws attention to a grave menace. Well, has that menace disappeared now? Sadly, not: COMMUNISM WAITS IN AMBUSH! </text:span></text:p>
      <text:p text:style-name="P64"/>
      <text:p text:style-name="P63"><text:span text:style-name="T67">Communist persecution has been on the rise in all corners of China for half a century. The worst-suffering victims of this persecution are the Muslims of Eastern Turkestan. As you will also see in this book, the basic reason behind Chinese oppression is the materialist philosophy and communist ideology pervading the state.</text:span></text:p>
      <text:p text:style-name="P64"/>
      <text:p text:style-name="P63"><text:span text:style-name="T67">Man places his hope in Allah in relation to the degree of his faith. He hopes to attain the favors promised to him to the extent of his trust, closeness, submission and sincerity to Allah. These are actually the people who earn the approval of Allah. </text:span></text:p>
      <text:p text:style-name="P64"/>
      <text:p text:style-name="P63"><text:span text:style-name="T67">Surah Yusuf of the Qur'an is almost entirely about the life of the Prophet Yusuf (pbuh) and his family. In this book, you will read about the life of the Prophet Yusuf (pbuh), who went through various difficulties since his childhood and was later given to the control of the treasures of Egypt, in the light of Qur'anic verses and striking explanations. </text:span></text:p>
      <text:p text:style-name="P64"/>
      <text:p text:style-name="P63"><text:span text:style-name="T67">Most people conceive of Paradise as a surreal and abstract notion. The most important reason for this misconception is an insufficient knowledge of the Qur'an and a lack of understanding. This book provides a realistic description of Paradise as related in the Qur'an and summons man to think about this eternal abode. </text:span></text:p>
      <text:p text:style-name="P64"/>
      <text:p text:style-name="P63"><text:span text:style-name="T67">This book, which offers definitive solutions to the question of Palestine, is also a call to the Israelis, who are from the People of the Book. Another point highlighted in the book is that the solution to the Palestinian question and many other such disputes lies in bringing love, compassion and peace to the world.</text:span></text:p>
      <text:p text:style-name="P64"><text:soft-page-break/></text:p>
      <text:p text:style-name="P43"/>
      <text:p text:style-name="P55"><text:span text:style-name="T75">CHILDREN'S BOOKS</text:span></text:p>
      <text:p text:style-name="P50"/>
      <text:p text:style-name="P50"/>
      <text:p text:style-name="P63"><text:span text:style-name="T67">When you read this book you will learn a great deal about beavers. You will learn that Karim's new friends build intricate constructions with innate skills. And finally, you will learn that it is God, Who endowed them with these skills.</text:span></text:p>
      <text:p text:style-name="P64"/>
      <text:p text:style-name="P63"><text:span text:style-name="T67">Omar meets his friend, honeybee, in a trip to a forest. The honeybee tells him how they build honeycombs, what kind of an order there is in their hive, and many other things. At the end of this visit, Omar learns that it is our Lord, God, Who taught honeybees everything they know. </text:span></text:p>
      <text:p text:style-name="P64"/>
      <text:p text:style-name="P63"><text:span text:style-name="T67">Children! Have you ever asked yourself questions like these: How did our earth come into existence? Where were you before you were born? How did oceans, trees, animals appear on earth? Who was the first human being? In this book you will find the true answers to these questions. </text:span></text:p>
      <text:p text:style-name="P64"/>
      <text:p text:style-name="P63"><text:span text:style-name="T67">What do you think about ants? Do you know about their abilities and intelligent behavior? Do you know why Omar is fascinated by the little world of the ants? If you want to learn the answers to these questions, read this book. </text:span></text:p>
      <text:p text:style-name="P64"/>
      <text:p text:style-name="P63"><text:span text:style-name="T67">In this book, we will tell you about the power of Allah, Who created your mother, father, friends, all other people, animals, plants, shortly all living things, the Earth, the Sun, the Moon and the entire universe. We will talk about the might and infinite knowledge of our Lord and what He wants us to do and not to do. Do not forget, these are very important matters, which will benefit you greatly!</text:span></text:p>
      <text:p text:style-name="P64"/>
      <text:p text:style-name="P63"><text:span text:style-name="T67">Have you ever thought about the vast dimensions of the universe we live in? As you read this book, you will see that our universe and all the living things therein are created in the most perfect way by our Creator, God. This children's book is also available in Russian.</text:span></text:p>
      <text:p text:style-name="P64"/>
      <text:p text:style-name="P63"><text:span text:style-name="T67">Children, the wide world you enter as you read this book is one of enormous concern to you. You may not have realized it so far, but trillions of workers are currently working on your behalf in this giant world. You will learn how these workers in your body, the wide world in question, are cells, far too small to be visible to the naked eye.</text:span></text:p>
      <text:p text:style-name="P64"/>
      <text:p text:style-name="P63"><text:span text:style-name="T67">This is a book you will read with pleasure and as it makes explicitly clear why the theory of evolution is the greatest aberration in the history of science.</text:span></text:p>
      <text:p text:style-name="P64"/>
      <text:p text:style-name="P63"><text:soft-page-break/><text:span text:style-name="T67">Countless species live on the earth, some of which you will be familiar with, and others not. Each one of these creatures, from the dogs or cats which you come across every day, to the wild animals living in the jungle, have wonderful features and fascinating abilities. All of these are a reflection of God's infinite power and artistry. In this book, you will read about the interesting features and amazing accomplishments of these wonderful creatures. </text:span></text:p>
      <text:p text:style-name="P64"/>
      <text:p text:style-name="P63"><text:span text:style-name="T67">Dear kids, while reading this book you will see how God has created all the creatures in the most beautiful way and how every one of them show us His endless beauty, power and knowledge. </text:span><text:span text:style-name="T69">The World of Animals </text:span><text:span text:style-name="T67">is also available in French and Russian.</text:span></text:p>
      <text:p text:style-name="P64"/>
      <text:p text:style-name="P43"/>
      <text:p text:style-name="P55"><text:span text:style-name="T75">AUDIO CASSETTE SERIES</text:span></text:p>
      <text:p text:style-name="P50"/>
      <text:p text:style-name="P50"/>
      <text:p text:style-name="P63"><text:span text:style-name="T66">EVER THOUGHT ABOUT THE TRUTH? I </text:span></text:p>
      <text:p text:style-name="P64"/>
      <text:p text:style-name="P63"><text:span text:style-name="T67">The titles in this series include Ever Thought About the Truth?, Devoted to Allah, The Mature Faith, The Religion of the Ignorant, The Crude Understanding of Disbelief, The Importance of Conscience in the Qur'an, Never Forget, Before You Regret, Death Hereafter Hell, Paradise. </text:span></text:p>
      <text:p text:style-name="P64"/>
      <text:p text:style-name="P63"><text:span text:style-name="T66">THE FACT OF CREATION </text:span></text:p>
      <text:p text:style-name="P64"/>
      <text:p text:style-name="P63"><text:span text:style-name="T67">The titles in this series include The Theory of Evolution The Fact of Creation, The Creation of the Universe/The Balances in the Earth, The Miracle in the Cell/The Miracle of Birth, The Miracle in the Eye/The Miracle in the Ear, The Design in Animals/The Design in Plants, The Miracle in the Honeybee/The Miracle in the Ant, The Miracle in the Mosquito/The Miracle in the Spider, Self-Sacrifice in Living Things/Migration and Orientation, The Miracle of Creation in DNA, Miracles of the Qur'an.</text:span></text:p>
      <text:p text:style-name="P64"/>
      <text:p text:style-name="P63"><text:span text:style-name="T67">The audio cassettes Perished Nations and The Dark Face of Darwin were inspired by the works of Harun Yahya</text:span></text:p>
      <text:p text:style-name="P64"/>
      <text:p text:style-name="P63"><text:span text:style-name="T67">The Collapse of Evolution The Fact of Creation audio cassette is also available in Russian. </text:span></text:p>
      <text:p text:style-name="P64"/>
      <text:p text:style-name="P63"><text:span text:style-name="T66">EVER THOUGHT ABOUT THE TRUTH? II</text:span></text:p>
      <text:p text:style-name="P64"/>
      <text:p text:style-name="P63"><text:span text:style-name="T67">The titles in this series include The Fear of Allah, The Nightmare of Disbelief, The Struggle of the Religion of Irreligion, Beauties Presented by the Qur'an for Lİfe, The Arrogance of Satan, The Mercy of Believers, The Iniquity Called Mockery, Perished Nations, The Secret Beyond Matter, Timelessness and The Reality of Fate.</text:span></text:p>
      <text:p text:style-name="P64"/>
      <text:p text:style-name="P63"><text:span text:style-name="T67">The works of Harun Yahya are also produced in the form of audio cassettes. In addition to English, some of these products are also available in English, Arabic, German, and Russian. </text:span></text:p>
      <text:p text:style-name="P64"/>
      <text:p text:style-name="P45"><text:span text:style-name="T66">VIDEO FILMS</text:span></text:p>
      <text:p text:style-name="P50"/>
      <text:p text:style-name="P63"><text:span text:style-name="T67">The works of Harun Yahya are also produced in the form of documentary films. This page includes some of these documentaries. In addition to English, some of these </text:span><text:soft-page-break/><text:span text:style-name="T67">products are also available in Arabic, German, Russian, French, Italian, Albanian, Bosnian, Serbian, Azeri , Chinese, Indonesian, Malay, Malayalam, Ozbek, Urdu, Uighur Turkish. Other documentaries are: Islam Denounces Terrorism, For Men of Understanding I-II-III, The Bloody History of Communism I-II-III, Technology in Nature, Perished Nations I-II, Love and Cooperation in Living Things, Altruism in Nature, The Miracle of Seed, Deep Thinking, Allah is Known Through Reason, Answers from the Qur'an I-II-III, Behind the Scenes of World Wars, Miracles of the Brain – Smell and Taste, Satanism:Satan's Bloody Teaching, The Miracle Planet I-II, The Order of the Heavens, The Qur'an Leads the Way to Science, Signs of the Last Day, Allah's Artistry in Colour, Biomimetics:Technology Imitates Nature, Solution:The Values of the Qur'an. </text:span></text:p>
      <text:p text:style-name="P64"/>
      <text:p text:style-name="P43"/>
      <text:p text:style-name="P55"><text:span text:style-name="T75">HARUN YAHYA ON THE INTERNET</text:span></text:p>
      <text:p text:style-name="P50"/>
      <text:p text:style-name="P50"/>
      <text:p text:style-name="P11"><text:span text:style-name="T66">YOU CAN FIND ALL THE WORKS OF HARUN YAHYA ON THE INTERNET</text:span></text:p>
      <text:p text:style-name="P12"/>
      <text:p text:style-name="P11"><text:span text:style-name="T67">• Scientific refutation of Darwinism, the greatest deception of our age.</text:span></text:p>
      <text:p text:style-name="P11"><text:span text:style-name="T67">• Dozens of books including hundreds of pages of information about the signs of God's creation.</text:span></text:p>
      <text:p text:style-name="P11"><text:span text:style-name="T67">• Extremely valuable works that will guide you to think on the real aspects of life by reading the morals of the Qur'an.</text:span></text:p>
      <text:p text:style-name="P11"><text:span text:style-name="T67">• Harun Yahya's political, scientific and faith-related articles that have appeared in various magazines and newspapers around the world. </text:span></text:p>
      <text:p text:style-name="P11"><text:span text:style-name="T67">• Audio recordings and documentary videos inspired by the works of Harun Yahya. </text:span></text:p>
      <text:p text:style-name="P11"><text:span text:style-name="T67">• And many more attractive presentations...</text:span></text:p>
      <text:p text:style-name="P12"/>
      <text:p text:style-name="P63"><text:span text:style-name="T66">www.harunyahya.com</text:span></text:p>
      <text:p text:style-name="P63"><text:span text:style-name="T66">e-mail: info@harunyahya.com</text:span></text:p>
      <text:p text:style-name="P64"/>
      <text:p text:style-name="P63"><text:span text:style-name="T67">www.miraclesofthequran.com</text:span></text:p>
      <text:p text:style-name="P63"><text:span text:style-name="T67">info@miraclesofthequran.com</text:span></text:p>
      <text:p text:style-name="P64"/>
      <text:p text:style-name="P63"><text:span text:style-name="T67">www.unionoffaiths.com</text:span></text:p>
      <text:p text:style-name="P63"><text:span text:style-name="T67">e-mail: info@unionoffaiths.com</text:span></text:p>
      <text:p text:style-name="P64"/>
      <text:p text:style-name="P63"><text:span text:style-name="T67">www.perishednations.com</text:span></text:p>
      <text:p text:style-name="P63"><text:span text:style-name="T67">e-mail: info@perishednations.com</text:span></text:p>
      <text:p text:style-name="P64"/>
      <text:p text:style-name="P63"><text:span text:style-name="T67">www.jesuswillreturn.com </text:span></text:p>
      <text:p text:style-name="P63"><text:span text:style-name="T67">e-mail: info@jesuswillreturn.com</text:span></text:p>
      <text:p text:style-name="P64"/>
      <text:p text:style-name="P63"><text:span text:style-name="T67">www.islamdenouncesterrorism.com</text:span></text:p>
      <text:p text:style-name="P63"><text:span text:style-name="T67">e-mail: info@islamdenouncesterrorism.com</text:span></text:p>
      <text:p text:style-name="P64"/>
      <text:p text:style-name="P63"><text:span text:style-name="T67">www.islamdenouncesantisemitism.com</text:span></text:p>
      <text:p text:style-name="P63"><text:span text:style-name="T67">e-mail: info@islamdenouncesantisemitism.com</text:span></text:p>
      <text:p text:style-name="P64"/>
      <text:p text:style-name="P63"><text:span text:style-name="T67">www.evolutiondocumentary.com </text:span></text:p>
      <text:p text:style-name="P63"><text:span text:style-name="T67">e-mail: info@evolutiondocumentary.com</text:span></text:p>
      <text:p text:style-name="P64"/>
      <text:p text:style-name="P63"><text:span text:style-name="T67">www.endoftimes.net</text:span></text:p>
      <text:p text:style-name="P63"><text:soft-page-break/><text:span text:style-name="T67">info@endoftimes.net</text:span></text:p>
      <text:p text:style-name="P64"/>
      <text:p text:style-name="P63"><text:span text:style-name="T67">www.freebookcenter.net</text:span></text:p>
      <text:p text:style-name="P63"><text:span text:style-name="T67">e-mail:info@freebookcenter.net</text:span></text:p>
      <text:p text:style-name="P64"/>
      <text:p text:style-name="P63"><text:span text:style-name="T67">www.creationofuniverse.com</text:span></text:p>
      <text:p text:style-name="P63"><text:span text:style-name="T67">e-mail: info@creationofuniverse.com</text:span></text:p>
      <text:p text:style-name="P64"/>
      <text:p text:style-name="P63"><text:span text:style-name="T67">www.darwinismrefuted.com</text:span></text:p>
      <text:p text:style-name="P63"><text:span text:style-name="T67">e-mail: info@darwinismrefuted.com</text:span></text:p>
      <text:p text:style-name="P64"/>
      <text:p text:style-name="P63"><text:span text:style-name="T67">www.secretbeyondmatter.com </text:span></text:p>
      <text:p text:style-name="P63"><text:span text:style-name="T67">e-mail: info@secretbeyonmatter.com</text:span></text:p>
      <text:p text:style-name="P64"/>
      <text:p text:style-name="P63"><text:span text:style-name="T67">www.darwinism-watch.com</text:span></text:p>
      <text:p text:style-name="P63"><text:span text:style-name="T67">email:info@darwinism-watch.com</text:span></text:p>
      <text:p text:style-name="P64"/>
      <text:p text:style-name="P63"><text:span text:style-name="T67">wwww.evolutiondeceit.coom</text:span></text:p>
      <text:p text:style-name="P63"><text:span text:style-name="T67">e-mail: info@evolutiondeceit.com</text:span></text:p>
      <text:p text:style-name="P64"/>
      <text:p text:style-name="P63"><text:span text:style-name="T67">www.insight-magazine.com</text:span></text:p>
      <text:p text:style-name="P63"><text:span text:style-name="T67">e-mail: info@insight-magazine.com</text:span></text:p>
      <text:p text:style-name="P64"/>
      <text:p text:style-name="P65"><text:span text:style-name="T67">www.bookglobal.net</text:span><text:line-break/><text:span text:style-name="T67">e-mail: info@bookglobal.net</text:span></text:p>
      <text:p text:style-name="P64"/>
      <text:p text:style-name="P63"><text:span text:style-name="T67">www.truthsforkids.com</text:span></text:p>
      <text:p text:style-name="P63"><text:span text:style-name="T67">e-mail:info@truthsforkids.com</text:span></text:p>
      <text:p text:style-name="P64"/>
      <text:p text:style-name="P63"><text:span text:style-name="T67">www.for-children.com</text:span></text:p>
      <text:p text:style-name="P63"><text:span text:style-name="T67">e-mail:info@for-children.com</text:span></text:p>
      <text:p text:style-name="P4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ont543" svg:font-family="Font543"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ürk" svg:font-family="PalatinoTü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PalatinoTürk1" svg:font-family="PalatinoTürk"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New York1" style:font-family-asian="'New York'" style:font-family-generic-asian="system" style:font-pitch-asian="variable" style:font-size-asian="12pt" style:language-asian="zh" style:country-asian="CN" style:font-name-complex="PalatinoTürk1" style:font-family-complex="PalatinoTü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cm" fo:margin-bottom="0.106cm" loext:contextual-spacing="false" fo:keep-with-next="always"/>
      <style:text-properties fo:text-transform="uppercase" style:font-name="PalatinoTürk" fo:font-family="PalatinoTürk" style:font-family-generic="roman" style:font-pitch="variable" fo:font-size="14pt" style:font-size-asian="14pt"/>
    </style:style>
    <style:style style:name="Heading_20_2" style:display-name="Heading 2" style:family="paragraph" style:parent-style-name="Standard" style:default-outline-level="2" style:list-style-name="" style:class="text">
      <style:paragraph-properties fo:text-align="justify" style:justify-single-word="false" fo:keep-with-next="always"/>
      <style:text-properties fo:font-size="18pt" fo:font-weight="bold" style:font-size-asian="18pt" style:font-weight-asian="bold"/>
    </style:style>
    <style:style style:name="Heading_20_3" style:display-name="Heading 3" style:family="paragraph" style:parent-style-name="Standard" style:default-outline-level="3" style:list-style-name="" style:class="text">
      <style:paragraph-properties fo:text-align="justify" style:justify-single-word="false" fo:keep-with-next="always"/>
      <style:text-properties fo:color="#000000" fo:font-size="9pt" fo:font-style="italic" style:font-size-asian="9pt" style:font-style-asian="italic"/>
    </style:style>
    <style:style style:name="Normal_20_Table" style:display-name="Normal Table"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0pt" fo:language="tr" fo:country="TR" style:font-name-asian="New York1" style:font-family-asian="'New York'" style:font-family-generic-asian="system" style:font-pitch-asian="variable" style:font-size-asian="10pt" style:language-asian="tr" style:country-asian="TR" style:font-name-complex="PalatinoTürk1" style:font-family-complex="PalatinoTürk" style:font-family-generic-complex="system" style:font-pitch-complex="variable" style:font-size-complex="12pt"/>
    </style:style>
    <style:style style:name="RESİMİSMİ" style:family="paragraph" style:parent-style-name="Standard" style:default-outline-level="">
      <style:paragraph-properties fo:line-height="0.353cm" fo:text-align="center" style:justify-single-word="false"/>
      <style:text-properties fo:text-transform="uppercase" fo:color="#ffffff" style:font-name="PalatinoTürk" fo:font-family="PalatinoTürk" style:font-family-generic="roman" style:font-pitch="variable" fo:font-size="8pt" fo:font-weight="bold" style:font-size-asian="8pt" style:font-weight-asian="bold"/>
    </style:style>
    <style:style style:name="ANA_20_METIN" style:display-name="ANA METIN" style:family="paragraph" style:parent-style-name="Standard" style:default-outline-level="">
      <style:paragraph-properties fo:margin-left="0cm" fo:margin-right="0cm" fo:line-height="0.617cm" fo:text-align="justify" style:justify-single-word="false" fo:text-indent="0.801cm" style:auto-text-indent="false"/>
      <style:text-properties style:font-name="PalatinoTürk" fo:font-family="PalatinoTürk" style:font-family-generic="roman" style:font-pitch="variable" fo:font-size="11pt" style:font-size-asian="11pt"/>
    </style:style>
    <style:style style:name="AYET" style:family="paragraph" style:parent-style-name="Standard" style:default-outline-level="">
      <style:paragraph-properties fo:margin-left="0.801cm" fo:margin-right="0.499cm" fo:margin-top="0.071cm" fo:margin-bottom="0.071cm" loext:contextual-spacing="false" fo:line-height="0.564cm" fo:text-align="justify" style:justify-single-word="false" fo:text-indent="0cm" style:auto-text-indent="false"/>
      <style:text-properties style:font-name="PalatinoTürk" fo:font-family="PalatinoTürk" style:font-family-generic="roman" style:font-pitch="variable" fo:font-size="10pt" fo:font-weight="bold" style:font-size-asian="10pt" style:font-weight-asian="bold"/>
    </style:style>
    <style:style style:name="ALINTI_2a_" style:display-name="ALINTI*" style:family="paragraph" style:parent-style-name="Standard" style:default-outline-level="">
      <style:paragraph-properties fo:margin-left="0.801cm" fo:margin-right="0.3cm" fo:margin-top="0.071cm" fo:margin-bottom="0.071cm" loext:contextual-spacing="false" fo:line-height="0.564cm" fo:text-align="justify" style:justify-single-word="false" fo:text-indent="0cm" style:auto-text-indent="false"/>
      <style:text-properties style:font-name="PalatinoTürk" fo:font-family="PalatinoTürk" style:font-family-generic="roman" style:font-pitch="variable" fo:font-size="10pt" style:font-size-asian="10pt"/>
    </style:style>
    <style:style style:name="Title" style:family="paragraph" style:parent-style-name="Standard" style:default-outline-level="" style:class="chapter">
      <style:paragraph-properties fo:text-align="center" style:justify-single-word="false"/>
      <style:text-properties fo:font-size="16pt" fo:font-weight="bold" style:font-size-asian="16pt" style:font-weight-asian="bold"/>
    </style:style>
    <style:style style:name="Body_20_Text_20_2" style:display-name="Body Text 2" style:family="paragraph" style:parent-style-name="Standard" style:default-outline-level="">
      <style:paragraph-properties fo:text-align="justify" style:justify-single-word="false"/>
      <style:text-properties style:font-name="Helvetica" fo:font-family="Helvetica" style:font-family-generic="roman" style:font-pitch="variable"/>
    </style:style>
    <style:style style:name="AF.Resim_20_yazisi" style:display-name="AF.Resim yazisi" style:family="paragraph" style:parent-style-name="Heading_20_1" style:default-outline-level="">
      <style:paragraph-properties fo:line-height="0.423cm" fo:keep-with-next="always">
        <style:tab-stops>
          <style:tab-stop style:position="12.383cm"/>
        </style:tab-stops>
      </style:paragraph-properties>
      <style:text-properties style:font-name="Font543" fo:font-family="Font543" style:font-family-generic="roman" style:font-pitch="variable" fo:font-size="8pt" style:font-size-asian="8pt"/>
    </style:style>
    <style:style style:name="RESIM_20_ALTI" style:display-name="RESIM ALTI" style:family="paragraph" style:parent-style-name="Standard" style:default-outline-level="">
      <style:paragraph-properties fo:line-height="0.423cm"/>
      <style:text-properties fo:font-size="9pt" fo:font-weight="bold" style:font-size-asian="9pt" style:font-weight-asian="bold"/>
    </style:style>
    <style:style style:name="C-RESIM_20_ALTI" style:display-name="C-RESIM ALTI" style:family="paragraph" style:parent-style-name="Standard" style:default-outline-level="">
      <style:paragraph-properties fo:line-height="0.318cm"/>
      <style:text-properties fo:font-size="7pt" fo:font-weight="bold" style:font-size-asian="7pt" style:font-weight-asian="bold"/>
    </style:style>
    <style:style style:name="TANITIM" style:family="paragraph" style:parent-style-name="Standard" style:default-outline-level="">
      <style:paragraph-properties fo:line-height="0.282cm" fo:text-align="justify" style:justify-single-word="false"/>
      <style:text-properties fo:font-size="6pt" style:font-size-asian="6pt"/>
    </style:style>
    <style:style style:name="BEYAZ_20_TANITIM_20_YAZI" style:display-name="BEYAZ TANITIM YAZI" style:family="paragraph" style:parent-style-name="Standard" style:default-outline-level="">
      <style:paragraph-properties fo:line-height="0.3cm"/>
      <style:text-properties fo:font-size="6pt" style:font-size-asian="6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PERFECT DESIGN IN THE UNIVERSE IS NOT BY CHANCE</dc:title>
    <meta:initial-creator>HARUN YAHYA</meta:initial-creator>
    <meta:creation-date>2003-07-08T11:21:00</meta:creation-date>
    <dc:date>2020-07-05T01:40:58.535007315</dc:date>
    <meta:editing-cycles>6</meta:editing-cycles>
    <meta:editing-duration>PT29S</meta:editing-duration>
    <meta:generator>LibreOffice/6.4.4.2$Linux_X86_64 LibreOffice_project/523b8e55cdb4890550c54dc0a0ee2ea29d34e811</meta:generator>
    <meta:keyword>THE PERFECT DESIGN IN THE UNIVERSE IS NOT BY CHANCE</meta:keyword>
    <dc:subject>THE PERFECT DESIGN IN THE UNIVERSE IS NOT BY CHANCE</dc:subject>
    <meta:document-statistic meta:table-count="0" meta:image-count="0" meta:object-count="0" meta:page-count="72" meta:paragraph-count="631" meta:word-count="23897" meta:character-count="142952" meta:non-whitespace-character-count="119537"/>
    <meta:user-defined meta:name="Operator">A A</meta:user-defined>
  </office:meta>
</office:document-meta>
</file>